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2c4650d" officeooo:paragraph-rsid="02c4650d" style:font-weight-asian="bold" style:font-weight-complex="bold"/>
    </style:style>
    <style:style style:name="P152" style:family="paragraph" style:parent-style-name="Standard">
      <style:text-properties fo:font-weight="bold" officeooo:rsid="02c4650d" officeooo:paragraph-rsid="02c7ba0c" style:font-weight-asian="bold" style:font-weight-complex="bold"/>
    </style:style>
    <style:style style:name="P153" style:family="paragraph" style:parent-style-name="Standard">
      <style:text-properties fo:font-weight="bold" officeooo:rsid="002f8f50" officeooo:paragraph-rsid="00b81b72" fo:background-color="#ffff00" style:font-weight-asian="bold" style:font-weight-complex="bold"/>
    </style:style>
    <style:style style:name="P154" style:family="paragraph" style:parent-style-name="Standard">
      <style:text-properties fo:font-weight="bold" officeooo:rsid="01788a8d" officeooo:paragraph-rsid="01788a8d" fo:background-color="#ffff00" style:font-weight-asian="bold" style:font-weight-complex="bold"/>
    </style:style>
    <style:style style:name="P155" style:family="paragraph" style:parent-style-name="Standard">
      <style:text-properties officeooo:rsid="004494e4" officeooo:paragraph-rsid="004494e4"/>
    </style:style>
    <style:style style:name="P156" style:family="paragraph" style:parent-style-name="Standard">
      <style:text-properties officeooo:rsid="0045f1b8" officeooo:paragraph-rsid="0045f1b8"/>
    </style:style>
    <style:style style:name="P157" style:family="paragraph" style:parent-style-name="Standard">
      <style:text-properties fo:font-weight="normal" officeooo:rsid="003b59fc" officeooo:paragraph-rsid="003b59fc" fo:background-color="#ffffff" style:font-weight-asian="normal" style:font-weight-complex="normal"/>
    </style:style>
    <style:style style:name="P158" style:family="paragraph" style:parent-style-name="Standard">
      <style:text-properties fo:font-weight="normal" officeooo:rsid="003b59fc" officeooo:paragraph-rsid="02a286ac" fo:background-color="#ffffff" style:font-weight-asian="normal" style:font-weight-complex="normal"/>
    </style:style>
    <style:style style:name="P159" style:family="paragraph" style:parent-style-name="Standard">
      <style:text-properties fo:font-weight="normal" officeooo:rsid="00922fc3" officeooo:paragraph-rsid="00922fc3" fo:background-color="#ffffff" style:font-weight-asian="normal" style:font-weight-complex="normal"/>
    </style:style>
    <style:style style:name="P160" style:family="paragraph" style:parent-style-name="Standard">
      <style:text-properties fo:font-weight="normal" officeooo:rsid="00b63ca6" officeooo:paragraph-rsid="00b63ca6" fo:background-color="#ffffff" style:font-weight-asian="normal" style:font-weight-complex="normal"/>
    </style:style>
    <style:style style:name="P161" style:family="paragraph" style:parent-style-name="Standard">
      <style:text-properties fo:font-weight="normal" officeooo:rsid="01788a8d" officeooo:paragraph-rsid="01788a8d" fo:background-color="#ffffff" style:font-weight-asian="normal" style:font-weight-complex="normal"/>
    </style:style>
    <style:style style:name="P162" style:family="paragraph" style:parent-style-name="Standard">
      <style:text-properties fo:font-weight="normal" officeooo:rsid="01953da9" officeooo:paragraph-rsid="01953da9" fo:background-color="#ffffff" style:font-weight-asian="normal" style:font-weight-complex="normal"/>
    </style:style>
    <style:style style:name="P163" style:family="paragraph" style:parent-style-name="Standard">
      <style:text-properties fo:font-weight="normal" officeooo:rsid="003db814" officeooo:paragraph-rsid="003db814" fo:background-color="#ffffff" style:font-weight-asian="normal" style:font-weight-complex="normal"/>
    </style:style>
    <style:style style:name="P164" style:family="paragraph" style:parent-style-name="Standard">
      <style:text-properties fo:font-weight="normal" officeooo:rsid="02a22be3" officeooo:paragraph-rsid="02a22be3" fo:background-color="#ffffff" style:font-weight-asian="normal" style:font-weight-complex="normal"/>
    </style:style>
    <style:style style:name="P165" style:family="paragraph" style:parent-style-name="Standard">
      <style:text-properties fo:font-weight="normal" officeooo:rsid="02a27283" officeooo:paragraph-rsid="02a27283" fo:background-color="#ffffff" style:font-weight-asian="normal" style:font-weight-complex="normal"/>
    </style:style>
    <style:style style:name="P166" style:family="paragraph" style:parent-style-name="Standard">
      <style:text-properties fo:font-weight="normal" officeooo:rsid="02a286ac" officeooo:paragraph-rsid="02a286ac" fo:background-color="#ffffff" style:font-weight-asian="normal" style:font-weight-complex="normal"/>
    </style:style>
    <style:style style:name="P167" style:family="paragraph" style:parent-style-name="Standard">
      <style:text-properties fo:font-weight="normal" officeooo:rsid="003f8f69" officeooo:paragraph-rsid="003f8f69" fo:background-color="#ffff99" style:font-weight-asian="normal" style:font-weight-complex="normal"/>
    </style:style>
    <style:style style:name="P168" style:family="paragraph" style:parent-style-name="Standard">
      <style:text-properties fo:font-weight="normal" officeooo:rsid="023c0cee" officeooo:paragraph-rsid="023c0cee" style:font-weight-asian="normal" style:font-weight-complex="normal"/>
    </style:style>
    <style:style style:name="P169" style:family="paragraph" style:parent-style-name="Standard">
      <style:text-properties fo:font-weight="normal" officeooo:rsid="023c48ba" officeooo:paragraph-rsid="023c48ba" style:font-weight-asian="normal" style:font-weight-complex="normal"/>
    </style:style>
    <style:style style:name="P170" style:family="paragraph" style:parent-style-name="Standard">
      <style:text-properties fo:font-weight="normal" officeooo:rsid="024225ee" officeooo:paragraph-rsid="024225ee" style:font-weight-asian="normal" style:font-weight-complex="normal"/>
    </style:style>
    <style:style style:name="P171" style:family="paragraph" style:parent-style-name="Standard">
      <style:text-properties fo:font-weight="normal" officeooo:rsid="024e3d20" officeooo:paragraph-rsid="024e3d20" style:font-weight-asian="normal" style:font-weight-complex="normal"/>
    </style:style>
    <style:style style:name="P172" style:family="paragraph" style:parent-style-name="Standard">
      <style:text-properties fo:font-weight="normal" officeooo:rsid="024e4afe" officeooo:paragraph-rsid="024e4afe" style:font-weight-asian="normal" style:font-weight-complex="normal"/>
    </style:style>
    <style:style style:name="P173" style:family="paragraph" style:parent-style-name="Standard">
      <style:text-properties fo:font-weight="normal" officeooo:rsid="024e4afe" officeooo:paragraph-rsid="0250313c" style:font-weight-asian="normal" style:font-weight-complex="normal"/>
    </style:style>
    <style:style style:name="P174" style:family="paragraph" style:parent-style-name="Standard">
      <style:text-properties fo:font-weight="normal" officeooo:rsid="024fb9d8" officeooo:paragraph-rsid="024fb9d8" style:font-weight-asian="normal" style:font-weight-complex="normal"/>
    </style:style>
    <style:style style:name="P175" style:family="paragraph" style:parent-style-name="Standard">
      <style:text-properties fo:font-weight="normal" officeooo:rsid="02512d6c" officeooo:paragraph-rsid="02512d6c" style:font-weight-asian="normal" style:font-weight-complex="normal"/>
    </style:style>
    <style:style style:name="P176" style:family="paragraph" style:parent-style-name="Standard">
      <style:text-properties fo:font-weight="normal" officeooo:rsid="0252c168" officeooo:paragraph-rsid="0252c168" style:font-weight-asian="normal" style:font-weight-complex="normal"/>
    </style:style>
    <style:style style:name="P177" style:family="paragraph" style:parent-style-name="Standard">
      <style:text-properties fo:font-weight="normal" officeooo:rsid="0252cc24" officeooo:paragraph-rsid="0252cc24" style:font-weight-asian="normal" style:font-weight-complex="normal"/>
    </style:style>
    <style:style style:name="P178" style:family="paragraph" style:parent-style-name="Standard">
      <style:text-properties fo:font-weight="normal" officeooo:rsid="0289062c" officeooo:paragraph-rsid="0289062c" style:font-weight-asian="normal" style:font-weight-complex="normal"/>
    </style:style>
    <style:style style:name="P179" style:family="paragraph" style:parent-style-name="Standard">
      <style:text-properties fo:font-weight="normal" officeooo:rsid="0289f1ac" officeooo:paragraph-rsid="0289f1ac" style:font-weight-asian="normal" style:font-weight-complex="normal"/>
    </style:style>
    <style:style style:name="P180" style:family="paragraph" style:parent-style-name="Standard">
      <style:text-properties fo:font-weight="normal" officeooo:rsid="029e4ff6" officeooo:paragraph-rsid="029e4ff6" style:font-weight-asian="normal" style:font-weight-complex="normal"/>
    </style:style>
    <style:style style:name="P181" style:family="paragraph" style:parent-style-name="Standard">
      <style:text-properties fo:font-weight="normal" officeooo:rsid="029ecc13" officeooo:paragraph-rsid="029ecc13" style:font-weight-asian="normal" style:font-weight-complex="normal"/>
    </style:style>
    <style:style style:name="P182" style:family="paragraph" style:parent-style-name="Standard">
      <style:text-properties fo:font-weight="normal" officeooo:rsid="023c48ba" officeooo:paragraph-rsid="023c48ba" fo:background-color="#ffff00" style:font-weight-asian="normal" style:font-weight-complex="normal"/>
    </style:style>
    <style:style style:name="P183" style:family="paragraph" style:parent-style-name="Standard">
      <style:text-properties fo:font-weight="normal" officeooo:rsid="024e3d20" officeooo:paragraph-rsid="024e3d20" fo:background-color="#ffff00" style:font-weight-asian="normal" style:font-weight-complex="normal"/>
    </style:style>
    <style:style style:name="P184" style:family="paragraph" style:parent-style-name="Standard">
      <style:text-properties fo:font-weight="normal" officeooo:rsid="024e4afe" officeooo:paragraph-rsid="024e4afe" fo:background-color="#ffff00" style:font-weight-asian="normal" style:font-weight-complex="normal"/>
    </style:style>
    <style:style style:name="P185" style:family="paragraph" style:parent-style-name="Standard">
      <style:text-properties fo:font-weight="normal" officeooo:rsid="02512d6c" officeooo:paragraph-rsid="02512d6c" fo:background-color="#ffff00" style:font-weight-asian="normal" style:font-weight-complex="normal"/>
    </style:style>
    <style:style style:name="P186" style:family="paragraph" style:parent-style-name="Standard">
      <style:text-properties fo:font-weight="normal" officeooo:rsid="0252c168" officeooo:paragraph-rsid="0252c168" fo:background-color="#ffff00" style:font-weight-asian="normal" style:font-weight-complex="normal"/>
    </style:style>
    <style:style style:name="P187" style:family="paragraph" style:parent-style-name="Standard">
      <style:text-properties fo:font-weight="normal" officeooo:rsid="0289062c" officeooo:paragraph-rsid="0289062c" fo:background-color="#ffff00" style:font-weight-asian="normal" style:font-weight-complex="normal"/>
    </style:style>
    <style:style style:name="P188" style:family="paragraph" style:parent-style-name="Standard">
      <style:text-properties fo:font-weight="normal" officeooo:rsid="029e4ff6" officeooo:paragraph-rsid="029e4ff6" fo:background-color="#ffff00" style:font-weight-asian="normal" style:font-weight-complex="normal"/>
    </style:style>
    <style:style style:name="P189" style:family="paragraph" style:parent-style-name="Standard">
      <style:text-properties fo:font-weight="normal" officeooo:rsid="02a22be3" officeooo:paragraph-rsid="02a22be3" fo:background-color="#ffff00" style:font-weight-asian="normal" style:font-weight-complex="normal"/>
    </style:style>
    <style:style style:name="P190" style:family="paragraph" style:parent-style-name="Standard">
      <style:text-properties officeooo:rsid="001cf2fc" officeooo:paragraph-rsid="001cf2fc"/>
    </style:style>
    <style:style style:name="P191" style:family="paragraph" style:parent-style-name="Standard">
      <style:text-properties officeooo:rsid="00484775" officeooo:paragraph-rsid="00484775"/>
    </style:style>
    <style:style style:name="P192" style:family="paragraph" style:parent-style-name="Standard">
      <style:text-properties officeooo:rsid="004a716d" officeooo:paragraph-rsid="004a716d"/>
    </style:style>
    <style:style style:name="P193" style:family="paragraph" style:parent-style-name="Standard">
      <style:text-properties officeooo:rsid="004bb3e8" officeooo:paragraph-rsid="004bb3e8"/>
    </style:style>
    <style:style style:name="P194" style:family="paragraph" style:parent-style-name="Standard">
      <style:text-properties officeooo:rsid="004d00ab" officeooo:paragraph-rsid="004d00ab"/>
    </style:style>
    <style:style style:name="P195" style:family="paragraph" style:parent-style-name="Standard">
      <style:text-properties officeooo:rsid="004d721e" officeooo:paragraph-rsid="004d721e"/>
    </style:style>
    <style:style style:name="P196" style:family="paragraph" style:parent-style-name="Standard">
      <style:text-properties officeooo:rsid="0054368c" officeooo:paragraph-rsid="0054368c"/>
    </style:style>
    <style:style style:name="P197" style:family="paragraph" style:parent-style-name="Standard">
      <style:text-properties officeooo:rsid="0056f780" officeooo:paragraph-rsid="0056f780"/>
    </style:style>
    <style:style style:name="P198" style:family="paragraph" style:parent-style-name="Standard">
      <style:text-properties officeooo:rsid="00577f7a" officeooo:paragraph-rsid="00577f7a"/>
    </style:style>
    <style:style style:name="P199" style:family="paragraph" style:parent-style-name="Standard">
      <style:text-properties officeooo:rsid="005e8fc6" officeooo:paragraph-rsid="005e8fc6"/>
    </style:style>
    <style:style style:name="P200" style:family="paragraph" style:parent-style-name="Standard">
      <style:text-properties officeooo:rsid="00626fe8" officeooo:paragraph-rsid="00626fe8"/>
    </style:style>
    <style:style style:name="P201" style:family="paragraph" style:parent-style-name="Standard">
      <style:text-properties officeooo:rsid="0063f3eb" officeooo:paragraph-rsid="0063f3eb"/>
    </style:style>
    <style:style style:name="P202" style:family="paragraph" style:parent-style-name="Standard">
      <style:text-properties officeooo:rsid="0063f3eb" officeooo:paragraph-rsid="0065f239"/>
    </style:style>
    <style:style style:name="P203" style:family="paragraph" style:parent-style-name="Standard">
      <style:text-properties officeooo:rsid="00645bbd" officeooo:paragraph-rsid="00645bbd"/>
    </style:style>
    <style:style style:name="P204" style:family="paragraph" style:parent-style-name="Standard">
      <style:text-properties officeooo:rsid="00645bbd" officeooo:paragraph-rsid="006ab99a"/>
    </style:style>
    <style:style style:name="P205" style:family="paragraph" style:parent-style-name="Standard">
      <style:text-properties officeooo:rsid="0065f239" officeooo:paragraph-rsid="0065f239"/>
    </style:style>
    <style:style style:name="P206" style:family="paragraph" style:parent-style-name="Standard">
      <style:text-properties officeooo:rsid="006ac366" officeooo:paragraph-rsid="006ac366"/>
    </style:style>
    <style:style style:name="P207" style:family="paragraph" style:parent-style-name="Standard">
      <style:text-properties officeooo:rsid="006ac366" officeooo:paragraph-rsid="007ce0ba"/>
    </style:style>
    <style:style style:name="P208" style:family="paragraph" style:parent-style-name="Standard">
      <style:text-properties officeooo:rsid="006ac366" officeooo:paragraph-rsid="007e92a9"/>
    </style:style>
    <style:style style:name="P209" style:family="paragraph" style:parent-style-name="Standard">
      <style:text-properties officeooo:rsid="00645bbd" officeooo:paragraph-rsid="006ac366" fo:background-color="#ff9900"/>
    </style:style>
    <style:style style:name="P210" style:family="paragraph" style:parent-style-name="Standard">
      <style:text-properties officeooo:rsid="006e8111" officeooo:paragraph-rsid="006e8111"/>
    </style:style>
    <style:style style:name="P211" style:family="paragraph" style:parent-style-name="Standard">
      <style:text-properties officeooo:rsid="007c2ec6" officeooo:paragraph-rsid="007c2ec6"/>
    </style:style>
    <style:style style:name="P212" style:family="paragraph" style:parent-style-name="Standard">
      <style:text-properties officeooo:rsid="007ce0ba" officeooo:paragraph-rsid="007ce0ba"/>
    </style:style>
    <style:style style:name="P213" style:family="paragraph" style:parent-style-name="Standard">
      <style:text-properties officeooo:rsid="007e92a9" officeooo:paragraph-rsid="007e92a9"/>
    </style:style>
    <style:style style:name="P214" style:family="paragraph" style:parent-style-name="Standard">
      <style:text-properties officeooo:rsid="007f0208" officeooo:paragraph-rsid="007f0208"/>
    </style:style>
    <style:style style:name="P215" style:family="paragraph" style:parent-style-name="Standard">
      <style:text-properties officeooo:rsid="008025d0" officeooo:paragraph-rsid="008025d0"/>
    </style:style>
    <style:style style:name="P216" style:family="paragraph" style:parent-style-name="Standard">
      <style:text-properties officeooo:rsid="00811ac1" officeooo:paragraph-rsid="00811ac1"/>
    </style:style>
    <style:style style:name="P217" style:family="paragraph" style:parent-style-name="Standard">
      <style:text-properties officeooo:rsid="008252f1" officeooo:paragraph-rsid="008252f1"/>
    </style:style>
    <style:style style:name="P218" style:family="paragraph" style:parent-style-name="Standard">
      <style:text-properties officeooo:rsid="00846ccc" officeooo:paragraph-rsid="00846ccc"/>
    </style:style>
    <style:style style:name="P219" style:family="paragraph" style:parent-style-name="Standard">
      <style:text-properties officeooo:rsid="00859ffb" officeooo:paragraph-rsid="00859ffb"/>
    </style:style>
    <style:style style:name="P220" style:family="paragraph" style:parent-style-name="Standard">
      <style:text-properties officeooo:rsid="00886e51" officeooo:paragraph-rsid="00886e51"/>
    </style:style>
    <style:style style:name="P221" style:family="paragraph" style:parent-style-name="Standard">
      <style:text-properties officeooo:rsid="0088a3df" officeooo:paragraph-rsid="0088a3df"/>
    </style:style>
    <style:style style:name="P222" style:family="paragraph" style:parent-style-name="Standard">
      <style:text-properties officeooo:rsid="0089ab38" officeooo:paragraph-rsid="0089ab38"/>
    </style:style>
    <style:style style:name="P223" style:family="paragraph" style:parent-style-name="Standard">
      <style:text-properties officeooo:rsid="008a1683" officeooo:paragraph-rsid="008a1683"/>
    </style:style>
    <style:style style:name="P224" style:family="paragraph" style:parent-style-name="Standard">
      <style:text-properties officeooo:rsid="008c1557" officeooo:paragraph-rsid="008c1557"/>
    </style:style>
    <style:style style:name="P225" style:family="paragraph" style:parent-style-name="Standard">
      <style:text-properties officeooo:rsid="008d0254" officeooo:paragraph-rsid="008d0254"/>
    </style:style>
    <style:style style:name="P226" style:family="paragraph" style:parent-style-name="Standard">
      <style:text-properties officeooo:rsid="008ec965" officeooo:paragraph-rsid="008ec965"/>
    </style:style>
    <style:style style:name="P227" style:family="paragraph" style:parent-style-name="Standard">
      <style:text-properties officeooo:rsid="0090bb82" officeooo:paragraph-rsid="0090bb82"/>
    </style:style>
    <style:style style:name="P228" style:family="paragraph" style:parent-style-name="Standard">
      <style:text-properties officeooo:rsid="0092030b" officeooo:paragraph-rsid="0092030b"/>
    </style:style>
    <style:style style:name="P229" style:family="paragraph" style:parent-style-name="Standard">
      <style:text-properties officeooo:rsid="0099832e" officeooo:paragraph-rsid="0099832e"/>
    </style:style>
    <style:style style:name="P230" style:family="paragraph" style:parent-style-name="Standard">
      <style:text-properties officeooo:rsid="009b2445" officeooo:paragraph-rsid="009b2445"/>
    </style:style>
    <style:style style:name="P231" style:family="paragraph" style:parent-style-name="Standard">
      <style:text-properties officeooo:rsid="009dd285" officeooo:paragraph-rsid="009dd285"/>
    </style:style>
    <style:style style:name="P232" style:family="paragraph" style:parent-style-name="Standard">
      <style:text-properties officeooo:rsid="009e33ae" officeooo:paragraph-rsid="009e33ae"/>
    </style:style>
    <style:style style:name="P233" style:family="paragraph" style:parent-style-name="Standard">
      <style:text-properties officeooo:rsid="00a9a6fd" officeooo:paragraph-rsid="00a9a6fd"/>
    </style:style>
    <style:style style:name="P234" style:family="paragraph" style:parent-style-name="Standard">
      <style:text-properties officeooo:rsid="00ab0bd0" officeooo:paragraph-rsid="00ab0bd0"/>
    </style:style>
    <style:style style:name="P235" style:family="paragraph" style:parent-style-name="Standard">
      <style:text-properties officeooo:rsid="00ad017c" officeooo:paragraph-rsid="00ad017c"/>
    </style:style>
    <style:style style:name="P236" style:family="paragraph" style:parent-style-name="Standard">
      <style:text-properties officeooo:rsid="0082af9a" officeooo:paragraph-rsid="0082af9a"/>
    </style:style>
    <style:style style:name="P237" style:family="paragraph" style:parent-style-name="Standard">
      <style:text-properties officeooo:rsid="00ae386d" officeooo:paragraph-rsid="00ae386d"/>
    </style:style>
    <style:style style:name="P238" style:family="paragraph" style:parent-style-name="Standard">
      <style:text-properties officeooo:rsid="00ae4694" officeooo:paragraph-rsid="00ae4694"/>
    </style:style>
    <style:style style:name="P239" style:family="paragraph" style:parent-style-name="Standard">
      <style:text-properties officeooo:rsid="00b006b0" officeooo:paragraph-rsid="00b006b0"/>
    </style:style>
    <style:style style:name="P240" style:family="paragraph" style:parent-style-name="Standard">
      <style:text-properties officeooo:rsid="00b0b48c" officeooo:paragraph-rsid="00b0b48c"/>
    </style:style>
    <style:style style:name="P241" style:family="paragraph" style:parent-style-name="Standard">
      <style:text-properties officeooo:rsid="00b0b48c" officeooo:paragraph-rsid="00b240eb"/>
    </style:style>
    <style:style style:name="P242" style:family="paragraph" style:parent-style-name="Standard">
      <style:text-properties officeooo:rsid="00b17e6e" officeooo:paragraph-rsid="00b17e6e"/>
    </style:style>
    <style:style style:name="P243" style:family="paragraph" style:parent-style-name="Standard">
      <style:text-properties officeooo:rsid="00306fe6" officeooo:paragraph-rsid="00b81b72"/>
    </style:style>
    <style:style style:name="P244" style:family="paragraph" style:parent-style-name="Standard">
      <style:text-properties officeooo:rsid="00306fe6" officeooo:paragraph-rsid="01325897"/>
    </style:style>
    <style:style style:name="P245" style:family="paragraph" style:parent-style-name="Standard">
      <style:text-properties officeooo:rsid="002f8f50" officeooo:paragraph-rsid="00b81b72"/>
    </style:style>
    <style:style style:name="P246" style:family="paragraph" style:parent-style-name="Standard">
      <style:text-properties officeooo:rsid="0030988a" officeooo:paragraph-rsid="00b81b72"/>
    </style:style>
    <style:style style:name="P247" style:family="paragraph" style:parent-style-name="Standard">
      <style:text-properties officeooo:rsid="00bcf31f" officeooo:paragraph-rsid="00bcf31f"/>
    </style:style>
    <style:style style:name="P248" style:family="paragraph" style:parent-style-name="Standard">
      <style:text-properties officeooo:rsid="00bf4141" officeooo:paragraph-rsid="00bf4141"/>
    </style:style>
    <style:style style:name="P249" style:family="paragraph" style:parent-style-name="Standard">
      <style:text-properties officeooo:rsid="00c067cd" officeooo:paragraph-rsid="00c067cd"/>
    </style:style>
    <style:style style:name="P250" style:family="paragraph" style:parent-style-name="Standard">
      <style:text-properties officeooo:rsid="00c2220a" officeooo:paragraph-rsid="00c2220a"/>
    </style:style>
    <style:style style:name="P251" style:family="paragraph" style:parent-style-name="Standard">
      <style:text-properties officeooo:rsid="00c68337" officeooo:paragraph-rsid="00c68337"/>
    </style:style>
    <style:style style:name="P252" style:family="paragraph" style:parent-style-name="Standard">
      <style:text-properties officeooo:rsid="00c7737b" officeooo:paragraph-rsid="00c7737b"/>
    </style:style>
    <style:style style:name="P253" style:family="paragraph" style:parent-style-name="Standard">
      <style:text-properties officeooo:rsid="00c80a48" officeooo:paragraph-rsid="00c80a48"/>
    </style:style>
    <style:style style:name="P254" style:family="paragraph" style:parent-style-name="Standard">
      <style:text-properties officeooo:rsid="00c80fad" officeooo:paragraph-rsid="00c80fad"/>
    </style:style>
    <style:style style:name="P255" style:family="paragraph" style:parent-style-name="Standard">
      <style:text-properties officeooo:rsid="00cb16e9" officeooo:paragraph-rsid="00cb16e9"/>
    </style:style>
    <style:style style:name="P256" style:family="paragraph" style:parent-style-name="Standard">
      <style:text-properties officeooo:rsid="00d48cb6" officeooo:paragraph-rsid="00d48cb6"/>
    </style:style>
    <style:style style:name="P257" style:family="paragraph" style:parent-style-name="Standard">
      <style:text-properties officeooo:rsid="00d799d4" officeooo:paragraph-rsid="00d799d4"/>
    </style:style>
    <style:style style:name="P258" style:family="paragraph" style:parent-style-name="Standard">
      <style:text-properties officeooo:rsid="00d82e4d" officeooo:paragraph-rsid="00d82e4d"/>
    </style:style>
    <style:style style:name="P259" style:family="paragraph" style:parent-style-name="Standard">
      <style:text-properties officeooo:rsid="00d06940" officeooo:paragraph-rsid="00d06940"/>
    </style:style>
    <style:style style:name="P260" style:family="paragraph" style:parent-style-name="Standard">
      <style:text-properties officeooo:rsid="00d06940" officeooo:paragraph-rsid="00a07211"/>
    </style:style>
    <style:style style:name="P261" style:family="paragraph" style:parent-style-name="Standard">
      <style:text-properties officeooo:rsid="00d06940" officeooo:paragraph-rsid="016ae8a2"/>
    </style:style>
    <style:style style:name="P262" style:family="paragraph" style:parent-style-name="Standard">
      <style:text-properties officeooo:rsid="00e3e2ab" officeooo:paragraph-rsid="00e3e2ab"/>
    </style:style>
    <style:style style:name="P263" style:family="paragraph" style:parent-style-name="Standard">
      <style:text-properties officeooo:rsid="00e5ecba" officeooo:paragraph-rsid="00e5ecba"/>
    </style:style>
    <style:style style:name="P264" style:family="paragraph" style:parent-style-name="Standard">
      <style:text-properties officeooo:rsid="00e60b13" officeooo:paragraph-rsid="00e60b13"/>
    </style:style>
    <style:style style:name="P265" style:family="paragraph" style:parent-style-name="Standard">
      <style:text-properties officeooo:rsid="00edd359" officeooo:paragraph-rsid="00edd359"/>
    </style:style>
    <style:style style:name="P266" style:family="paragraph" style:parent-style-name="Standard">
      <style:text-properties officeooo:rsid="00fba9cc" officeooo:paragraph-rsid="00fba9cc"/>
    </style:style>
    <style:style style:name="P267" style:family="paragraph" style:parent-style-name="Standard">
      <style:text-properties officeooo:rsid="00fcb8b6" officeooo:paragraph-rsid="00fcb8b6"/>
    </style:style>
    <style:style style:name="P268" style:family="paragraph" style:parent-style-name="Standard">
      <style:text-properties officeooo:rsid="010046e1" officeooo:paragraph-rsid="010046e1"/>
    </style:style>
    <style:style style:name="P269" style:family="paragraph" style:parent-style-name="Standard">
      <style:text-properties officeooo:rsid="01007bee" officeooo:paragraph-rsid="01007bee"/>
    </style:style>
    <style:style style:name="P270" style:family="paragraph" style:parent-style-name="Standard">
      <style:text-properties officeooo:rsid="0103eaf0" officeooo:paragraph-rsid="0103eaf0"/>
    </style:style>
    <style:style style:name="P271" style:family="paragraph" style:parent-style-name="Standard">
      <style:text-properties officeooo:rsid="01042e48" officeooo:paragraph-rsid="01042e48"/>
    </style:style>
    <style:style style:name="P272" style:family="paragraph" style:parent-style-name="Standard">
      <style:text-properties officeooo:rsid="01042e48" officeooo:paragraph-rsid="0105943f"/>
    </style:style>
    <style:style style:name="P273" style:family="paragraph" style:parent-style-name="Standard">
      <style:text-properties officeooo:rsid="01045a3f" officeooo:paragraph-rsid="01045a3f"/>
    </style:style>
    <style:style style:name="P274" style:family="paragraph" style:parent-style-name="Standard">
      <style:text-properties officeooo:rsid="010689e8" officeooo:paragraph-rsid="010689e8"/>
    </style:style>
    <style:style style:name="P275" style:family="paragraph" style:parent-style-name="Standard">
      <style:text-properties officeooo:rsid="01079d22" officeooo:paragraph-rsid="01079d22"/>
    </style:style>
    <style:style style:name="P276" style:family="paragraph" style:parent-style-name="Standard">
      <style:text-properties officeooo:rsid="0109af02" officeooo:paragraph-rsid="0109af02"/>
    </style:style>
    <style:style style:name="P277" style:family="paragraph" style:parent-style-name="Standard">
      <style:text-properties officeooo:rsid="010b452c" officeooo:paragraph-rsid="010b452c"/>
    </style:style>
    <style:style style:name="P278" style:family="paragraph" style:parent-style-name="Standard">
      <style:text-properties officeooo:rsid="011083dc" officeooo:paragraph-rsid="0089ab38"/>
    </style:style>
    <style:style style:name="P279" style:family="paragraph" style:parent-style-name="Standard">
      <style:text-properties officeooo:rsid="011a73d9" officeooo:paragraph-rsid="011a73d9"/>
    </style:style>
    <style:style style:name="P280" style:family="paragraph" style:parent-style-name="Standard">
      <style:text-properties officeooo:rsid="011d93c9" officeooo:paragraph-rsid="011d93c9"/>
    </style:style>
    <style:style style:name="P281" style:family="paragraph" style:parent-style-name="Standard">
      <style:text-properties officeooo:rsid="0120000d" officeooo:paragraph-rsid="0120000d"/>
    </style:style>
    <style:style style:name="P282" style:family="paragraph" style:parent-style-name="Standard">
      <style:text-properties officeooo:rsid="0120c350" officeooo:paragraph-rsid="0120c350"/>
    </style:style>
    <style:style style:name="P283" style:family="paragraph" style:parent-style-name="Standard">
      <style:text-properties officeooo:rsid="0127dd17" officeooo:paragraph-rsid="0127dd17"/>
    </style:style>
    <style:style style:name="P284" style:family="paragraph" style:parent-style-name="Standard">
      <style:text-properties officeooo:rsid="013d117a" officeooo:paragraph-rsid="013d117a"/>
    </style:style>
    <style:style style:name="P285" style:family="paragraph" style:parent-style-name="Standard">
      <style:text-properties officeooo:rsid="0142d79a" officeooo:paragraph-rsid="0142d79a"/>
    </style:style>
    <style:style style:name="P286" style:family="paragraph" style:parent-style-name="Standard">
      <style:text-properties officeooo:rsid="01530a80" officeooo:paragraph-rsid="0153fd44"/>
    </style:style>
    <style:style style:name="P287" style:family="paragraph" style:parent-style-name="Standard">
      <style:text-properties officeooo:rsid="0153fd44" officeooo:paragraph-rsid="01530a80"/>
    </style:style>
    <style:style style:name="P288" style:family="paragraph" style:parent-style-name="Standard">
      <style:text-properties officeooo:rsid="0153fd44" officeooo:paragraph-rsid="0153fd44"/>
    </style:style>
    <style:style style:name="P289" style:family="paragraph" style:parent-style-name="Standard">
      <style:text-properties officeooo:rsid="01575812" officeooo:paragraph-rsid="01575812"/>
    </style:style>
    <style:style style:name="P290" style:family="paragraph" style:parent-style-name="Standard">
      <style:text-properties officeooo:rsid="0168f96f" officeooo:paragraph-rsid="0168f96f"/>
    </style:style>
    <style:style style:name="P291" style:family="paragraph" style:parent-style-name="Standard">
      <style:text-properties officeooo:rsid="0168f96f" officeooo:paragraph-rsid="01575812"/>
    </style:style>
    <style:style style:name="P292" style:family="paragraph" style:parent-style-name="Standard">
      <style:text-properties officeooo:rsid="00ccaa06" officeooo:paragraph-rsid="009e33ae"/>
    </style:style>
    <style:style style:name="P293" style:family="paragraph" style:parent-style-name="Standard">
      <style:text-properties officeooo:rsid="016d2e60" officeooo:paragraph-rsid="016d2e60"/>
    </style:style>
    <style:style style:name="P294" style:family="paragraph" style:parent-style-name="Standard">
      <style:text-properties officeooo:rsid="016d381f" officeooo:paragraph-rsid="016d381f"/>
    </style:style>
    <style:style style:name="P295" style:family="paragraph" style:parent-style-name="Standard">
      <style:text-properties officeooo:rsid="016eaab1" officeooo:paragraph-rsid="016eaab1"/>
    </style:style>
    <style:style style:name="P296" style:family="paragraph" style:parent-style-name="Standard">
      <style:text-properties officeooo:rsid="01700410" officeooo:paragraph-rsid="01700410"/>
    </style:style>
    <style:style style:name="P297" style:family="paragraph" style:parent-style-name="Standard">
      <style:text-properties officeooo:rsid="0171f54d" officeooo:paragraph-rsid="0171f54d"/>
    </style:style>
    <style:style style:name="P298"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9" style:family="paragraph" style:parent-style-name="Standard">
      <style:text-properties officeooo:rsid="01546516" officeooo:paragraph-rsid="01546516"/>
    </style:style>
    <style:style style:name="P300" style:family="paragraph" style:parent-style-name="Standard">
      <style:text-properties officeooo:rsid="017f4999" officeooo:paragraph-rsid="017f4999"/>
    </style:style>
    <style:style style:name="P301" style:family="paragraph" style:parent-style-name="Standard">
      <style:text-properties officeooo:rsid="017f59df" officeooo:paragraph-rsid="017f59df"/>
    </style:style>
    <style:style style:name="P302" style:family="paragraph" style:parent-style-name="Standard">
      <style:text-properties officeooo:rsid="018261d8" officeooo:paragraph-rsid="018261d8"/>
    </style:style>
    <style:style style:name="P303" style:family="paragraph" style:parent-style-name="Standard">
      <style:text-properties officeooo:rsid="018452b6" officeooo:paragraph-rsid="018452b6"/>
    </style:style>
    <style:style style:name="P304" style:family="paragraph" style:parent-style-name="Standard">
      <style:text-properties officeooo:rsid="01866c6c" officeooo:paragraph-rsid="01866c6c"/>
    </style:style>
    <style:style style:name="P305" style:family="paragraph" style:parent-style-name="Standard">
      <style:text-properties officeooo:rsid="0188c8ed" officeooo:paragraph-rsid="0188c8ed"/>
    </style:style>
    <style:style style:name="P306" style:family="paragraph" style:parent-style-name="Standard">
      <style:text-properties officeooo:rsid="01895bd2" officeooo:paragraph-rsid="017592c3"/>
    </style:style>
    <style:style style:name="P307" style:family="paragraph" style:parent-style-name="Standard">
      <style:text-properties officeooo:rsid="017ca786" officeooo:paragraph-rsid="015f508c"/>
    </style:style>
    <style:style style:name="P308" style:family="paragraph" style:parent-style-name="Standard">
      <style:text-properties officeooo:rsid="018a0337" officeooo:paragraph-rsid="018a0337"/>
    </style:style>
    <style:style style:name="P309" style:family="paragraph" style:parent-style-name="Standard">
      <style:text-properties officeooo:rsid="018e4a42" officeooo:paragraph-rsid="018e4a42"/>
    </style:style>
    <style:style style:name="P310" style:family="paragraph" style:parent-style-name="Standard">
      <style:text-properties officeooo:rsid="018fdbe1" officeooo:paragraph-rsid="018fdbe1"/>
    </style:style>
    <style:style style:name="P311" style:family="paragraph" style:parent-style-name="Standard">
      <style:text-properties officeooo:rsid="0194158c" officeooo:paragraph-rsid="0194158c"/>
    </style:style>
    <style:style style:name="P312" style:family="paragraph" style:parent-style-name="Standard">
      <style:text-properties officeooo:rsid="0195ef92" officeooo:paragraph-rsid="0195ef92"/>
    </style:style>
    <style:style style:name="P313" style:family="paragraph" style:parent-style-name="Standard">
      <style:text-properties officeooo:rsid="0197980b" officeooo:paragraph-rsid="0197980b"/>
    </style:style>
    <style:style style:name="P314" style:family="paragraph" style:parent-style-name="Standard">
      <style:text-properties officeooo:rsid="0197acb6" officeooo:paragraph-rsid="0197acb6"/>
    </style:style>
    <style:style style:name="P315" style:family="paragraph" style:parent-style-name="Standard">
      <style:text-properties officeooo:rsid="0198f148" officeooo:paragraph-rsid="0198f148"/>
    </style:style>
    <style:style style:name="P316" style:family="paragraph" style:parent-style-name="Standard">
      <style:text-properties officeooo:rsid="0199b85f" officeooo:paragraph-rsid="0199b85f"/>
    </style:style>
    <style:style style:name="P317" style:family="paragraph" style:parent-style-name="Standard">
      <style:text-properties officeooo:rsid="019a6a97" officeooo:paragraph-rsid="019a6a97"/>
    </style:style>
    <style:style style:name="P318" style:family="paragraph" style:parent-style-name="Standard">
      <style:text-properties officeooo:rsid="019c5dd1" officeooo:paragraph-rsid="019c5dd1"/>
    </style:style>
    <style:style style:name="P319" style:family="paragraph" style:parent-style-name="Standard">
      <style:text-properties officeooo:rsid="019ea2ee" officeooo:paragraph-rsid="019ea2ee"/>
    </style:style>
    <style:style style:name="P320" style:family="paragraph" style:parent-style-name="Standard">
      <style:text-properties officeooo:rsid="019f3acd" officeooo:paragraph-rsid="019f3acd"/>
    </style:style>
    <style:style style:name="P321" style:family="paragraph" style:parent-style-name="Standard">
      <style:text-properties officeooo:rsid="019f3acd" officeooo:paragraph-rsid="01a0e68e"/>
    </style:style>
    <style:style style:name="P322" style:family="paragraph" style:parent-style-name="Standard">
      <style:text-properties officeooo:rsid="019f3acd" officeooo:paragraph-rsid="01a42489"/>
    </style:style>
    <style:style style:name="P323" style:family="paragraph" style:parent-style-name="Standard">
      <style:text-properties officeooo:rsid="01a0682d" officeooo:paragraph-rsid="01a0682d"/>
    </style:style>
    <style:style style:name="P324" style:family="paragraph" style:parent-style-name="Standard">
      <style:text-properties officeooo:rsid="01a0e68e" officeooo:paragraph-rsid="01a0e68e"/>
    </style:style>
    <style:style style:name="P325" style:family="paragraph" style:parent-style-name="Standard">
      <style:text-properties officeooo:rsid="01a11df9" officeooo:paragraph-rsid="01a11df9"/>
    </style:style>
    <style:style style:name="P326" style:family="paragraph" style:parent-style-name="Standard">
      <style:text-properties officeooo:rsid="01a27369" officeooo:paragraph-rsid="01a27369"/>
    </style:style>
    <style:style style:name="P327" style:family="paragraph" style:parent-style-name="Standard">
      <style:text-properties officeooo:rsid="01a4ec0b" officeooo:paragraph-rsid="01a4ec0b"/>
    </style:style>
    <style:style style:name="P328" style:family="paragraph" style:parent-style-name="Standard">
      <style:text-properties officeooo:rsid="01a54989" officeooo:paragraph-rsid="01a54989"/>
    </style:style>
    <style:style style:name="P329" style:family="paragraph" style:parent-style-name="Standard">
      <style:text-properties officeooo:rsid="01a74954" officeooo:paragraph-rsid="01a74954"/>
    </style:style>
    <style:style style:name="P330" style:family="paragraph" style:parent-style-name="Standard">
      <style:text-properties officeooo:rsid="01a75d07" officeooo:paragraph-rsid="01a75d07"/>
    </style:style>
    <style:style style:name="P331" style:family="paragraph" style:parent-style-name="Standard">
      <style:text-properties officeooo:rsid="01a7d018" officeooo:paragraph-rsid="01a7d018"/>
    </style:style>
    <style:style style:name="P332" style:family="paragraph" style:parent-style-name="Standard">
      <style:text-properties officeooo:rsid="01a8cf70" officeooo:paragraph-rsid="00d06940"/>
    </style:style>
    <style:style style:name="P333" style:family="paragraph" style:parent-style-name="Standard">
      <style:text-properties officeooo:rsid="01a8cf70" officeooo:paragraph-rsid="01a8cf70"/>
    </style:style>
    <style:style style:name="P334" style:family="paragraph" style:parent-style-name="Standard">
      <style:text-properties officeooo:rsid="015f508c" officeooo:paragraph-rsid="00d06940"/>
    </style:style>
    <style:style style:name="P335" style:family="paragraph" style:parent-style-name="Standard">
      <style:text-properties officeooo:rsid="0190c643" officeooo:paragraph-rsid="0190c643"/>
    </style:style>
    <style:style style:name="P336" style:family="paragraph" style:parent-style-name="Standard">
      <style:text-properties officeooo:rsid="01a9015f" officeooo:paragraph-rsid="01a9015f"/>
    </style:style>
    <style:style style:name="P337" style:family="paragraph" style:parent-style-name="Standard">
      <style:text-properties officeooo:rsid="01a9015f" officeooo:paragraph-rsid="01b217ac"/>
    </style:style>
    <style:style style:name="P338" style:family="paragraph" style:parent-style-name="Standard">
      <style:text-properties officeooo:rsid="01a9ceb1" officeooo:paragraph-rsid="01a9ceb1"/>
    </style:style>
    <style:style style:name="P339" style:family="paragraph" style:parent-style-name="Standard">
      <style:text-properties officeooo:rsid="01aada29" officeooo:paragraph-rsid="01aada29"/>
    </style:style>
    <style:style style:name="P340" style:family="paragraph" style:parent-style-name="Standard">
      <style:text-properties officeooo:rsid="01acbc3c" officeooo:paragraph-rsid="01acbc3c"/>
    </style:style>
    <style:style style:name="P341" style:family="paragraph" style:parent-style-name="Standard">
      <style:text-properties officeooo:rsid="01adbe35" officeooo:paragraph-rsid="01adbe35"/>
    </style:style>
    <style:style style:name="P342" style:family="paragraph" style:parent-style-name="Standard">
      <style:text-properties officeooo:rsid="01af9d02" officeooo:paragraph-rsid="01af9d02"/>
    </style:style>
    <style:style style:name="P343" style:family="paragraph" style:parent-style-name="Standard">
      <style:text-properties officeooo:rsid="01b11ad1" officeooo:paragraph-rsid="01b11ad1"/>
    </style:style>
    <style:style style:name="P344" style:family="paragraph" style:parent-style-name="Standard">
      <style:text-properties officeooo:rsid="01b217ac" officeooo:paragraph-rsid="01b217ac"/>
    </style:style>
    <style:style style:name="P345" style:family="paragraph" style:parent-style-name="Standard">
      <style:text-properties officeooo:rsid="01b217ac" officeooo:paragraph-rsid="01b217ac" fo:background-color="#cc9900"/>
    </style:style>
    <style:style style:name="P346" style:family="paragraph" style:parent-style-name="Standard">
      <style:text-properties officeooo:rsid="01a9015f" officeooo:paragraph-rsid="01b217ac" fo:background-color="#ff3333"/>
    </style:style>
    <style:style style:name="P347" style:family="paragraph" style:parent-style-name="Standard">
      <style:text-properties officeooo:rsid="01b217ac" officeooo:paragraph-rsid="01b217ac" fo:background-color="#ffcc00"/>
    </style:style>
    <style:style style:name="P348" style:family="paragraph" style:parent-style-name="Standard">
      <style:text-properties officeooo:rsid="01c1fb8d" officeooo:paragraph-rsid="01c1fb8d" fo:background-color="#ffcc00"/>
    </style:style>
    <style:style style:name="P349" style:family="paragraph" style:parent-style-name="Standard">
      <style:text-properties officeooo:rsid="01cc3c65" officeooo:paragraph-rsid="01cc3c65" fo:background-color="#ffcc00"/>
    </style:style>
    <style:style style:name="P350" style:family="paragraph" style:parent-style-name="Standard">
      <style:text-properties officeooo:rsid="01e1ab06" officeooo:paragraph-rsid="01e1ab06" fo:background-color="#ffcc00"/>
    </style:style>
    <style:style style:name="P351" style:family="paragraph" style:parent-style-name="Standard">
      <style:text-properties officeooo:rsid="01edfad2" officeooo:paragraph-rsid="01edfad2" fo:background-color="#ffcc00"/>
    </style:style>
    <style:style style:name="P352" style:family="paragraph" style:parent-style-name="Standard">
      <style:text-properties officeooo:rsid="01b38942" officeooo:paragraph-rsid="01b38942"/>
    </style:style>
    <style:style style:name="P353" style:family="paragraph" style:parent-style-name="Standard">
      <style:text-properties officeooo:rsid="01b8e06a" officeooo:paragraph-rsid="01b8e06a"/>
    </style:style>
    <style:style style:name="P354" style:family="paragraph" style:parent-style-name="Standard">
      <style:text-properties officeooo:rsid="01b8fcd1" officeooo:paragraph-rsid="01b8fcd1"/>
    </style:style>
    <style:style style:name="P355" style:family="paragraph" style:parent-style-name="Standard">
      <style:text-properties officeooo:rsid="01bcf3e8" officeooo:paragraph-rsid="01bcf3e8"/>
    </style:style>
    <style:style style:name="P356" style:family="paragraph" style:parent-style-name="Standard">
      <style:text-properties officeooo:rsid="01bdfd2a" officeooo:paragraph-rsid="01bdfd2a"/>
    </style:style>
    <style:style style:name="P357" style:family="paragraph" style:parent-style-name="Standard">
      <style:text-properties officeooo:rsid="01bf5c3d" officeooo:paragraph-rsid="01bf5c3d"/>
    </style:style>
    <style:style style:name="P358" style:family="paragraph" style:parent-style-name="Standard">
      <style:text-properties officeooo:rsid="01bf5c3d" officeooo:paragraph-rsid="01ccb9cf"/>
    </style:style>
    <style:style style:name="P359" style:family="paragraph" style:parent-style-name="Standard">
      <style:text-properties officeooo:rsid="01c01582" officeooo:paragraph-rsid="01c01582"/>
    </style:style>
    <style:style style:name="P360" style:family="paragraph" style:parent-style-name="Standard">
      <style:text-properties officeooo:rsid="01c1fb8d" officeooo:paragraph-rsid="01c1fb8d"/>
    </style:style>
    <style:style style:name="P361" style:family="paragraph" style:parent-style-name="Standard">
      <style:text-properties officeooo:rsid="01c40288" officeooo:paragraph-rsid="01c40288"/>
    </style:style>
    <style:style style:name="P362" style:family="paragraph" style:parent-style-name="Standard">
      <style:text-properties officeooo:rsid="01c57afe" officeooo:paragraph-rsid="01c57afe"/>
    </style:style>
    <style:style style:name="P363" style:family="paragraph" style:parent-style-name="Standard">
      <style:text-properties officeooo:rsid="01c772d2" officeooo:paragraph-rsid="01c772d2"/>
    </style:style>
    <style:style style:name="P364" style:family="paragraph" style:parent-style-name="Standard">
      <style:text-properties officeooo:rsid="01c94516" officeooo:paragraph-rsid="01c94516"/>
    </style:style>
    <style:style style:name="P365" style:family="paragraph" style:parent-style-name="Standard">
      <style:text-properties officeooo:rsid="01ca70d2" officeooo:paragraph-rsid="01ca70d2"/>
    </style:style>
    <style:style style:name="P366" style:family="paragraph" style:parent-style-name="Standard">
      <style:text-properties officeooo:rsid="01cc27d1" officeooo:paragraph-rsid="01cc27d1"/>
    </style:style>
    <style:style style:name="P367" style:family="paragraph" style:parent-style-name="Standard">
      <style:text-properties officeooo:rsid="01cc3c65" officeooo:paragraph-rsid="01cc3c65"/>
    </style:style>
    <style:style style:name="P368" style:family="paragraph" style:parent-style-name="Standard">
      <style:text-properties officeooo:rsid="01ce3fd6" officeooo:paragraph-rsid="01ce3fd6"/>
    </style:style>
    <style:style style:name="P369" style:family="paragraph" style:parent-style-name="Standard">
      <style:text-properties officeooo:rsid="01cf5adb" officeooo:paragraph-rsid="01cf5adb"/>
    </style:style>
    <style:style style:name="P370" style:family="paragraph" style:parent-style-name="Standard">
      <style:text-properties officeooo:rsid="01d199d2" officeooo:paragraph-rsid="01d199d2"/>
    </style:style>
    <style:style style:name="P371" style:family="paragraph" style:parent-style-name="Standard">
      <style:text-properties officeooo:rsid="01de288e" officeooo:paragraph-rsid="01bf5c3d"/>
    </style:style>
    <style:style style:name="P372" style:family="paragraph" style:parent-style-name="Standard">
      <style:text-properties officeooo:rsid="01deab04" officeooo:paragraph-rsid="01deab04"/>
    </style:style>
    <style:style style:name="P373" style:family="paragraph" style:parent-style-name="Standard">
      <style:text-properties officeooo:rsid="01deab04" officeooo:paragraph-rsid="02150556"/>
    </style:style>
    <style:style style:name="P374" style:family="paragraph" style:parent-style-name="Standard">
      <style:text-properties officeooo:rsid="01e1ab06" officeooo:paragraph-rsid="01e1ab06"/>
    </style:style>
    <style:style style:name="P375" style:family="paragraph" style:parent-style-name="Standard">
      <style:text-properties officeooo:rsid="01e50996" officeooo:paragraph-rsid="01deab04"/>
    </style:style>
    <style:style style:name="P376" style:family="paragraph" style:parent-style-name="Standard">
      <style:text-properties officeooo:rsid="01e6bfbf" officeooo:paragraph-rsid="01e6bfbf"/>
    </style:style>
    <style:style style:name="P377" style:family="paragraph" style:parent-style-name="Standard">
      <style:text-properties officeooo:rsid="01e6bfbf" officeooo:paragraph-rsid="01e7f28f"/>
    </style:style>
    <style:style style:name="P378" style:family="paragraph" style:parent-style-name="Standard">
      <style:text-properties officeooo:rsid="01e7fa99" officeooo:paragraph-rsid="01e7fa99"/>
    </style:style>
    <style:style style:name="P379" style:family="paragraph" style:parent-style-name="Standard">
      <style:text-properties officeooo:rsid="01e98334" officeooo:paragraph-rsid="01e7fa99"/>
    </style:style>
    <style:style style:name="P380" style:family="paragraph" style:parent-style-name="Standard">
      <style:text-properties officeooo:rsid="01e98334" officeooo:paragraph-rsid="01e98334"/>
    </style:style>
    <style:style style:name="P381" style:family="paragraph" style:parent-style-name="Standard">
      <style:text-properties officeooo:rsid="01e98334" officeooo:paragraph-rsid="01ea48c4"/>
    </style:style>
    <style:style style:name="P382" style:family="paragraph" style:parent-style-name="Standard">
      <style:text-properties officeooo:rsid="01e98334" officeooo:paragraph-rsid="01ecfe6b"/>
    </style:style>
    <style:style style:name="P383" style:family="paragraph" style:parent-style-name="Standard">
      <style:text-properties officeooo:rsid="01ed0c0b" officeooo:paragraph-rsid="01ed0c0b"/>
    </style:style>
    <style:style style:name="P384" style:family="paragraph" style:parent-style-name="Standard">
      <style:text-properties officeooo:rsid="01edc97f" officeooo:paragraph-rsid="01edc97f"/>
    </style:style>
    <style:style style:name="P385" style:family="paragraph" style:parent-style-name="Standard">
      <style:text-properties officeooo:rsid="01ef6c42" officeooo:paragraph-rsid="01ef6c42"/>
    </style:style>
    <style:style style:name="P386" style:family="paragraph" style:parent-style-name="Standard">
      <style:text-properties officeooo:rsid="01ef6c42" officeooo:paragraph-rsid="01f0c485"/>
    </style:style>
    <style:style style:name="P387" style:family="paragraph" style:parent-style-name="Standard">
      <style:text-properties officeooo:rsid="01f0c485" officeooo:paragraph-rsid="01f0c485"/>
    </style:style>
    <style:style style:name="P388" style:family="paragraph" style:parent-style-name="Standard">
      <style:text-properties officeooo:rsid="01f0c485" officeooo:paragraph-rsid="01f38d92"/>
    </style:style>
    <style:style style:name="P389" style:family="paragraph" style:parent-style-name="Standard">
      <style:text-properties officeooo:rsid="01f0c485" officeooo:paragraph-rsid="01fb6b3b"/>
    </style:style>
    <style:style style:name="P390" style:family="paragraph" style:parent-style-name="Standard">
      <style:text-properties officeooo:rsid="01f1b9c5" officeooo:paragraph-rsid="01f1b9c5"/>
    </style:style>
    <style:style style:name="P391" style:family="paragraph" style:parent-style-name="Standard">
      <style:text-properties officeooo:rsid="01f38d92" officeooo:paragraph-rsid="01f38d92"/>
    </style:style>
    <style:style style:name="P392" style:family="paragraph" style:parent-style-name="Standard">
      <style:text-properties officeooo:rsid="01f38d92" officeooo:paragraph-rsid="01fb6b3b"/>
    </style:style>
    <style:style style:name="P393" style:family="paragraph" style:parent-style-name="Standard">
      <style:text-properties officeooo:rsid="01f41c53" officeooo:paragraph-rsid="01f41c53"/>
    </style:style>
    <style:style style:name="P394" style:family="paragraph" style:parent-style-name="Standard">
      <style:text-properties officeooo:rsid="01f4c236" officeooo:paragraph-rsid="01f4c236"/>
    </style:style>
    <style:style style:name="P395" style:family="paragraph" style:parent-style-name="Standard">
      <style:text-properties officeooo:rsid="01f4c236" officeooo:paragraph-rsid="01f69827"/>
    </style:style>
    <style:style style:name="P396" style:family="paragraph" style:parent-style-name="Standard">
      <style:text-properties officeooo:rsid="01f4c236" officeooo:paragraph-rsid="01f97828"/>
    </style:style>
    <style:style style:name="P397" style:family="paragraph" style:parent-style-name="Standard">
      <style:text-properties officeooo:rsid="01f7eb83" officeooo:paragraph-rsid="01f7eb83"/>
    </style:style>
    <style:style style:name="P39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9" style:family="paragraph" style:parent-style-name="Standard">
      <style:text-properties officeooo:rsid="01fb6b3b" officeooo:paragraph-rsid="01fb6b3b"/>
    </style:style>
    <style:style style:name="P400" style:family="paragraph" style:parent-style-name="Standard">
      <style:text-properties officeooo:rsid="02000117" officeooo:paragraph-rsid="02000117"/>
    </style:style>
    <style:style style:name="P401" style:family="paragraph" style:parent-style-name="Standard">
      <style:text-properties officeooo:rsid="0200293f" officeooo:paragraph-rsid="0200293f"/>
    </style:style>
    <style:style style:name="P402" style:family="paragraph" style:parent-style-name="Standard">
      <style:text-properties officeooo:rsid="02016f52" officeooo:paragraph-rsid="02016f52"/>
    </style:style>
    <style:style style:name="P403" style:family="paragraph" style:parent-style-name="Standard">
      <style:text-properties officeooo:rsid="020224ee" officeooo:paragraph-rsid="020224ee"/>
    </style:style>
    <style:style style:name="P404" style:family="paragraph" style:parent-style-name="Standard">
      <style:text-properties officeooo:rsid="01d37f9e" officeooo:paragraph-rsid="01d37f9e"/>
    </style:style>
    <style:style style:name="P405" style:family="paragraph" style:parent-style-name="Standard">
      <style:text-properties officeooo:rsid="0202ffa2" officeooo:paragraph-rsid="0202ffa2"/>
    </style:style>
    <style:style style:name="P406" style:family="paragraph" style:parent-style-name="Standard">
      <style:text-properties officeooo:rsid="02032e93" officeooo:paragraph-rsid="02032e93"/>
    </style:style>
    <style:style style:name="P407" style:family="paragraph" style:parent-style-name="Standard">
      <style:text-properties officeooo:rsid="01ff1c85" officeooo:paragraph-rsid="01ff1c85"/>
    </style:style>
    <style:style style:name="P408" style:family="paragraph" style:parent-style-name="Standard">
      <style:text-properties officeooo:rsid="0204b13f" officeooo:paragraph-rsid="0204b13f"/>
    </style:style>
    <style:style style:name="P409" style:family="paragraph" style:parent-style-name="Standard">
      <style:text-properties officeooo:rsid="02076d31" officeooo:paragraph-rsid="02076d31"/>
    </style:style>
    <style:style style:name="P410" style:family="paragraph" style:parent-style-name="Standard">
      <style:text-properties officeooo:rsid="0207f821" officeooo:paragraph-rsid="0207f821"/>
    </style:style>
    <style:style style:name="P411" style:family="paragraph" style:parent-style-name="Standard">
      <style:text-properties officeooo:rsid="0208dab9" officeooo:paragraph-rsid="0208dab9"/>
    </style:style>
    <style:style style:name="P412" style:family="paragraph" style:parent-style-name="Standard">
      <style:text-properties officeooo:rsid="0209e0fb" officeooo:paragraph-rsid="0209e0fb"/>
    </style:style>
    <style:style style:name="P413" style:family="paragraph" style:parent-style-name="Standard">
      <style:text-properties officeooo:rsid="020aeee6" officeooo:paragraph-rsid="020aeee6"/>
    </style:style>
    <style:style style:name="P414" style:family="paragraph" style:parent-style-name="Standard">
      <style:text-properties officeooo:rsid="020be619" officeooo:paragraph-rsid="020be619"/>
    </style:style>
    <style:style style:name="P415" style:family="paragraph" style:parent-style-name="Standard">
      <style:text-properties officeooo:rsid="020e3610" officeooo:paragraph-rsid="020e3610"/>
    </style:style>
    <style:style style:name="P416" style:family="paragraph" style:parent-style-name="Standard">
      <style:text-properties officeooo:rsid="020e8b9b" officeooo:paragraph-rsid="020e8b9b"/>
    </style:style>
    <style:style style:name="P417" style:family="paragraph" style:parent-style-name="Standard">
      <style:text-properties officeooo:rsid="020f622c" officeooo:paragraph-rsid="020f622c"/>
    </style:style>
    <style:style style:name="P418" style:family="paragraph" style:parent-style-name="Standard">
      <style:text-properties officeooo:rsid="02102e88" officeooo:paragraph-rsid="02102e88"/>
    </style:style>
    <style:style style:name="P419" style:family="paragraph" style:parent-style-name="Standard">
      <style:text-properties officeooo:rsid="0212274c" officeooo:paragraph-rsid="0212274c"/>
    </style:style>
    <style:style style:name="P420" style:family="paragraph" style:parent-style-name="Standard">
      <style:text-properties officeooo:rsid="0214496b" officeooo:paragraph-rsid="0214496b"/>
    </style:style>
    <style:style style:name="P421" style:family="paragraph" style:parent-style-name="Standard">
      <style:text-properties officeooo:rsid="02150556" officeooo:paragraph-rsid="02150556"/>
    </style:style>
    <style:style style:name="P422" style:family="paragraph" style:parent-style-name="Standard">
      <style:text-properties officeooo:rsid="0216194e" officeooo:paragraph-rsid="0216194e"/>
    </style:style>
    <style:style style:name="P423" style:family="paragraph" style:parent-style-name="Standard">
      <style:text-properties officeooo:rsid="02164530" officeooo:paragraph-rsid="02164530"/>
    </style:style>
    <style:style style:name="P424" style:family="paragraph" style:parent-style-name="Standard">
      <style:text-properties officeooo:rsid="021ae5a4" officeooo:paragraph-rsid="021ae5a4"/>
    </style:style>
    <style:style style:name="P425" style:family="paragraph" style:parent-style-name="Standard">
      <style:text-properties officeooo:rsid="021f1477" officeooo:paragraph-rsid="021f1477"/>
    </style:style>
    <style:style style:name="P426" style:family="paragraph" style:parent-style-name="Standard">
      <style:text-properties officeooo:rsid="0222011e" officeooo:paragraph-rsid="021ae5a4"/>
    </style:style>
    <style:style style:name="P427" style:family="paragraph" style:parent-style-name="Standard">
      <style:text-properties officeooo:rsid="02239ba6" officeooo:paragraph-rsid="02239ba6"/>
    </style:style>
    <style:style style:name="P428" style:family="paragraph" style:parent-style-name="Standard">
      <style:text-properties officeooo:rsid="0224e794" officeooo:paragraph-rsid="0224e794"/>
    </style:style>
    <style:style style:name="P429" style:family="paragraph" style:parent-style-name="Standard">
      <style:text-properties officeooo:rsid="02253f54" officeooo:paragraph-rsid="02253f54"/>
    </style:style>
    <style:style style:name="P430" style:family="paragraph" style:parent-style-name="Standard">
      <style:text-properties officeooo:rsid="022a60e6" officeooo:paragraph-rsid="022a60e6"/>
    </style:style>
    <style:style style:name="P431" style:family="paragraph" style:parent-style-name="Standard">
      <style:text-properties officeooo:rsid="022eeffc" officeooo:paragraph-rsid="022eeffc"/>
    </style:style>
    <style:style style:name="P432" style:family="paragraph" style:parent-style-name="Standard">
      <style:text-properties officeooo:rsid="022eeffc" officeooo:paragraph-rsid="022a60e6"/>
    </style:style>
    <style:style style:name="P433" style:family="paragraph" style:parent-style-name="Standard">
      <style:text-properties officeooo:rsid="023146a1" officeooo:paragraph-rsid="023146a1"/>
    </style:style>
    <style:style style:name="P434" style:family="paragraph" style:parent-style-name="Standard">
      <style:text-properties officeooo:rsid="0232f8ed" officeooo:paragraph-rsid="0232f8ed"/>
    </style:style>
    <style:style style:name="P435" style:family="paragraph" style:parent-style-name="Standard">
      <style:text-properties officeooo:rsid="02381761" officeooo:paragraph-rsid="02381761"/>
    </style:style>
    <style:style style:name="P436" style:family="paragraph" style:parent-style-name="Standard">
      <style:text-properties officeooo:rsid="023a3c69" officeooo:paragraph-rsid="023a3c69"/>
    </style:style>
    <style:style style:name="P437" style:family="paragraph" style:parent-style-name="Standard">
      <style:text-properties officeooo:rsid="023a3c69" officeooo:paragraph-rsid="02afbbf7"/>
    </style:style>
    <style:style style:name="P438" style:family="paragraph" style:parent-style-name="Standard">
      <style:text-properties officeooo:rsid="023df1da" officeooo:paragraph-rsid="023df1da"/>
    </style:style>
    <style:style style:name="P439" style:family="paragraph" style:parent-style-name="Standard">
      <style:text-properties fo:color="#996699" officeooo:rsid="023df1da" officeooo:paragraph-rsid="023df1da"/>
    </style:style>
    <style:style style:name="P440" style:family="paragraph" style:parent-style-name="Standard">
      <style:text-properties officeooo:rsid="0243b3cb" officeooo:paragraph-rsid="0243b3cb"/>
    </style:style>
    <style:style style:name="P441" style:family="paragraph" style:parent-style-name="Standard">
      <style:text-properties officeooo:rsid="024715ea" officeooo:paragraph-rsid="024715ea"/>
    </style:style>
    <style:style style:name="P442" style:family="paragraph" style:parent-style-name="Standard">
      <style:text-properties officeooo:rsid="024a712d" officeooo:paragraph-rsid="024a712d"/>
    </style:style>
    <style:style style:name="P443" style:family="paragraph" style:parent-style-name="Standard">
      <style:text-properties officeooo:rsid="024a8a68" officeooo:paragraph-rsid="024a8a68"/>
    </style:style>
    <style:style style:name="P444" style:family="paragraph" style:parent-style-name="Standard">
      <style:text-properties officeooo:rsid="0246bc45" officeooo:paragraph-rsid="0245afe7"/>
    </style:style>
    <style:style style:name="P445" style:family="paragraph" style:parent-style-name="Standard">
      <style:text-properties officeooo:rsid="0256638d" officeooo:paragraph-rsid="0256638d"/>
    </style:style>
    <style:style style:name="P446" style:family="paragraph" style:parent-style-name="Standard">
      <style:text-properties officeooo:rsid="025736d5" officeooo:paragraph-rsid="025736d5"/>
    </style:style>
    <style:style style:name="P447" style:family="paragraph" style:parent-style-name="Standard">
      <style:text-properties officeooo:rsid="0259e62c" officeooo:paragraph-rsid="0259e62c"/>
    </style:style>
    <style:style style:name="P448" style:family="paragraph" style:parent-style-name="Standard">
      <style:text-properties officeooo:rsid="025af0a1" officeooo:paragraph-rsid="025af0a1"/>
    </style:style>
    <style:style style:name="P449" style:family="paragraph" style:parent-style-name="Standard">
      <style:text-properties officeooo:rsid="025cef49" officeooo:paragraph-rsid="025cef49"/>
    </style:style>
    <style:style style:name="P450" style:family="paragraph" style:parent-style-name="Standard">
      <style:text-properties officeooo:rsid="025ede05" officeooo:paragraph-rsid="025ede05"/>
    </style:style>
    <style:style style:name="P451" style:family="paragraph" style:parent-style-name="Standard">
      <style:text-properties officeooo:rsid="025ede05" officeooo:paragraph-rsid="025f4a3f"/>
    </style:style>
    <style:style style:name="P452" style:family="paragraph" style:parent-style-name="Standard">
      <style:text-properties officeooo:rsid="025ede05" officeooo:paragraph-rsid="02609643"/>
    </style:style>
    <style:style style:name="P453" style:family="paragraph" style:parent-style-name="Standard">
      <style:text-properties officeooo:rsid="02609643" officeooo:paragraph-rsid="02609643"/>
    </style:style>
    <style:style style:name="P454" style:family="paragraph" style:parent-style-name="Standard">
      <style:text-properties officeooo:paragraph-rsid="025f4a3f"/>
    </style:style>
    <style:style style:name="P455" style:family="paragraph" style:parent-style-name="Standard">
      <style:text-properties officeooo:paragraph-rsid="0262048f"/>
    </style:style>
    <style:style style:name="P456" style:family="paragraph" style:parent-style-name="Standard">
      <style:text-properties officeooo:paragraph-rsid="026354fc"/>
    </style:style>
    <style:style style:name="P457" style:family="paragraph" style:parent-style-name="Standard">
      <style:text-properties officeooo:rsid="026354fc" officeooo:paragraph-rsid="026354fc"/>
    </style:style>
    <style:style style:name="P458" style:family="paragraph" style:parent-style-name="Standard">
      <style:text-properties officeooo:paragraph-rsid="02681ae0"/>
    </style:style>
    <style:style style:name="P459" style:family="paragraph" style:parent-style-name="Standard">
      <style:text-properties officeooo:paragraph-rsid="0268f383"/>
    </style:style>
    <style:style style:name="P460" style:family="paragraph" style:parent-style-name="Standard">
      <style:text-properties officeooo:paragraph-rsid="026adf92"/>
    </style:style>
    <style:style style:name="P461" style:family="paragraph" style:parent-style-name="Standard">
      <style:text-properties officeooo:rsid="026b7288" officeooo:paragraph-rsid="026b7288"/>
    </style:style>
    <style:style style:name="P462" style:family="paragraph" style:parent-style-name="Standard">
      <style:text-properties officeooo:rsid="026b7288" officeooo:paragraph-rsid="026ccba0"/>
    </style:style>
    <style:style style:name="P463" style:family="paragraph" style:parent-style-name="Standard">
      <style:text-properties officeooo:rsid="026ccba0" officeooo:paragraph-rsid="026ccba0"/>
    </style:style>
    <style:style style:name="P464" style:family="paragraph" style:parent-style-name="Standard">
      <style:text-properties officeooo:rsid="026f3633" officeooo:paragraph-rsid="026f3633"/>
    </style:style>
    <style:style style:name="P465" style:family="paragraph" style:parent-style-name="Standard">
      <style:text-properties officeooo:rsid="02724269" officeooo:paragraph-rsid="02724269"/>
    </style:style>
    <style:style style:name="P466" style:family="paragraph" style:parent-style-name="Standard">
      <style:text-properties officeooo:rsid="02727408" officeooo:paragraph-rsid="02727408"/>
    </style:style>
    <style:style style:name="P467" style:family="paragraph" style:parent-style-name="Standard">
      <style:text-properties officeooo:rsid="0273a19c" officeooo:paragraph-rsid="0273a19c"/>
    </style:style>
    <style:style style:name="P468" style:family="paragraph" style:parent-style-name="Standard">
      <style:text-properties officeooo:rsid="0273a19c" officeooo:paragraph-rsid="027a49fb"/>
    </style:style>
    <style:style style:name="P469" style:family="paragraph" style:parent-style-name="Standard">
      <style:text-properties officeooo:rsid="027425f6" officeooo:paragraph-rsid="027425f6"/>
    </style:style>
    <style:style style:name="P470" style:family="paragraph" style:parent-style-name="Standard">
      <style:text-properties officeooo:rsid="0274e337" officeooo:paragraph-rsid="0274e337"/>
    </style:style>
    <style:style style:name="P471" style:family="paragraph" style:parent-style-name="Standard">
      <style:text-properties officeooo:rsid="0274e337" officeooo:paragraph-rsid="027c4bea"/>
    </style:style>
    <style:style style:name="P472" style:family="paragraph" style:parent-style-name="Standard">
      <style:text-properties officeooo:rsid="02760c02" officeooo:paragraph-rsid="02760c02"/>
    </style:style>
    <style:style style:name="P473" style:family="paragraph" style:parent-style-name="Standard">
      <style:text-properties officeooo:rsid="02799d03" officeooo:paragraph-rsid="02799d03"/>
    </style:style>
    <style:style style:name="P474" style:family="paragraph" style:parent-style-name="Standard">
      <style:text-properties fo:color="#000000" fo:font-weight="normal" officeooo:rsid="0262048f" officeooo:paragraph-rsid="0262048f" style:font-weight-asian="normal" style:font-weight-complex="normal"/>
    </style:style>
    <style:style style:name="P475" style:family="paragraph" style:parent-style-name="Standard">
      <style:text-properties fo:color="#000000" fo:font-weight="normal" officeooo:rsid="0262048f" officeooo:paragraph-rsid="026354fc" style:font-weight-asian="normal" style:font-weight-complex="normal"/>
    </style:style>
    <style:style style:name="P476" style:family="paragraph" style:parent-style-name="Standard">
      <style:text-properties fo:color="#000000" fo:font-weight="normal" officeooo:rsid="026354fc" officeooo:paragraph-rsid="026354fc" style:font-weight-asian="normal" style:font-weight-complex="normal"/>
    </style:style>
    <style:style style:name="P477" style:family="paragraph" style:parent-style-name="Standard">
      <style:text-properties officeooo:rsid="0266714c" officeooo:paragraph-rsid="0268f383"/>
    </style:style>
    <style:style style:name="P478" style:family="paragraph" style:parent-style-name="Standard">
      <style:text-properties fo:color="#1c1c1c" officeooo:rsid="026ccba0" officeooo:paragraph-rsid="026ccba0"/>
    </style:style>
    <style:style style:name="P479" style:family="paragraph" style:parent-style-name="Standard">
      <style:text-properties fo:color="#1c1c1c" fo:font-weight="bold" officeooo:rsid="026f3633" officeooo:paragraph-rsid="026f3633" style:font-weight-asian="bold" style:font-weight-complex="bold"/>
    </style:style>
    <style:style style:name="P480" style:family="paragraph" style:parent-style-name="Standard">
      <style:text-properties fo:color="#1c1c1c" officeooo:rsid="02724269" officeooo:paragraph-rsid="02724269"/>
    </style:style>
    <style:style style:name="P481" style:family="paragraph" style:parent-style-name="Standard">
      <style:text-properties fo:color="#1c1c1c" officeooo:rsid="02727408" officeooo:paragraph-rsid="02727408"/>
    </style:style>
    <style:style style:name="P482" style:family="paragraph" style:parent-style-name="Standard">
      <style:text-properties fo:color="#1c1c1c" officeooo:rsid="027a49fb" officeooo:paragraph-rsid="027a49fb"/>
    </style:style>
    <style:style style:name="P483" style:family="paragraph" style:parent-style-name="Standard">
      <style:text-properties fo:color="#1c1c1c" officeooo:rsid="027425f6" officeooo:paragraph-rsid="027425f6"/>
    </style:style>
    <style:style style:name="P484" style:family="paragraph" style:parent-style-name="Standard">
      <style:text-properties fo:color="#1c1c1c" officeooo:rsid="028316aa" officeooo:paragraph-rsid="028316aa"/>
    </style:style>
    <style:style style:name="P485" style:family="paragraph" style:parent-style-name="Standard">
      <style:text-properties fo:color="#1c1c1c" officeooo:rsid="02849d55" officeooo:paragraph-rsid="02849d55"/>
    </style:style>
    <style:style style:name="P486"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7"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8" style:family="paragraph" style:parent-style-name="Standard">
      <style:text-properties fo:color="#1c1c1c" officeooo:rsid="02850b23" officeooo:paragraph-rsid="02850b23"/>
    </style:style>
    <style:style style:name="P489" style:family="paragraph" style:parent-style-name="Standard">
      <style:text-properties fo:color="#1c1c1c" officeooo:rsid="0286b21d" officeooo:paragraph-rsid="0286b21d"/>
    </style:style>
    <style:style style:name="P490" style:family="paragraph" style:parent-style-name="Standard">
      <style:text-properties fo:color="#1c1c1c" officeooo:rsid="0286f904" officeooo:paragraph-rsid="0286f904"/>
    </style:style>
    <style:style style:name="P491" style:family="paragraph" style:parent-style-name="Standard">
      <style:text-properties fo:color="#1c1c1c" officeooo:rsid="02884443" officeooo:paragraph-rsid="02884443"/>
    </style:style>
    <style:style style:name="P492"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3" style:family="paragraph" style:parent-style-name="Standard">
      <style:text-properties fo:color="#1c1c1c" officeooo:rsid="0288b90a" officeooo:paragraph-rsid="0288b90a"/>
    </style:style>
    <style:style style:name="P494" style:family="paragraph" style:parent-style-name="Standard">
      <style:text-properties fo:color="#1c1c1c" officeooo:rsid="028cd520" officeooo:paragraph-rsid="028cd520"/>
    </style:style>
    <style:style style:name="P495" style:family="paragraph" style:parent-style-name="Standard">
      <style:text-properties fo:color="#1c1c1c" officeooo:rsid="028df644" officeooo:paragraph-rsid="028df644"/>
    </style:style>
    <style:style style:name="P496" style:family="paragraph" style:parent-style-name="Standard">
      <style:text-properties fo:color="#1c1c1c" officeooo:rsid="028df70a" officeooo:paragraph-rsid="028df70a"/>
    </style:style>
    <style:style style:name="P497" style:family="paragraph" style:parent-style-name="Standard">
      <style:text-properties fo:color="#1c1c1c" officeooo:rsid="028df70a" officeooo:paragraph-rsid="028eed05"/>
    </style:style>
    <style:style style:name="P498" style:family="paragraph" style:parent-style-name="Standard">
      <style:text-properties fo:color="#1c1c1c" officeooo:rsid="028df70a" officeooo:paragraph-rsid="028df70a" fo:background-color="#b2b2b2"/>
    </style:style>
    <style:style style:name="P499" style:family="paragraph" style:parent-style-name="Standard">
      <style:text-properties fo:color="#1c1c1c" officeooo:rsid="02908a7d" officeooo:paragraph-rsid="02908a7d" fo:background-color="#b2b2b2"/>
    </style:style>
    <style:style style:name="P500" style:family="paragraph" style:parent-style-name="Standard">
      <style:text-properties fo:color="#1c1c1c" officeooo:rsid="02928520" officeooo:paragraph-rsid="02928520" fo:background-color="#b2b2b2"/>
    </style:style>
    <style:style style:name="P501" style:family="paragraph" style:parent-style-name="Standard">
      <style:text-properties fo:color="#1c1c1c" officeooo:rsid="02934f3a" officeooo:paragraph-rsid="02934f3a" fo:background-color="#b2b2b2"/>
    </style:style>
    <style:style style:name="P502" style:family="paragraph" style:parent-style-name="Standard">
      <style:text-properties fo:color="#1c1c1c" officeooo:rsid="02908a7d" officeooo:paragraph-rsid="02908a7d"/>
    </style:style>
    <style:style style:name="P503" style:family="paragraph" style:parent-style-name="Standard">
      <style:text-properties fo:color="#1c1c1c" officeooo:rsid="02928520" officeooo:paragraph-rsid="02928520"/>
    </style:style>
    <style:style style:name="P504" style:family="paragraph" style:parent-style-name="Standard">
      <style:text-properties fo:color="#1c1c1c" officeooo:rsid="02934f3a" officeooo:paragraph-rsid="02934f3a"/>
    </style:style>
    <style:style style:name="P505" style:family="paragraph" style:parent-style-name="Standard">
      <style:text-properties fo:color="#1c1c1c" officeooo:rsid="02974a4b" officeooo:paragraph-rsid="02974a4b"/>
    </style:style>
    <style:style style:name="P506" style:family="paragraph" style:parent-style-name="Standard">
      <style:text-properties fo:color="#1c1c1c" officeooo:rsid="029cedfb" officeooo:paragraph-rsid="029cedfb"/>
    </style:style>
    <style:style style:name="P507" style:family="paragraph" style:parent-style-name="Standard">
      <style:text-properties fo:color="#1c1c1c" officeooo:rsid="029ffcfc" officeooo:paragraph-rsid="029ffcfc"/>
    </style:style>
    <style:style style:name="P508" style:family="paragraph" style:parent-style-name="Standard">
      <style:text-properties fo:color="#1c1c1c" officeooo:rsid="02a0682a" officeooo:paragraph-rsid="02a0682a"/>
    </style:style>
    <style:style style:name="P509" style:family="paragraph" style:parent-style-name="Standard">
      <style:text-properties fo:color="#1c1c1c" officeooo:rsid="02ab7dfc" officeooo:paragraph-rsid="02ab7dfc"/>
    </style:style>
    <style:style style:name="P510" style:family="paragraph" style:parent-style-name="Standard">
      <style:text-properties fo:color="#1c1c1c" officeooo:rsid="02ac2c64" officeooo:paragraph-rsid="02ac2c64"/>
    </style:style>
    <style:style style:name="P511" style:family="paragraph" style:parent-style-name="Standard">
      <style:text-properties fo:color="#1c1c1c" officeooo:rsid="02ad7c0d" officeooo:paragraph-rsid="02a0682a"/>
    </style:style>
    <style:style style:name="P512" style:family="paragraph" style:parent-style-name="Standard">
      <style:text-properties fo:color="#1c1c1c" officeooo:rsid="02ad7c0d" officeooo:paragraph-rsid="02ad7c0d"/>
    </style:style>
    <style:style style:name="P513" style:family="paragraph" style:parent-style-name="Standard">
      <style:text-properties fo:color="#1c1c1c" officeooo:rsid="02aed17d" officeooo:paragraph-rsid="02ad7c0d"/>
    </style:style>
    <style:style style:name="P514" style:family="paragraph" style:parent-style-name="Standard">
      <style:text-properties fo:color="#1c1c1c" officeooo:rsid="02aed17d" officeooo:paragraph-rsid="02aed17d"/>
    </style:style>
    <style:style style:name="P515" style:family="paragraph" style:parent-style-name="Standard">
      <style:text-properties fo:color="#1c1c1c" officeooo:rsid="02af19d7" officeooo:paragraph-rsid="02af19d7"/>
    </style:style>
    <style:style style:name="P516" style:family="paragraph" style:parent-style-name="Standard">
      <style:text-properties fo:color="#1c1c1c" officeooo:rsid="02af19d7" officeooo:paragraph-rsid="02b43970"/>
    </style:style>
    <style:style style:name="P517" style:family="paragraph" style:parent-style-name="Standard">
      <style:text-properties fo:color="#1c1c1c" officeooo:rsid="02afb93b" officeooo:paragraph-rsid="02afb93b"/>
    </style:style>
    <style:style style:name="P518" style:family="paragraph" style:parent-style-name="Standard">
      <style:text-properties fo:color="#1c1c1c" officeooo:rsid="02afb93b" officeooo:paragraph-rsid="02b28d05"/>
    </style:style>
    <style:style style:name="P519" style:family="paragraph" style:parent-style-name="Standard">
      <style:text-properties fo:color="#1c1c1c" officeooo:rsid="02b1225a" officeooo:paragraph-rsid="02b1225a"/>
    </style:style>
    <style:style style:name="P520" style:family="paragraph" style:parent-style-name="Standard">
      <style:text-properties fo:color="#1c1c1c" officeooo:rsid="02b28d05" officeooo:paragraph-rsid="02b28d05"/>
    </style:style>
    <style:style style:name="P521" style:family="paragraph" style:parent-style-name="Standard">
      <style:text-properties fo:color="#1c1c1c" officeooo:rsid="02b43970" officeooo:paragraph-rsid="02b43970"/>
    </style:style>
    <style:style style:name="P522" style:family="paragraph" style:parent-style-name="Standard">
      <style:text-properties fo:color="#1c1c1c" officeooo:rsid="02b4a5f7" officeooo:paragraph-rsid="02b4a5f7"/>
    </style:style>
    <style:style style:name="P523" style:family="paragraph" style:parent-style-name="Standard">
      <style:text-properties fo:color="#1c1c1c" officeooo:rsid="02b4a5f7" officeooo:paragraph-rsid="02b64aa7"/>
    </style:style>
    <style:style style:name="P524" style:family="paragraph" style:parent-style-name="Standard">
      <style:text-properties fo:color="#1c1c1c" officeooo:rsid="02b50daa" officeooo:paragraph-rsid="02b50daa"/>
    </style:style>
    <style:style style:name="P525" style:family="paragraph" style:parent-style-name="Standard">
      <style:text-properties fo:color="#1c1c1c" officeooo:rsid="02b64aa7" officeooo:paragraph-rsid="02b64aa7"/>
    </style:style>
    <style:style style:name="P526" style:family="paragraph" style:parent-style-name="Standard">
      <style:text-properties fo:color="#1c1c1c" officeooo:rsid="02b7ee93" officeooo:paragraph-rsid="02b7ee93"/>
    </style:style>
    <style:style style:name="P527" style:family="paragraph" style:parent-style-name="Standard">
      <style:text-properties fo:color="#1c1c1c" officeooo:rsid="02b93483" officeooo:paragraph-rsid="02b93483"/>
    </style:style>
    <style:style style:name="P528" style:family="paragraph" style:parent-style-name="Standard">
      <style:text-properties fo:color="#1c1c1c" officeooo:rsid="02be468a" officeooo:paragraph-rsid="02be468a"/>
    </style:style>
    <style:style style:name="P529" style:family="paragraph" style:parent-style-name="Standard">
      <style:text-properties fo:color="#1c1c1c" officeooo:rsid="02c1a8ab" officeooo:paragraph-rsid="02c1a8ab"/>
    </style:style>
    <style:style style:name="P530" style:family="paragraph" style:parent-style-name="Standard">
      <style:text-properties fo:color="#1c1c1c" officeooo:rsid="02cddff6" officeooo:paragraph-rsid="02cddff6"/>
    </style:style>
    <style:style style:name="P531" style:family="paragraph" style:parent-style-name="Standard">
      <style:text-properties fo:color="#1c1c1c" officeooo:rsid="02cfdcaa" officeooo:paragraph-rsid="02cfdcaa"/>
    </style:style>
    <style:style style:name="P532" style:family="paragraph" style:parent-style-name="Standard">
      <style:text-properties fo:color="#1c1c1c" officeooo:rsid="02d150fe" officeooo:paragraph-rsid="02d150fe"/>
    </style:style>
    <style:style style:name="P533" style:family="paragraph" style:parent-style-name="Standard">
      <style:text-properties fo:color="#1c1c1c" officeooo:rsid="02d22a9d" officeooo:paragraph-rsid="02d22a9d"/>
    </style:style>
    <style:style style:name="P534" style:family="paragraph" style:parent-style-name="Standard">
      <style:text-properties officeooo:rsid="0280199c" officeooo:paragraph-rsid="0280199c"/>
    </style:style>
    <style:style style:name="P535" style:family="paragraph" style:parent-style-name="Standard">
      <style:text-properties officeooo:rsid="02819377" officeooo:paragraph-rsid="02819377"/>
    </style:style>
    <style:style style:name="P536" style:family="paragraph" style:parent-style-name="Standard">
      <style:text-properties officeooo:rsid="02876763" officeooo:paragraph-rsid="02876763"/>
    </style:style>
    <style:style style:name="P537" style:family="paragraph" style:parent-style-name="Standard">
      <style:text-properties officeooo:rsid="029bcf24" officeooo:paragraph-rsid="029bcf24"/>
    </style:style>
    <style:style style:name="P538" style:family="paragraph" style:parent-style-name="Standard">
      <style:text-properties officeooo:rsid="029cdb1c" officeooo:paragraph-rsid="029cdb1c"/>
    </style:style>
    <style:style style:name="P539" style:family="paragraph" style:parent-style-name="Standard">
      <style:text-properties officeooo:rsid="02a2aeb7" officeooo:paragraph-rsid="02a2aeb7"/>
    </style:style>
    <style:style style:name="P540" style:family="paragraph" style:parent-style-name="Standard">
      <style:text-properties officeooo:rsid="02a42a37" officeooo:paragraph-rsid="02a42a37"/>
    </style:style>
    <style:style style:name="P541" style:family="paragraph" style:parent-style-name="Standard">
      <style:text-properties officeooo:rsid="02a61821" officeooo:paragraph-rsid="02a61821"/>
    </style:style>
    <style:style style:name="P542" style:family="paragraph" style:parent-style-name="Standard">
      <style:text-properties officeooo:rsid="02a64a71" officeooo:paragraph-rsid="02a76104"/>
    </style:style>
    <style:style style:name="P543" style:family="paragraph" style:parent-style-name="Standard">
      <style:text-properties officeooo:rsid="02a977a0" officeooo:paragraph-rsid="02a977a0"/>
    </style:style>
    <style:style style:name="P544" style:family="paragraph" style:parent-style-name="Standard">
      <style:text-properties officeooo:rsid="02aa9d9c" officeooo:paragraph-rsid="02aa9d9c"/>
    </style:style>
    <style:style style:name="P545" style:family="paragraph" style:parent-style-name="Standard">
      <style:text-properties officeooo:rsid="02c43fc4" officeooo:paragraph-rsid="02c43fc4"/>
    </style:style>
    <style:style style:name="P546" style:family="paragraph" style:parent-style-name="Standard">
      <style:text-properties officeooo:rsid="02c4650d" officeooo:paragraph-rsid="02c4650d"/>
    </style:style>
    <style:style style:name="P547" style:family="paragraph" style:parent-style-name="Standard">
      <style:text-properties officeooo:rsid="02c4650d" officeooo:paragraph-rsid="02c7ba0c"/>
    </style:style>
    <style:style style:name="P548" style:family="paragraph" style:parent-style-name="Standard">
      <style:text-properties officeooo:rsid="02c85171" officeooo:paragraph-rsid="02c85171"/>
    </style:style>
    <style:style style:name="P549" style:family="paragraph" style:parent-style-name="Standard">
      <style:text-properties officeooo:rsid="02c8e131" officeooo:paragraph-rsid="02c8e131"/>
    </style:style>
    <style:style style:name="P550" style:family="paragraph" style:parent-style-name="Standard">
      <style:text-properties officeooo:rsid="02c9c138" officeooo:paragraph-rsid="02c9c138"/>
    </style:style>
    <style:style style:name="P551" style:family="paragraph" style:parent-style-name="Standard">
      <style:paragraph-properties fo:background-color="#ffff00">
        <style:background-image/>
      </style:paragraph-properties>
      <style:text-properties officeooo:rsid="00e60b13" officeooo:paragraph-rsid="00e60b13"/>
    </style:style>
    <style:style style:name="P552" style:family="paragraph" style:parent-style-name="Standard">
      <style:paragraph-properties fo:background-color="#ffff00">
        <style:background-image/>
      </style:paragraph-properties>
      <style:text-properties officeooo:rsid="00edd359" officeooo:paragraph-rsid="00edd359"/>
    </style:style>
    <style:style style:name="P553" style:family="paragraph" style:parent-style-name="Standard">
      <style:paragraph-properties fo:background-color="#ffff00">
        <style:background-image/>
      </style:paragraph-properties>
      <style:text-properties officeooo:rsid="016d2e60" officeooo:paragraph-rsid="016d2e60"/>
    </style:style>
    <style:style style:name="P554" style:family="paragraph" style:parent-style-name="Standard">
      <style:paragraph-properties fo:background-color="#ffff00">
        <style:background-image/>
      </style:paragraph-properties>
      <style:text-properties officeooo:rsid="016eaab1" officeooo:paragraph-rsid="016eaab1"/>
    </style:style>
    <style:style style:name="P555" style:family="paragraph" style:parent-style-name="Standard">
      <style:paragraph-properties fo:background-color="#ffff00">
        <style:background-image/>
      </style:paragraph-properties>
      <style:text-properties officeooo:rsid="017f59df" officeooo:paragraph-rsid="017f59df"/>
    </style:style>
    <style:style style:name="P556" style:family="paragraph" style:parent-style-name="Standard">
      <style:paragraph-properties fo:background-color="#ffff00">
        <style:background-image/>
      </style:paragraph-properties>
      <style:text-properties officeooo:rsid="0188c8ed" officeooo:paragraph-rsid="0188c8ed"/>
    </style:style>
    <style:style style:name="P557" style:family="paragraph" style:parent-style-name="Standard">
      <style:paragraph-properties fo:background-color="#ffff00">
        <style:background-image/>
      </style:paragraph-properties>
      <style:text-properties officeooo:rsid="0198f148" officeooo:paragraph-rsid="0198f148"/>
    </style:style>
    <style:style style:name="P558" style:family="paragraph" style:parent-style-name="Standard">
      <style:paragraph-properties fo:background-color="#ffff00">
        <style:background-image/>
      </style:paragraph-properties>
      <style:text-properties officeooo:rsid="019a6a97" officeooo:paragraph-rsid="019a6a97"/>
    </style:style>
    <style:style style:name="P559" style:family="paragraph" style:parent-style-name="Standard">
      <style:paragraph-properties fo:background-color="#ffff00">
        <style:background-image/>
      </style:paragraph-properties>
      <style:text-properties officeooo:rsid="019c5dd1" officeooo:paragraph-rsid="019c5dd1"/>
    </style:style>
    <style:style style:name="P560" style:family="paragraph" style:parent-style-name="Standard">
      <style:paragraph-properties fo:background-color="#ffff00">
        <style:background-image/>
      </style:paragraph-properties>
      <style:text-properties officeooo:rsid="019f3acd" officeooo:paragraph-rsid="01a42489"/>
    </style:style>
    <style:style style:name="P561" style:family="paragraph" style:parent-style-name="Standard">
      <style:paragraph-properties fo:background-color="#ffff00">
        <style:background-image/>
      </style:paragraph-properties>
      <style:text-properties officeooo:rsid="01a0682d" officeooo:paragraph-rsid="01a0682d"/>
    </style:style>
    <style:style style:name="P562" style:family="paragraph" style:parent-style-name="Standard">
      <style:paragraph-properties fo:background-color="#ffff00">
        <style:background-image/>
      </style:paragraph-properties>
      <style:text-properties officeooo:rsid="01b38942" officeooo:paragraph-rsid="01b38942"/>
    </style:style>
    <style:style style:name="P563" style:family="paragraph" style:parent-style-name="Standard">
      <style:paragraph-properties fo:background-color="#ffff00">
        <style:background-image/>
      </style:paragraph-properties>
      <style:text-properties officeooo:rsid="01b8e06a" officeooo:paragraph-rsid="01b8e06a"/>
    </style:style>
    <style:style style:name="P564" style:family="paragraph" style:parent-style-name="Standard">
      <style:paragraph-properties fo:background-color="#ffff00">
        <style:background-image/>
      </style:paragraph-properties>
      <style:text-properties officeooo:rsid="01c772d2" officeooo:paragraph-rsid="01c772d2"/>
    </style:style>
    <style:style style:name="P565" style:family="paragraph" style:parent-style-name="Standard">
      <style:paragraph-properties fo:background-color="#ffff00">
        <style:background-image/>
      </style:paragraph-properties>
      <style:text-properties officeooo:rsid="01c94516" officeooo:paragraph-rsid="01c94516"/>
    </style:style>
    <style:style style:name="P566" style:family="paragraph" style:parent-style-name="Standard">
      <style:paragraph-properties fo:background-color="#ffff00">
        <style:background-image/>
      </style:paragraph-properties>
      <style:text-properties officeooo:rsid="01ca70d2" officeooo:paragraph-rsid="01ca70d2"/>
    </style:style>
    <style:style style:name="P567" style:family="paragraph" style:parent-style-name="Standard">
      <style:paragraph-properties fo:background-color="#ffff00">
        <style:background-image/>
      </style:paragraph-properties>
      <style:text-properties officeooo:rsid="01cc27d1" officeooo:paragraph-rsid="01cc27d1"/>
    </style:style>
    <style:style style:name="P568" style:family="paragraph" style:parent-style-name="Standard">
      <style:paragraph-properties fo:background-color="#ffff00">
        <style:background-image/>
      </style:paragraph-properties>
      <style:text-properties officeooo:rsid="01cf5adb" officeooo:paragraph-rsid="01cf5adb"/>
    </style:style>
    <style:style style:name="P569" style:family="paragraph" style:parent-style-name="Standard">
      <style:paragraph-properties fo:background-color="#ffff00">
        <style:background-image/>
      </style:paragraph-properties>
      <style:text-properties officeooo:rsid="01d199d2" officeooo:paragraph-rsid="01d199d2"/>
    </style:style>
    <style:style style:name="P570" style:family="paragraph" style:parent-style-name="Standard">
      <style:paragraph-properties fo:background-color="#ffff00">
        <style:background-image/>
      </style:paragraph-properties>
      <style:text-properties officeooo:rsid="01e6bfbf" officeooo:paragraph-rsid="01e6bfbf"/>
    </style:style>
    <style:style style:name="P571" style:family="paragraph" style:parent-style-name="Standard">
      <style:paragraph-properties fo:background-color="#ffff00">
        <style:background-image/>
      </style:paragraph-properties>
      <style:text-properties officeooo:rsid="0208dab9" officeooo:paragraph-rsid="0208dab9"/>
    </style:style>
    <style:style style:name="P572" style:family="paragraph" style:parent-style-name="Standard">
      <style:paragraph-properties fo:background-color="#ffff00">
        <style:background-image/>
      </style:paragraph-properties>
      <style:text-properties officeooo:rsid="0209e0fb" officeooo:paragraph-rsid="0209e0fb"/>
    </style:style>
    <style:style style:name="P573" style:family="paragraph" style:parent-style-name="Standard">
      <style:paragraph-properties fo:background-color="#ffff00">
        <style:background-image/>
      </style:paragraph-properties>
      <style:text-properties officeooo:rsid="0224e794" officeooo:paragraph-rsid="0224e794"/>
    </style:style>
    <style:style style:name="P574" style:family="paragraph" style:parent-style-name="Standard">
      <style:paragraph-properties fo:background-color="#ffffff">
        <style:background-image/>
      </style:paragraph-properties>
      <style:text-properties officeooo:rsid="0153fd44" officeooo:paragraph-rsid="0153fd44" fo:background-color="#ffff00"/>
    </style:style>
    <style:style style:name="P575" style:family="paragraph" style:parent-style-name="Standard">
      <style:paragraph-properties fo:background-color="#ffffff">
        <style:background-image/>
      </style:paragraph-properties>
      <style:text-properties officeooo:rsid="018c7a8f" officeooo:paragraph-rsid="018c7a8f" fo:background-color="#ffffff"/>
    </style:style>
    <style:style style:name="P576" style:family="paragraph" style:parent-style-name="Standard">
      <style:paragraph-properties fo:background-color="#ffff99">
        <style:background-image/>
      </style:paragraph-properties>
      <style:text-properties officeooo:rsid="0194158c" officeooo:paragraph-rsid="0194158c"/>
    </style:style>
    <style:style style:name="P577" style:family="paragraph" style:parent-style-name="Standard">
      <style:paragraph-properties fo:background-color="#ffff99">
        <style:background-image/>
      </style:paragraph-properties>
      <style:text-properties officeooo:rsid="0195ef92" officeooo:paragraph-rsid="0195ef92"/>
    </style:style>
    <style:style style:name="P578" style:family="paragraph" style:parent-style-name="Standard" style:list-style-name="L1">
      <style:text-properties officeooo:rsid="01af9d02" officeooo:paragraph-rsid="01af9d02"/>
    </style:style>
    <style:style style:name="P579" style:family="paragraph" style:parent-style-name="Standard" style:list-style-name="L2">
      <style:text-properties officeooo:rsid="025f4a3f" officeooo:paragraph-rsid="025ede05"/>
    </style:style>
    <style:style style:name="P580" style:family="paragraph" style:parent-style-name="Standard" style:list-style-name="L3">
      <style:text-properties officeooo:rsid="025f4a3f" officeooo:paragraph-rsid="025ede05"/>
    </style:style>
    <style:style style:name="P581" style:family="paragraph" style:parent-style-name="Standard" style:list-style-name="L3">
      <style:text-properties officeooo:rsid="025f4a3f" officeooo:paragraph-rsid="025f4a3f"/>
    </style:style>
    <style:style style:name="P582" style:family="paragraph" style:parent-style-name="Standard" style:list-style-name="L3">
      <style:text-properties officeooo:rsid="025ede05" officeooo:paragraph-rsid="025ede05"/>
    </style:style>
    <style:style style:name="P583" style:family="paragraph" style:parent-style-name="Standard" style:list-style-name="L4">
      <style:text-properties officeooo:rsid="025ede05" officeooo:paragraph-rsid="025f4a3f"/>
    </style:style>
    <style:style style:name="P584" style:family="paragraph" style:parent-style-name="Standard" style:list-style-name="L4">
      <style:text-properties fo:color="#000000" fo:font-weight="normal" officeooo:rsid="0262048f" officeooo:paragraph-rsid="0262048f" style:font-weight-asian="normal" style:font-weight-complex="normal"/>
    </style:style>
    <style:style style:name="P585" style:family="paragraph" style:parent-style-name="Standard">
      <style:text-properties officeooo:rsid="02c4650d" officeooo:paragraph-rsid="02c7ba0c"/>
    </style:style>
    <style:style style:name="P586" style:family="paragraph" style:parent-style-name="Standard">
      <style:text-properties officeooo:rsid="02c4650d" officeooo:paragraph-rsid="02c4650d"/>
    </style:style>
    <style:style style:name="P587" style:family="paragraph" style:parent-style-name="Standard">
      <style:text-properties officeooo:rsid="02d32abc" officeooo:paragraph-rsid="02d32abc"/>
    </style:style>
    <style:style style:name="P588" style:family="paragraph" style:parent-style-name="Standard">
      <style:text-properties fo:font-weight="bold" officeooo:rsid="02d32abc" officeooo:paragraph-rsid="02d32abc" style:font-weight-asian="bold" style:font-weight-complex="bold"/>
    </style:style>
    <style:style style:name="P589" style:family="paragraph" style:parent-style-name="Standard">
      <style:text-properties fo:font-weight="bold" officeooo:rsid="02c43fc4" officeooo:paragraph-rsid="02c43fc4" style:font-weight-asian="bold" style:font-weight-complex="bold"/>
    </style:style>
    <style:style style:name="P590" style:family="paragraph" style:parent-style-name="Standard">
      <style:text-properties fo:font-weight="normal" officeooo:rsid="02d48dd3" officeooo:paragraph-rsid="02d48dd3" style:font-weight-asian="normal" style:font-weight-complex="normal"/>
    </style:style>
    <style:style style:name="P591" style:family="paragraph" style:parent-style-name="Standard">
      <style:text-properties officeooo:rsid="02d5c8be" officeooo:paragraph-rsid="02d5c8be"/>
    </style:style>
    <style:style style:name="P592" style:family="paragraph" style:parent-style-name="Standard">
      <style:text-properties officeooo:rsid="02d5c8be" officeooo:paragraph-rsid="02d7a8e9"/>
    </style:style>
    <style:style style:name="P593" style:family="paragraph" style:parent-style-name="Standard">
      <style:text-properties officeooo:rsid="02d9b369" officeooo:paragraph-rsid="02d9b369"/>
    </style:style>
    <style:style style:name="P594" style:family="paragraph" style:parent-style-name="Standard">
      <style:text-properties officeooo:rsid="0054368c" officeooo:paragraph-rsid="0054368c"/>
    </style:style>
    <style:style style:name="P595" style:family="paragraph" style:parent-style-name="Standard">
      <style:text-properties fo:color="#1c1c1c" officeooo:rsid="02bfabdd" officeooo:paragraph-rsid="02bfabdd"/>
    </style:style>
    <style:style style:name="P596" style:family="paragraph" style:parent-style-name="Standard">
      <style:text-properties fo:color="#1c1c1c" officeooo:rsid="02daeadb" officeooo:paragraph-rsid="02daeadb"/>
    </style:style>
    <style:style style:name="P597" style:family="paragraph" style:parent-style-name="Standard">
      <style:text-properties officeooo:rsid="0170ad79" officeooo:paragraph-rsid="0170ad79"/>
    </style:style>
    <style:style style:name="P598" style:family="paragraph" style:parent-style-name="Standard">
      <style:text-properties officeooo:rsid="02db57bd" officeooo:paragraph-rsid="02db57bd"/>
    </style:style>
    <style:style style:name="P599" style:family="paragraph" style:parent-style-name="Standard">
      <style:paragraph-properties fo:background-color="#ffff00">
        <style:background-image/>
      </style:paragraph-properties>
      <style:text-properties officeooo:rsid="02db57bd" officeooo:paragraph-rsid="02db57bd" fo:background-color="#ffff0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5c8be"/>
    </style:style>
    <style:style style:name="T115" style:family="text">
      <style:text-properties officeooo:rsid="02d7a8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4">Ref:</text:p>
      <text:p text:style-name="P214">1) at app dividend <text:s/><text:span text:style-name="T54">with file upload</text:span></text:p>
      <text:p text:style-name="P302">https://appdividend.com/2018/02/23/laravel-5-6-crud-tutorial/</text:p>
      <text:p text:style-name="P214">2) <text:a xlink:type="simple" xlink:href="https://www.5balloons.info/tutorial-simple-crud-operations-in-laravel-5-5/">https://www.5balloons.info/tutorial-simple-crud-operations-in-laravel-5-5/</text:a></text:p>
      <text:p text:style-name="P216">3)https://itsolutionstuff.com/post/laravel-56-crud-application-for-starterexample.html</text:p>
      <text:p text:style-name="P1"/>
      <text:p text:style-name="P1"/>
      <text:p text:style-name="P1"/>
      <text:p text:style-name="P539">sudo opt/lampp/lampp start</text:p>
      <text:p text:style-name="P1"/>
      <text:p text:style-name="P2">install composer</text:p>
      <text:p text:style-name="P190"><text:a xlink:type="simple" xlink:href="https://www.digitalocean.com/community/tutorials/how-to-install-and-use-composer-on-ubuntu-14-04">https://www.digitalocean.com/community/tutorials/how-to-install-and-use-composer-on-ubuntu-14-04</text:a></text:p>
      <text:p text:style-name="P190"/>
      <text:p text:style-name="P9">composer update</text:p>
      <text:p text:style-name="P19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60"/>
      <text:p text:style-name="P160">Once the package is installed, you should register the Appzcoder\CrudGenerator\CrudGeneratorServiceProvider service provider. Normally, Laravel 5.5+ will register the service provider automatically.</text:p>
      <text:p text:style-name="P160"/>
      <text:p text:style-name="P160">After that, publish its assets using the vendor:publish Artisan command:</text:p>
      <text:p text:style-name="P160"/>
      <text:p text:style-name="P160">php artisan vendor:publish --provider="Appzcoder\CrudGenerator\CrudGeneratorServiceProvider"</text:p>
      <text:p text:style-name="P129"/>
      <text:p text:style-name="P129"/>
      <text:p text:style-name="P129"/>
      <text:p text:style-name="P129">use by follow:-</text:p>
      <text:p text:style-name="P258">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8">php artisan make:model Worksheets -m</text:p>
      <text:p text:style-name="P124"/>
      <text:p text:style-name="P25">make migration only</text:p>
      <text:p text:style-name="P257"/>
      <text:p text:style-name="P257">php artisan make:migration add_votes_to_users_table --table=users</text:p>
      <text:p text:style-name="P257"/>
      <text:p text:style-name="P257">php artisan make:migration create_users_table –create=users</text:p>
      <text:p text:style-name="P544"/>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7">php artisan migrate:refresh –seed</text:p>
      <text:p text:style-name="P135"/>
      <text:p text:style-name="P163">db add or remove coloumn ?</text:p>
      <text:p text:style-name="P163"/>
      <text:p text:style-name="P189">Seeder for create data</text:p>
      <text:p text:style-name="P164">Ref: <text:a xlink:type="simple" xlink:href="https://appdividend.com/2017/10/11/laravel-eloquent-relationships/">https://appdividend.com/2017/10/11/laravel-eloquent-relationships/</text:a></text:p>
      <text:p text:style-name="P164"/>
      <text:p text:style-name="P164">php artisan make:seeder UsersTableSeeder</text:p>
      <text:p text:style-name="P164"/>
      <text:p text:style-name="P164">in run method</text:p>
      <text:p text:style-name="P164"/>
      <text:p text:style-name="P164">DB::table('users')-&gt;insert([</text:p>
      <text:p text:style-name="P164"><text:s text:c="12"/>'name' =&gt; str_random(10),</text:p>
      <text:p text:style-name="P164"><text:s text:c="12"/>'email' =&gt; str_random(10).'@gmail.com',</text:p>
      <text:p text:style-name="P164"><text:s text:c="12"/>'password' =&gt; bcrypt('secret'),</text:p>
      <text:p text:style-name="P164"><text:s text:c="8"/>]);</text:p>
      <text:p text:style-name="P164"/>
      <text:p text:style-name="P165">in file DatabaseSeeder</text:p>
      <text:p text:style-name="P165">in run method write follw</text:p>
      <text:p text:style-name="P165"/>
      <text:p text:style-name="P165"><text:s/>$this-&gt;call(UsersTableSeeder::class);</text:p>
      <text:p text:style-name="P165"/>
      <text:p text:style-name="P166">then in colsole</text:p>
      <text:p text:style-name="P133"><text:span text:style-name="T8">php artisan </text:span><text:a xlink:type="simple" xlink:href="db:seed"><text:span text:style-name="T8">db:seed</text:span></text:a></text:p>
      <text:p text:style-name="P133"/>
      <text:p text:style-name="P158">php artisan migrate:refresh –seed</text:p>
      <text:p text:style-name="P158"/>
      <text:p text:style-name="P136"><text:tab/><text:tab/></text:p>
      <text:p text:style-name="P141">g<text:span text:style-name="T33">et Auth user Data</text:span></text:p>
      <text:p text:style-name="P141"/>
      <text:p text:style-name="P162">use Illuminate\Support\Facades\Auth;</text:p>
      <text:p text:style-name="P162"/>
      <text:p text:style-name="P162">// Get the currently authenticated user...</text:p>
      <text:p text:style-name="P162">$user = Auth::user();</text:p>
      <text:p text:style-name="P162"/>
      <text:p text:style-name="P162">// Get the currently authenticated user's ID...</text:p>
      <text:p text:style-name="P162">$id = Auth::id();</text:p>
      <text:p text:style-name="P159"/>
      <text:p text:style-name="P159"><text:soft-page-break/>Auth::user()-&gt;role_id ==1</text:p>
      <text:p text:style-name="P138">or <text:s/>\Auth::user()-&gt;role_id;</text:p>
      <text:p text:style-name="P138"/>
      <text:p text:style-name="P138"/>
      <text:p text:style-name="P154">Request</text:p>
      <text:p text:style-name="P140"/>
      <text:p text:style-name="P161">$request-&gt;except('type','image1_cropped_value','image2_cropped_value');</text:p>
      <text:p text:style-name="P140"/>
      <text:p text:style-name="P161"><text:s text:c="2"/>$requestData = $request-&gt;all();</text:p>
      <text:p text:style-name="P138"/>
      <text:p text:style-name="P167">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30"><text:soft-page-break/>&lt;script type="text/javascript" src="{{ asset('<text:span text:style-name="T6">public/js/</text:span>datepicker/jquery-ui.js') }}"&gt;&lt;/script&gt;</text:p>
      <text:p text:style-name="P230"/>
      <text:p text:style-name="P20">include css</text:p>
      <text:p text:style-name="P230">&lt;link href="{{asset('<text:span text:style-name="T6">public/css/</text:span>font-awesome.css')}}" rel="stylesheet" type="text/css" media="all"/&gt;</text:p>
      <text:p text:style-name="P126"/>
      <text:p text:style-name="P21">get post data</text:p>
      <text:p text:style-name="P250"/>
      <text:p text:style-name="P250">$reg_date = $request-&gt;input('registration_date');</text:p>
      <text:p text:style-name="P126"/>
      <text:p text:style-name="P23">get Get data</text:p>
      <text:p text:style-name="P255">1. <text:s/>$input = $request-&gt;all(); <text:s/>&amp; $request pass in argu</text:p>
      <text:p text:style-name="P255">2. <text:s/>url?term=abc</text:p>
      <text:p text:style-name="P255"><text:s text:c="5"/>$request-&gt;query('term');</text:p>
      <text:p text:style-name="P100">link</text:p>
      <text:p text:style-name="P155"/>
      <text:p text:style-name="P155">&lt;a href="{{url('admin/roles')}}"&gt;</text:p>
      <text:p text:style-name="P155"/>
      <text:p text:style-name="P155">in route resoue this is mention so manage it by self.</text:p>
      <text:p text:style-name="P155"/>
      <text:p text:style-name="P113">Image</text:p>
      <text:p text:style-name="P229"/>
      <text:p text:style-name="P229">&lt;img src="{{asset('public/user/profile/'.Auth::user()-&gt;profile_pic)}}" alt="" width="50px" height="50px"&gt; </text:p>
      <text:p text:style-name="P155"/>
      <text:p text:style-name="P101">Make schema</text:p>
      <text:p text:style-name="P156"/>
      <text:p text:style-name="P156"><text:a xlink:type="simple" xlink:href="https://laravel.com/docs/5.6/migrations#creating-tables">https://laravel.com/docs/5.6/migrations#creating-tables</text:a></text:p>
      <text:p text:style-name="P156"/>
      <text:p text:style-name="P108">model Relation ship <text:s/><text:span text:style-name="T36">&amp; dummy data insert</text:span></text:p>
      <text:p text:style-name="P236"><text:a xlink:type="simple" xlink:href="https://appdividend.com/2017/10/11/laravel-eloquent-relationships/">https://appdividend.com/2017/10/11/laravel-eloquent-relationships/</text:a></text:p>
      <text:p text:style-name="P236"/>
      <text:p text:style-name="P237">return $this-&gt;hasMany(TeamMembers::class);</text:p>
      <text:p text:style-name="P237">return $this-&gt;belongsTo(Teams::class);</text:p>
      <text:p text:style-name="P156"/>
      <text:p text:style-name="P156"/>
      <text:p text:style-name="P238">if foringkey name is different then </text:p>
      <text:p text:style-name="P238"><text:s/>return $this-&gt;hasMany(User::class,'role_id','id'); <text:s text:c="4"/><text:span text:style-name="T37">X</text:span> </text:p>
      <text:p text:style-name="P238"/>
      <text:p text:style-name="P239">for dummy data</text:p>
      <text:p text:style-name="P239">Ref:</text:p>
      <text:p text:style-name="P239"/>
      <text:p text:style-name="P147">2 rite</text:p>
      <text:p text:style-name="P240">1. databaseseder ma direct lakhine</text:p>
      <text:p text:style-name="P241"><text:s text:c="3"/><text:span text:style-name="T6"><text:s/></text:span><text:span text:style-name="T7">Ref: https://appdividend.com/2017/10/11/laravel-eloquent-relationships/</text:span></text:p>
      <text:p text:style-name="P240"/>
      <text:p text:style-name="P240">2. facotory thi</text:p>
      <text:p text:style-name="P240"><text:s text:c="3"/>facotry command 'php artisan make:factory TeamMembersFactory' <text:s/>thi fatorty banavani</text:p>
      <text:p text:style-name="P240">model &amp; return ma lakhvu </text:p>
      <text:p text:style-name="P240"><text:s/>then</text:p>
      <text:p text:style-name="P240"><text:s text:c="2"/>php artisan make:seeder TeamsMembersTableSeeder</text:p>
      <text:p text:style-name="P240"><text:s text:c="4"/>seeder banavu <text:s/>ane run mehtod ma </text:p>
      <text:p text:style-name="P240"><text:soft-page-break/><text:s text:c="2"/>factory('App\Teams',5)-&gt;create(); <text:s text:c="3"/>ana thi facoty call karavi</text:p>
      <text:p text:style-name="P240"/>
      <text:p text:style-name="P240"><text:s text:c="2"/>database seeder na run ma </text:p>
      <text:p text:style-name="P240"><text:s text:c="3"/>$this-&gt;call(TeamsTableSeeder::class); <text:s/>aana thi seeder call karavu</text:p>
      <text:p text:style-name="P240">ane </text:p>
      <text:p text:style-name="P240"><text:s/>php artisan <text:a xlink:type="simple" xlink:href="db:seed">db:seed</text:a> <text:s/>karine check databse</text:p>
      <text:p text:style-name="P239"/>
      <text:p text:style-name="P148"><text:span text:style-name="T38">Ref: </text:span>https://tutsforweb.com/learn-to-use-model-factories-in-laravel/</text:p>
      <text:p text:style-name="P238"/>
      <text:p text:style-name="P26">Pasword</text:p>
      <text:p text:style-name="P26"/>
      <text:p text:style-name="P262">&lt;?php</text:p>
      <text:p text:style-name="P262"/>
      <text:p text:style-name="P262">$string = 'Hello world.';</text:p>
      <text:p text:style-name="P262">$hash = Hash::make($string);</text:p>
      <text:p text:style-name="P262"/>
      <text:p text:style-name="P262">if (Hash::check($string, $hash)) {</text:p>
      <text:p text:style-name="P262"><text:s text:c="4"/>// The passwords match...</text:p>
      <text:p text:style-name="P262">}</text:p>
      <text:p text:style-name="P262"/>
      <text:p text:style-name="P30">login check</text:p>
      <text:p text:style-name="P30"/>
      <text:p text:style-name="P283">Use Hash;</text:p>
      <text:p text:style-name="P283"/>
      <text:p text:style-name="P283">$user = User::where('email', '=', 'email@address.com')-&gt;first();</text:p>
      <text:p text:style-name="P283">Then, you'll need to CHECK the hashed password, like so:</text:p>
      <text:p text:style-name="P283"/>
      <text:p text:style-name="P283">Hash::check('INPUT PASSWORD', $user-&gt;password);</text:p>
      <text:p text:style-name="P262"/>
      <text:p text:style-name="P27">title</text:p>
      <text:p text:style-name="P263"><text:s/>&lt;title&gt;@yield('title') | {{$setting['site_name']}}&lt;/title&gt; <text:s/>in blade.php</text:p>
      <text:p text:style-name="P263">@section('title','CMS Pages') <text:s text:c="8"/>in page</text:p>
      <text:p text:style-name="P238"/>
      <text:p text:style-name="P10">cheetsheet</text:p>
      <text:p text:style-name="P192"><text:a xlink:type="simple" xlink:href="https://learninglaravel.net/cheatsheet/">https://learninglaravel.net/cheatsheet/</text:a></text:p>
      <text:p text:style-name="P242">https://laravel.gen.tr/cheatsheet/</text:p>
      <text:p text:style-name="P192"/>
      <text:p text:style-name="P192"/>
      <text:p text:style-name="P192"/>
      <text:p text:style-name="P11"><text:span text:style-name="T31">Eloquient </text:span>Query</text:p>
      <text:p text:style-name="P193"><text:a xlink:type="simple" xlink:href="https://laravel.com/docs/5.6/queries">https://laravel.com/docs/5.6/queries</text:a></text:p>
      <text:p text:style-name="P193"/>
      <text:p text:style-name="P200">or use repository</text:p>
      <text:p text:style-name="P193"/>
      <text:p text:style-name="P193"/>
      <text:p text:style-name="P12">Constant</text:p>
      <text:p text:style-name="P194"/>
      <text:p text:style-name="P194"><text:s/>accepted</text:p>
      <text:p text:style-name="P194"/>
      <text:p text:style-name="P194">For most constants used globally across the application, storing them in config files is sufficient. It is also pretty simple</text:p>
      <text:p text:style-name="P194"/>
      <text:p text:style-name="P194"><text:soft-page-break/>Create a new file in the config directory. Let's call it constants.php</text:p>
      <text:p text:style-name="P194"/>
      <text:p text:style-name="P194">In there you have to return an array of config values.</text:p>
      <text:p text:style-name="P249">&lt;?php </text:p>
      <text:p text:style-name="P194">return [</text:p>
      <text:p text:style-name="P194"><text:s text:c="4"/>'options' =&gt; [</text:p>
      <text:p text:style-name="P194"><text:s text:c="8"/>'option_attachment' =&gt; '13',</text:p>
      <text:p text:style-name="P194"><text:s text:c="8"/>'option_email' =&gt; '14',</text:p>
      <text:p text:style-name="P194"><text:s text:c="8"/>'option_monetery' =&gt; '15',</text:p>
      <text:p text:style-name="P194"><text:s text:c="8"/>'option_ratings' =&gt; '16',</text:p>
      <text:p text:style-name="P194"><text:s text:c="8"/>'option_textarea' =&gt; '17',</text:p>
      <text:p text:style-name="P194"><text:s text:c="4"/>]</text:p>
      <text:p text:style-name="P194">];</text:p>
      <text:p text:style-name="P194"/>
      <text:p text:style-name="P194">And you can access them as follows</text:p>
      <text:p text:style-name="P194"/>
      <text:p text:style-name="P194">Config::get('constants.options');</text:p>
      <text:p text:style-name="P194">// or if you want a specific one</text:p>
      <text:p text:style-name="P194">Config::get('constants.options.option_attachment'); </text:p>
      <text:p text:style-name="P248">or </text:p>
      <text:p text:style-name="P248">config('messages.api.success');</text:p>
      <text:p text:style-name="P199"><text:span text:style-name="T22">Note </text:span>: <text:span text:style-name="T20">const use in view same as cntrl </text:span>for define const. Use in view</text:p>
      <text:p text:style-name="P199"><text:s text:c="8"/><text:span text:style-name="T29">and aavi j rite msg mateni file banavi ne gobal msg mate use kari sakay che</text:span></text:p>
      <text:p text:style-name="P194"/>
      <text:p text:style-name="P13">Appserviceprovider</text:p>
      <text:p text:style-name="P195"/>
      <text:p text:style-name="P195">first load this <text:span text:style-name="T19">boot method</text:span></text:p>
      <text:p text:style-name="P195"/>
      <text:p text:style-name="P13">load model</text:p>
      <text:p text:style-name="P195"/>
      <text:p text:style-name="P195">use App\Models\Setting;</text:p>
      <text:p text:style-name="P195"/>
      <text:p text:style-name="P195">then use query or <text:s/><text:span text:style-name="T18">pluck</text:span></text:p>
      <text:p text:style-name="P195"/>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7">$guarded-<text:span text:style-name="T21">blacklist</text:span></text:p>
      <text:p text:style-name="P197"><text:s text:c="16"/><text:span text:style-name="T23">means je field lakhu te not filleble</text:span></text:p>
      <text:p text:style-name="P197"><text:soft-page-break/></text:p>
      <text:p text:style-name="P197">fillable-<text:span text:style-name="T21">whtelist <text:s/></text:span></text:p>
      <text:p text:style-name="P197"><text:s text:c="8"/></text:p>
      <text:p text:style-name="P197"><text:s text:c="12"/><text:span text:style-name="T23">means je field lakhu te fileble</text:span></text:p>
      <text:p text:style-name="P197"/>
      <text:p text:style-name="P198"/>
      <text:p text:style-name="P102">Redirect</text:p>
      <text:p text:style-name="P201"/>
      <text:p text:style-name="P201"><text:s text:c="2"/><text:span text:style-name="T28">1. redirect view</text:span></text:p>
      <text:p text:style-name="P202"><text:s text:c="2"/><text:span text:style-name="T25">like <text:s text:c="2"/>return view('admin.setting.edit', compact('setting'));</text:span></text:p>
      <text:p text:style-name="P201"/>
      <text:p text:style-name="P203"><text:span text:style-name="T28">2. </text:span>redirect route('aliasename');</text:p>
      <text:p text:style-name="P203"/>
      <text:p text:style-name="P203">redirect('url') ; <text:s text:c="2"/>//for reso<text:span text:style-name="T26">u</text:span>rces</text:p>
      <text:p text:style-name="P203"/>
      <text:p text:style-name="P205">keep in mind</text:p>
      <text:p text:style-name="P205"><text:s text:c="7"/></text:p>
      <text:p text:style-name="P205"/>
      <text:p text:style-name="P205"/>
      <text:p text:style-name="P205"/>
      <text:p text:style-name="P205"/>
      <text:p text:style-name="P209"><text:s text:c="2"/><text:span text:style-name="T27">RESTful Resource controller</text:span></text:p>
      <text:p text:style-name="P206"/>
      <text:p text:style-name="P206">A RESTful resource controller sets up some default routes for you and even names them.</text:p>
      <text:p text:style-name="P206"/>
      <text:p text:style-name="P206">Route::resource('users', 'UsersController');</text:p>
      <text:p text:style-name="P206"/>
      <text:p text:style-name="P206">Gives you these named routes:</text:p>
      <text:p text:style-name="P206"/>
      <text:p text:style-name="P206">Verb <text:s text:c="3"/>Path <text:s text:c="23"/>Action <text:s/>Route Name</text:p>
      <text:p text:style-name="P206">GET <text:s text:c="4"/>/users <text:s text:c="21"/>index <text:s text:c="2"/>users.index</text:p>
      <text:p text:style-name="P206">GET <text:s text:c="4"/>/users/create <text:s text:c="14"/>create <text:s/>users.create</text:p>
      <text:p text:style-name="P206">POST <text:s text:c="3"/>/users <text:s text:c="21"/>store <text:s text:c="2"/>users.store</text:p>
      <text:p text:style-name="P206">GET <text:s text:c="4"/>/users/{user} <text:s text:c="14"/>show <text:s text:c="3"/>users.show</text:p>
      <text:p text:style-name="P206">GET <text:s text:c="4"/>/users/{user}/edit <text:s text:c="9"/>edit <text:s text:c="3"/>users.edit</text:p>
      <text:p text:style-name="P207">DELETE <text:s/>/users/{user} <text:s text:c="14"/>destroy users.destroy</text:p>
      <text:p text:style-name="P213">in form 's action</text:p>
      <text:p text:style-name="P213"><text:span text:style-name="T46">{</text:span>{ url('/admin/users' . '/' . $item-&gt;id) }}</text:p>
      <text:p text:style-name="P213"/>
      <text:p text:style-name="P213">&amp; then </text:p>
      <text:p text:style-name="P213"><text:s/>{{ method_field('DELETE') }}</text:p>
      <text:p text:style-name="P208"><text:s/><text:span text:style-name="T30">{{ csrf_field() }}</text:span></text:p>
      <text:p text:style-name="P208"/>
      <text:p text:style-name="P206">PUT <text:s text:c="4"/>/users/{user} <text:s text:c="14"/>update <text:s/>users.update</text:p>
      <text:p text:style-name="P212">&lt;form action="{{url('tasks', [$task-&gt;id])}}" method="POST"&gt;</text:p>
      <text:p text:style-name="P212">&lt;input type="hidden" name="_method" value="PUT"&gt;</text:p>
      <text:p text:style-name="P212"/>
      <text:p text:style-name="P206"/>
      <text:p text:style-name="P206"/>
      <text:p text:style-name="P206">And you would set up your controller something like this (actions = methods)</text:p>
      <text:p text:style-name="P206"/>
      <text:p text:style-name="P206">class UsersController extends BaseController {</text:p>
      <text:p text:style-name="P206"><text:soft-page-break/></text:p>
      <text:p text:style-name="P206"><text:s text:c="4"/>public function index() {}</text:p>
      <text:p text:style-name="P206"/>
      <text:p text:style-name="P206"><text:s text:c="4"/>public function show($id) {}</text:p>
      <text:p text:style-name="P206"/>
      <text:p text:style-name="P206"><text:s text:c="4"/>public function store() {}</text:p>
      <text:p text:style-name="P206"><text:tab/></text:p>
      <text:p text:style-name="P206">}</text:p>
      <text:p text:style-name="P206"/>
      <text:p text:style-name="P206">You can also choose what actions are included or excluded like this:</text:p>
      <text:p text:style-name="P206"/>
      <text:p text:style-name="P206">Route::resource('users', 'UsersController', [</text:p>
      <text:p text:style-name="P206"><text:s text:c="4"/>'only' =&gt; ['index', 'show']</text:p>
      <text:p text:style-name="P206">]);</text:p>
      <text:p text:style-name="P206"/>
      <text:p text:style-name="P206">Route::resource('monkeys', 'MonkeysController', [</text:p>
      <text:p text:style-name="P206"><text:s text:c="4"/>'except' =&gt; ['edit', 'create']</text:p>
      <text:p text:style-name="P206">]);</text:p>
      <text:p text:style-name="P204"><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10">https://itsolutionstuff.com/post/php-laravel-56-rest-api-with-passport-tutorialexample.html</text:p>
      <text:p text:style-name="P196"/>
      <text:p text:style-name="P226"><text:soft-page-break/>simple</text:p>
      <text:p text:style-name="P226"><text:s text:c="2"/><text:a xlink:type="simple" xlink:href="http://ahex.co/how-to-build-restful-api-using-lavavel-5-6/">http://ahex.co/how-to-build-restful-api-using-lavavel-5-6/</text:a></text:p>
      <text:p text:style-name="P226"/>
      <text:p text:style-name="P226">JWT</text:p>
      <text:p text:style-name="P226"/>
      <text:p text:style-name="P231"><text:s/><text:a xlink:type="simple" xlink:href="https://appdividend.com/2018/02/24/laravel-jwt-authentication-tutorial/">https://appdividend.com/2018/02/24/laravel-jwt-authentication-tutorial/</text:a></text:p>
      <text:p text:style-name="P231"/>
      <text:p text:style-name="P227"><text:s/><text:a xlink:type="simple" xlink:href="https://arjunphp.com/laravel-5-6-rest-api-jwt-authentication/">https://arjunphp.com/laravel-5-6-rest-api-jwt-authentication/</text:a></text:p>
      <text:p text:style-name="P227"/>
      <text:p text:style-name="P227"/>
      <text:p text:style-name="P551">S3 bucket file upload <text:span text:style-name="T76">laravel</text:span></text:p>
      <text:p text:style-name="P264"/>
      <text:p text:style-name="P264"><text:a xlink:type="simple" xlink:href="https://appdividend.com/2018/05/22/laravel-cloud-file-upload-tutorial-with-example/">https://appdividend.com/2018/05/22/laravel-cloud-file-upload-tutorial-with-example/</text:a></text:p>
      <text:p text:style-name="P264"/>
      <text:p text:style-name="P414">S3 bucket file upload in php <text:span text:style-name="T77">with demo &amp; download</text:span></text:p>
      <text:p text:style-name="P414"/>
      <text:p text:style-name="P414"><text:a xlink:type="simple" xlink:href="https://www.9lessons.info/2012/08/upload-files-to-amazon-s3-php.html">https://www.9lessons.info/2012/08/upload-files-to-amazon-s3-php.html</text:a></text:p>
      <text:p text:style-name="P414"/>
      <text:p text:style-name="P196"/>
      <text:p text:style-name="P106">print last query</text:p>
      <text:p text:style-name="P211"/>
      <text:p text:style-name="P211">https://itsolutionstuff.com/post/how-to-get-last-executed-query-in-larave-5example.html</text:p>
      <text:p text:style-name="P196"/>
      <text:p text:style-name="P196"/>
      <text:p text:style-name="P107">send email</text:p>
      <text:p text:style-name="P217"/>
      <text:p text:style-name="P217"><text:a xlink:type="simple" xlink:href="https://appdividend.com/2018/03/05/send-email-in-laravel-tutorial/">https://appdividend.com/2018/03/05/send-email-in-laravel-tutorial/</text:a></text:p>
      <text:p text:style-name="P217"/>
      <text:p text:style-name="P217"/>
      <text:p text:style-name="P217"/>
      <text:p text:style-name="P22">Ajax</text:p>
      <text:p text:style-name="P251"><text:s/><text:span text:style-name="T44">1. </text:span><text:s/>by get method</text:p>
      <text:p text:style-name="P251"><text:s text:c="4"/>&lt;script&gt; </text:p>
      <text:p text:style-name="P251"><text:s text:c="4"/>$('#show_more').click(function(){ </text:p>
      <text:p text:style-name="P251"><text:s text:c="7"/>var segment="&lt;?php echo Request::segment(2);?&gt;"; </text:p>
      <text:p text:style-name="P251"><text:s text:c="7"/>var c=$("#show_more").attr("display"); </text:p>
      <text:p text:style-name="P251"><text:s text:c="7"/>$.ajax({ </text:p>
      <text:p text:style-name="P251"><text:s text:c="10"/>url: "{{ url('/ajax/') }}/"+segment+'/'+c, </text:p>
      <text:p text:style-name="P251"><text:s text:c="10"/>method: 'get', </text:p>
      <text:p text:style-name="P251"><text:s text:c="10"/>success: function(result){ </text:p>
      <text:p text:style-name="P251"><text:s text:c="10"/><text:tab/> $("#products").html(result); </text:p>
      <text:p text:style-name="P251"><text:s text:c="10"/>}}); </text:p>
      <text:p text:style-name="P251"><text:s text:c="7"/>}); </text:p>
      <text:p text:style-name="P251">&lt;/script&gt;</text:p>
      <text:p text:style-name="P251"/>
      <text:p text:style-name="P252">return html</text:p>
      <text:p text:style-name="P252"/>
      <text:p text:style-name="P253">use View</text:p>
      <text:p text:style-name="P253">return View::make('front.show_more_listing', compact('businesses','categories','display'));</text:p>
      <text:p text:style-name="P196"/>
      <text:p text:style-name="P254">2. by post</text:p>
      <text:p text:style-name="P254"/>
      <text:p text:style-name="P254"><text:soft-page-break/><text:s text:c="2"/>&lt;script&gt;</text:p>
      <text:p text:style-name="P254"><text:s text:c="9"/><text:span text:style-name="T45">$</text:span>(document).ready(function(){</text:p>
      <text:p text:style-name="P254"><text:s text:c="12"/><text:span text:style-name="T45">$</text:span>('#ajaxSubmit').click(function(e){</text:p>
      <text:p text:style-name="P254"><text:s text:c="15"/>e.preventDefault();</text:p>
      <text:p text:style-name="P254"><text:s text:c="15"/>$.ajaxSetup({</text:p>
      <text:p text:style-name="P254"><text:s text:c="18"/>headers: {</text:p>
      <text:p text:style-name="P254"><text:s text:c="22"/>'X-CSRF-TOKEN': $('meta[name="_token"]').attr('content')</text:p>
      <text:p text:style-name="P254"><text:s text:c="18"/>}</text:p>
      <text:p text:style-name="P254"><text:s text:c="14"/>});</text:p>
      <text:p text:style-name="P254"><text:s text:c="15"/><text:span text:style-name="T45">$</text:span>.ajax({</text:p>
      <text:p text:style-name="P254"><text:s text:c="18"/>url: "{{ url('/grocery/post') }}",</text:p>
      <text:p text:style-name="P254"><text:s text:c="18"/>method: 'post',</text:p>
      <text:p text:style-name="P254"><text:s text:c="18"/>data: {</text:p>
      <text:p text:style-name="P254"><text:s text:c="21"/>name: <text:span text:style-name="T45">$</text:span>('#name').val(),</text:p>
      <text:p text:style-name="P254"><text:s text:c="21"/>type: <text:span text:style-name="T45">$</text:span>('#type').val(),</text:p>
      <text:p text:style-name="P254"><text:s text:c="21"/>price: <text:span text:style-name="T45">$</text:span>('#price').val()</text:p>
      <text:p text:style-name="P254"><text:s text:c="18"/>},</text:p>
      <text:p text:style-name="P254"><text:s text:c="18"/>success: function(result){</text:p>
      <text:p text:style-name="P254"><text:s text:c="21"/><text:span text:style-name="T45">$</text:span>('.alert').show();</text:p>
      <text:p text:style-name="P254"><text:s text:c="21"/><text:span text:style-name="T45">$</text:span>('.alert').html(result.success);</text:p>
      <text:p text:style-name="P254"><text:s text:c="18"/>}});</text:p>
      <text:p text:style-name="P254"><text:s text:c="15"/>});</text:p>
      <text:p text:style-name="P254"><text:s text:c="12"/>});</text:p>
      <text:p text:style-name="P254"><text:s text:c="6"/>&lt;/script&gt;</text:p>
      <text:p text:style-name="P254"/>
      <text:p text:style-name="P254"/>
      <text:p text:style-name="P280">category &amp; sub category drop dwon by ajax</text:p>
      <text:p text:style-name="P280"/>
      <text:p text:style-name="P280">&lt;script&gt; </text:p>
      <text:p text:style-name="P280"><text:s text:c="4"/></text:p>
      <text:p text:style-name="P280"><text:s text:c="4"/>$(document).ready(function(){ </text:p>
      <text:p text:style-name="P280"><text:s text:c="7"/></text:p>
      <text:p text:style-name="P280"/>
      <text:p text:style-name="P280"><text:s text:c="7"/></text:p>
      <text:p text:style-name="P280"><text:s text:c="8"/>$(".catergory_class").change(function(){ </text:p>
      <text:p text:style-name="P280"><text:s text:c="14"/>var category_id=$(this).val(); </text:p>
      <text:p text:style-name="P280"><text:s text:c="16"/>$.ajax({ </text:p>
      <text:p text:style-name="P280"><text:s text:c="26"/>url: "{{ url('/getsubcategory/') }}/"+category_id, </text:p>
      <text:p text:style-name="P280"><text:s text:c="26"/>method: 'get', </text:p>
      <text:p text:style-name="P280"><text:s text:c="26"/>dataType:'json', </text:p>
      <text:p text:style-name="P280"><text:s text:c="26"/>success: function(result){ </text:p>
      <text:p text:style-name="P280"><text:s text:c="28"/>if(result!=''){ </text:p>
      <text:p text:style-name="P280"><text:s text:c="32"/>var option=''; </text:p>
      <text:p text:style-name="P280"><text:s text:c="32"/>$.each(result, function( key, value ) { </text:p>
      <text:p text:style-name="P280"><text:s text:c="37"/>option+="&lt;option value='"+value.id+"'&gt;"+value.title+"&lt;/option&gt;"; </text:p>
      <text:p text:style-name="P280"><text:s text:c="33"/>}); </text:p>
      <text:p text:style-name="P280"><text:s text:c="28"/>}else{ </text:p>
      <text:p text:style-name="P280"><text:s text:c="34"/>option+="&lt;option value=''&gt;No sub category&lt;/option&gt;"; </text:p>
      <text:p text:style-name="P280"><text:s text:c="28"/>} <text:s text:c="3"/></text:p>
      <text:p text:style-name="P280"><text:s text:c="33"/>$("#SubCategory_id").html(option); </text:p>
      <text:p text:style-name="P280"><text:s text:c="22"/>} </text:p>
      <text:p text:style-name="P280"><text:s text:c="18"/>}); </text:p>
      <text:p text:style-name="P280"><text:soft-page-break/><text:s text:c="8"/></text:p>
      <text:p text:style-name="P280"><text:s text:c="9"/>}); </text:p>
      <text:p text:style-name="P280"><text:s text:c="4"/>}); </text:p>
      <text:p text:style-name="P280">&lt;/script&gt;</text:p>
      <text:p text:style-name="P254"/>
      <text:p text:style-name="P57">AJAX Form submit with file <text:s/>by formdata </text:p>
      <text:p text:style-name="P540"/>
      <text:p text:style-name="P540"/>
      <text:p text:style-name="P540">&lt;script type="text/javascript"&gt; </text:p>
      <text:p text:style-name="P540"/>
      <text:p text:style-name="P540"/>
      <text:p text:style-name="P540"/>
      <text:p text:style-name="P540"><text:s text:c="4"/>$.ajaxSetup({ </text:p>
      <text:p text:style-name="P540"/>
      <text:p text:style-name="P540"><text:s text:c="8"/>headers: { </text:p>
      <text:p text:style-name="P540"/>
      <text:p text:style-name="P540"><text:s text:c="12"/>'X-CSRF-TOKEN': $('meta[name="csrf-token"]').attr('content') </text:p>
      <text:p text:style-name="P540"/>
      <text:p text:style-name="P540"><text:s text:c="8"/>} </text:p>
      <text:p text:style-name="P540"/>
      <text:p text:style-name="P540"><text:s text:c="4"/>}); </text:p>
      <text:p text:style-name="P540"/>
      <text:p text:style-name="P540"/>
      <text:p text:style-name="P540"/>
      <text:p text:style-name="P540"><text:s text:c="4"/>$(".btn-submit").click(function(e){ </text:p>
      <text:p text:style-name="P540"/>
      <text:p text:style-name="P540"><text:s text:c="8"/>e.preventDefault(); </text:p>
      <text:p text:style-name="P540"/>
      <text:p text:style-name="P540"><text:s text:c="8"/>/* get value of fileds*/ </text:p>
      <text:p text:style-name="P540"><text:s text:c="8"/>var name = $("input[name=name]").val(); </text:p>
      <text:p text:style-name="P540"><text:s text:c="8"/>var password = $("input[name=password]").val(); </text:p>
      <text:p text:style-name="P540"><text:s text:c="8"/>var email = $("input[name=email]").val(); </text:p>
      <text:p text:style-name="P540"/>
      <text:p text:style-name="P540"><text:s text:c="7"/>/* make form data obj &amp; append value*/ </text:p>
      <text:p text:style-name="P540"><text:s text:c="8"/>var file_data = $("#imgupload").prop("files")[0]; <text:s text:c="2"/></text:p>
      <text:p text:style-name="P540"><text:s text:c="8"/>var form_data = new FormData(); </text:p>
      <text:p text:style-name="P540"><text:s text:c="8"/>form_data.append("file", file_data); </text:p>
      <text:p text:style-name="P540"/>
      <text:p text:style-name="P540"><text:s text:c="8"/>form_data.append("email",email); </text:p>
      <text:p text:style-name="P540"><text:s text:c="8"/>form_data.append("password",password); </text:p>
      <text:p text:style-name="P540"><text:s text:c="8"/>form_data.append("name",name); </text:p>
      <text:p text:style-name="P540"/>
      <text:p text:style-name="P540"><text:s text:c="8"/>$.ajax({ </text:p>
      <text:p text:style-name="P540"/>
      <text:p text:style-name="P540"><text:s text:c="11"/>type:'POST', </text:p>
      <text:p text:style-name="P540"/>
      <text:p text:style-name="P540"><text:s text:c="11"/>url:"{{ url('/ajaxRequest') }}", </text:p>
      <text:p text:style-name="P540"/>
      <text:p text:style-name="P540"><text:s text:c="11"/>data:form_data, </text:p>
      <text:p text:style-name="P540"><text:s text:c="11"/>cache: false, </text:p>
      <text:p text:style-name="P540"><text:s text:c="11"/>contentType: false, </text:p>
      <text:p text:style-name="P540"><text:s text:c="11"/>processData: false, <text:s text:c="18"/></text:p>
      <text:p text:style-name="P540"><text:soft-page-break/><text:s text:c="11"/>dataType: "text", </text:p>
      <text:p text:style-name="P540"/>
      <text:p text:style-name="P540"><text:s text:c="11"/>success:function(data){ </text:p>
      <text:p text:style-name="P540"/>
      <text:p text:style-name="P540"><text:s text:c="14"/>alert(data); </text:p>
      <text:p text:style-name="P540"/>
      <text:p text:style-name="P540"><text:s text:c="11"/>} </text:p>
      <text:p text:style-name="P540"/>
      <text:p text:style-name="P540"><text:s text:c="8"/>}); </text:p>
      <text:p text:style-name="P540"/>
      <text:p text:style-name="P540"/>
      <text:p text:style-name="P540"/>
      <text:p text:style-name="P540"><text:s text:c="4"/>}); </text:p>
      <text:p text:style-name="P540"/>
      <text:p text:style-name="P540">&lt;/script&gt;</text:p>
      <text:p text:style-name="P254"/>
      <text:p text:style-name="P254"/>
      <text:p text:style-name="P115">middelware</text:p>
      <text:p text:style-name="P268"/>
      <text:p text:style-name="P268"><text:a xlink:type="simple" xlink:href="https://www.cloudways.com/blog/controllers-middleware-laravel/">https://www.cloudways.com/blog/controllers-middleware-laravel/</text:a></text:p>
      <text:p text:style-name="P268"/>
      <text:p text:style-name="P268"><text:a xlink:type="simple" xlink:href="https://itsolutionstuff.com/post/how-to-create-and-use-middleware-in-laravel-5example.html">https://itsolutionstuff.com/post/how-to-create-and-use-middleware-in-laravel-5example.html</text:a></text:p>
      <text:p text:style-name="P268"/>
      <text:p text:style-name="P310">admin midleware for only role =1 have login</text:p>
      <text:p text:style-name="P310"><text:a xlink:type="simple" xlink:href="https://appdividend.com/2017/07/18/laravel-5-middleware-tutorial/">https://appdividend.com/2017/07/18/laravel-5-middleware-tutorial/</text:a></text:p>
      <text:p text:style-name="P310"/>
      <text:p text:style-name="P310"/>
      <text:p text:style-name="P550">Trait in laravel</text:p>
      <text:p text:style-name="P550"><text:a xlink:type="simple" xlink:href="https://medium.com/@kshitij206/traits-in-laravel-5db8beffbcc3">https://medium.com/@kshitij206/traits-in-laravel-5db8beffbcc3</text:a></text:p>
      <text:p text:style-name="P550"/>
      <text:p text:style-name="P254"/>
      <text:p text:style-name="P117">Helper</text:p>
      <text:p text:style-name="P270"/>
      <text:p text:style-name="P270">Note : helper use in controller as well as in blade template </text:p>
      <text:p text:style-name="P270"/>
      <text:p text:style-name="P270">https://laravelcode.com/post/how-to-create-custom-helper-in-laravel-55</text:p>
      <text:p text:style-name="P254"/>
      <text:p text:style-name="P254"/>
      <text:p text:style-name="P254"/>
      <text:p text:style-name="P254"/>
      <text:p text:style-name="P254"/>
      <text:p text:style-name="P254"/>
      <text:p text:style-name="P254"/>
      <text:p text:style-name="P254"/>
      <text:p text:style-name="P557">LARAVEL PAGINATION ONLY</text:p>
      <text:p text:style-name="P315"/>
      <text:p text:style-name="P315"/>
      <text:p text:style-name="P315">/* <text:span text:style-name="T56">in model or repository */</text:span></text:p>
      <text:p text:style-name="P315"/>
      <text:p text:style-name="P315"/>
      <text:p text:style-name="P315"/>
      <text:p text:style-name="P316"><text:s text:c="3"/>public function getHotDealslistingAll() </text:p>
      <text:p text:style-name="P316"><text:soft-page-break/><text:s text:c="4"/>{ </text:p>
      <text:p text:style-name="P316"><text:s text:c="7"/></text:p>
      <text:p text:style-name="P316"><text:s text:c="8"/>return $this-&gt;ServicesOffer-&gt;with('location')-&gt;where('is_front_side_display',"1")</text:p>
      <text:p text:style-name="P316"><text:s text:c="11"/><text:span text:style-name="T57"><text:s/>-&gt;paginate(12); </text:span></text:p>
      <text:p text:style-name="P316"><text:s text:c="4"/>}</text:p>
      <text:p text:style-name="P316"/>
      <text:p text:style-name="P316">&amp; in view file</text:p>
      <text:p text:style-name="P316"/>
      <text:p text:style-name="P316">put only <text:s/>&lt;?php <text:s/>echo <text:s/>$hotDealsData-&gt;links(); ?&gt;</text:p>
      <text:p text:style-name="P316"/>
      <text:p text:style-name="P316"/>
      <text:p text:style-name="P316"/>
      <text:p text:style-name="P558">php pagination </text:p>
      <text:p text:style-name="P317"/>
      <text:p text:style-name="P317"><text:a xlink:type="simple" xlink:href="https://www.webslesson.info/2016/05/how-to-make-simple-pagination-using-php-mysql.html">https://www.webslesson.info/2016/05/how-to-make-simple-pagination-using-php-mysql.html</text:a></text:p>
      <text:p text:style-name="P317"/>
      <text:p text:style-name="P559">Tim Thumb use in laravel</text:p>
      <text:p text:style-name="P318"/>
      <text:p text:style-name="P318"><text:a xlink:type="simple" xlink:href="https://medium.com/@pramodpandey05/compress-image-using-timthumb-in-laravel-71d00e08376e">https://medium.com/@pramodpandey05/compress-image-using-timthumb-in-laravel-71d00e08376e</text:a></text:p>
      <text:p text:style-name="P318"/>
      <text:p text:style-name="P318"/>
      <text:p text:style-name="P196"/>
      <text:p text:style-name="P109">join</text:p>
      <text:p text:style-name="P196"/>
      <text:p text:style-name="P142"><text:span text:style-name="T32">By </text:span>2 method</text:p>
      <text:p text:style-name="P218"><text:span text:style-name="T6">1.</text:span> with</text:p>
      <text:p text:style-name="P218"><text:s text:c="5"/>need to give relation in model then use in repository</text:p>
      <text:p text:style-name="P218"><text:s text:c="6"/>return $this-&gt;model-&gt;with('users')-&gt;get()-&gt;toArray();</text:p>
      <text:p text:style-name="P218"><text:s text:c="2"/><text:span text:style-name="T35">mutilple table : <text:s text:c="2"/>with-&gt;([' tabel 1','table 2 '])</text:span></text:p>
      <text:p text:style-name="P218"><text:span text:style-name="T6">2. j</text:span>oin</text:p>
      <text:p text:style-name="P218"><text:s text:c="3"/>$this-&gt;model-&gt;join('users', function($join) </text:p>
      <text:p text:style-name="P218"><text:s/>{ </text:p>
      <text:p text:style-name="P218"><text:s text:c="3"/>$join-&gt;on('users.DTUser_id', '=', 'deals.EnteredByDTUser_ID'); </text:p>
      <text:p text:style-name="P218"/>
      <text:p text:style-name="P218"><text:s/>}) </text:p>
      <text:p text:style-name="P218"><text:s/>-&gt;select('*') </text:p>
      <text:p text:style-name="P218"><text:s/>-&gt;where('users.DTUser_id','!=',0) </text:p>
      <text:p text:style-name="P218"><text:s/>-&gt;get()-&gt;toArray();</text:p>
      <text:p text:style-name="P218"/>
      <text:p text:style-name="P218">note: this-&gt;model is a equivalent to <text:s/>Role::</text:p>
      <text:p text:style-name="P196"/>
      <text:p text:style-name="P196"/>
      <text:p text:style-name="P196"/>
      <text:p text:style-name="P196"/>
      <text:p text:style-name="P29">Multiple delete</text:p>
      <text:p text:style-name="P281"/>
      <text:p text:style-name="P281">DB::table('users')-&gt;whereIn('id', $ids_to_delete)-&gt;delete(); </text:p>
      <text:p text:style-name="P196"/>
      <text:p text:style-name="P196"/>
      <text:p text:style-name="P196"/>
      <text:p text:style-name="P28">pluck </text:p>
      <text:p text:style-name="P266"/>
      <text:p text:style-name="P266"><text:soft-page-break/>$categories = Category::where('parent_id','=',0)-&gt;pluck('title','id')-&gt;toArray();</text:p>
      <text:p text:style-name="P266"/>
      <text:p text:style-name="P267">output : -</text:p>
      <text:p text:style-name="P267">array('id'=&gt;'title');</text:p>
      <text:p text:style-name="P196"/>
      <text:p text:style-name="P196"/>
      <text:p text:style-name="P196"/>
      <text:p text:style-name="P146">list of query</text:p>
      <text:p text:style-name="P215"/>
      <text:p text:style-name="P215">1) get data with contions</text:p>
      <text:p text:style-name="P215">$results = User::where($matchThese)-&gt;get();</text:p>
      <text:p text:style-name="P215"/>
      <text:p text:style-name="P215">// with another group</text:p>
      <text:p text:style-name="P215">$results = User::where($matchThese)</text:p>
      <text:p text:style-name="P215"><text:s text:c="4"/>-&gt;orWhere($orThose)</text:p>
      <text:p text:style-name="P215"><text:s text:c="4"/>-&gt;get();</text:p>
      <text:p text:style-name="P196"/>
      <text:p text:style-name="P196"/>
      <text:p text:style-name="P439">WHEREHAS</text:p>
      <text:p text:style-name="P438"/>
      <text:p text:style-name="P438"><text:s/>$products[$key]['data']=SellingProduct::with(['productQuality','users','bids' =&gt; function ($query) { </text:p>
      <text:p text:style-name="P438"><text:s text:c="19"/>$query-&gt;with(['users']) </text:p>
      <text:p text:style-name="P438"><text:s text:c="19"/>-&gt;where('is_withdraw', '=', '0') </text:p>
      <text:p text:style-name="P438"><text:s text:c="19"/>-&gt;where('accepted_by','=',NULL) <text:s text:c="24"/>//04/09 </text:p>
      <text:p text:style-name="P438"><text:s text:c="19"/>-&gt;orderBy('id', 'desc'); </text:p>
      <text:p text:style-name="P438"><text:s text:c="18"/>// }])-&gt;where('product_id','=',$value['product_id']) <text:s text:c="3"/>// RR_OLD </text:p>
      <text:p text:style-name="P438"><text:s text:c="18"/>}])-&gt;where('product_id','=',$value['id']) <text:s/></text:p>
      <text:p text:style-name="P438"><text:s text:c="21"/>-&gt;where('is_closed','=','0') </text:p>
      <text:p text:style-name="P438"><text:s text:c="21"/>-&gt;where('type','=','S') </text:p>
      <text:p text:style-name="P438"><text:s text:c="21"/>-&gt;orderBy('id', 'desc') </text:p>
      <text:p text:style-name="P438"><text:s text:c="21"/>-&gt;limit(5) </text:p>
      <text:p text:style-name="P438"><text:s text:c="21"/>-&gt;get()-&gt;toArray();</text:p>
      <text:p text:style-name="P196"/>
      <text:p text:style-name="P196"/>
      <text:p text:style-name="P593">BY JOIN</text:p>
      <text:p text:style-name="P593">----------</text:p>
      <text:p text:style-name="P593"><text:s/>return $this-&gt;model-&gt;join('users', function($join)</text:p>
      <text:p text:style-name="P593"><text:s text:c="38"/>{</text:p>
      <text:p text:style-name="P593"><text:s text:c="41"/>$join-&gt;on('users.DTUser_id', '=', 'deals.EnteredByDTUser_ID');</text:p>
      <text:p text:style-name="P593"><text:s text:c="41"/></text:p>
      <text:p text:style-name="P593"><text:s text:c="38"/>})-&gt;join('applicants', function($join)</text:p>
      <text:p text:style-name="P593"><text:s text:c="38"/>{</text:p>
      <text:p text:style-name="P593"><text:s text:c="41"/></text:p>
      <text:p text:style-name="P593"><text:s text:c="41"/>$join-&gt;on('deals.Deal_ID', '=', 'applicants.Deal_ID');</text:p>
      <text:p text:style-name="P593"></text:p>
      <text:p text:style-name="P593"><text:s text:c="38"/>})</text:p>
      <text:p text:style-name="P593"><text:s text:c="37"/>-&gt;select('*') </text:p>
      <text:p text:style-name="P593"><text:tab/><text:tab/><text:tab/><text:tab/> <text:s text:c="4"/>//-&gt;where('users.DTUser_id','!=',0)</text:p>
      <text:p text:style-name="P593"><text:s text:c="37"/>-&gt;where($clauses)</text:p>
      <text:p text:style-name="P593"><text:tab/><text:tab/><text:tab/><text:tab/> <text:s text:c="4"/>-&gt;get()-&gt;toArray();</text:p>
      <text:p text:style-name="P593"/>
      <text:p text:style-name="P593"/>
      <text:p text:style-name="P196"><text:soft-page-break/></text:p>
      <text:p text:style-name="P196"/>
      <text:p text:style-name="P219">$users = User::whereHas('companies', function($q) {</text:p>
      <text:p text:style-name="P219"><text:s text:c="4"/>$q-&gt;where('active', true);</text:p>
      <text:p text:style-name="P219">})-&gt;orWhereHas('persons', function($q) {</text:p>
      <text:p text:style-name="P219"><text:s text:c="4"/>$q-&gt;where('active', true);</text:p>
      <text:p text:style-name="P219">})-&gt;with(['companies', 'persons'])-&gt;orderBy('id', 'desc')-&gt;get();</text:p>
      <text:p text:style-name="P196"/>
      <text:p text:style-name="P196"/>
      <text:p text:style-name="P220">$articles = \App\Article::where('foo', 'bar')</text:p>
      <text:p text:style-name="P220"><text:s text:c="4"/>-&gt;where('color', 'blue')</text:p>
      <text:p text:style-name="P220"><text:s text:c="4"/>-&gt;orWhere('name', 'like', '%John%')</text:p>
      <text:p text:style-name="P220"><text:s text:c="4"/>-&gt;whereIn('id', [1, 2, 3, 4, 5])</text:p>
      <text:p text:style-name="P220"><text:s text:c="4"/>-&gt;get();</text:p>
      <text:p text:style-name="P196"/>
      <text:p text:style-name="P196"/>
      <text:p text:style-name="P196"/>
      <text:p text:style-name="P196"/>
      <text:p text:style-name="P196"/>
      <text:p text:style-name="P196"/>
      <text:p text:style-name="P196"/>
      <text:p text:style-name="P110">multiple where</text:p>
      <text:p text:style-name="P196"/>
      <text:p text:style-name="P143">by array</text:p>
      <text:p text:style-name="P221">whereData = [</text:p>
      <text:p text:style-name="P221"><text:s text:c="4"/>['name', 'test'],</text:p>
      <text:p text:style-name="P221"><text:s text:c="4"/>['id', '&lt;&gt;', '5']</text:p>
      <text:p text:style-name="P221">];</text:p>
      <text:p text:style-name="P221"/>
      <text:p text:style-name="P221">$users = DB::table('users')-&gt;where($whereData)-&gt;get(); </text:p>
      <text:p text:style-name="P143">by associate arry</text:p>
      <text:p text:style-name="P196"/>
      <text:p text:style-name="P222">$clauses = ['year' =&gt; $year];</text:p>
      <text:p text:style-name="P222"/>
      <text:p text:style-name="P222"><text:s text:c="4"/>if(isset($subaccountcode)) {</text:p>
      <text:p text:style-name="P222"><text:s text:c="8"/>$clauses = array_merge($clauses,['subaccountcode' =&gt; $subaccountcode];</text:p>
      <text:p text:style-name="P222"><text:s text:c="4"/>}</text:p>
      <text:p text:style-name="P222"/>
      <text:p text:style-name="P222"><text:s text:c="4"/>return Self::orderBy('programcode')</text:p>
      <text:p text:style-name="P222"><text:s text:c="13"/>-&gt;orderBy('accountcode')</text:p>
      <text:p text:style-name="P222"><text:s text:c="13"/>-&gt;findWhere($clauses);</text:p>
      <text:p text:style-name="P222"/>
      <text:p text:style-name="P222"><text:tab/></text:p>
      <text:p text:style-name="P222"/>
      <text:p text:style-name="P111">year,month query</text:p>
      <text:p text:style-name="P223"/>
      <text:p text:style-name="P223"><text:s/>array_push($clauses,[\DB::raw('YEAR(deals.DateCreated)'),$year]);</text:p>
      <text:p text:style-name="P222"/>
      <text:p text:style-name="P145">Beetwen</text:p>
      <text:p text:style-name="P225"><text:s/>$myModel-&gt;whereBetween('created_at', [$date1, $date2]);</text:p>
      <text:p text:style-name="P222"/>
      <text:p text:style-name="P112">all Query</text:p>
      <text:p text:style-name="P224"><text:soft-page-break/></text:p>
      <text:p text:style-name="P224"/>
      <text:p text:style-name="P224">Model::</text:p>
      <text:p text:style-name="P144">/*Select*/</text:p>
      <text:p text:style-name="P224">select('col1','col2')</text:p>
      <text:p text:style-name="P224">-&gt;select(array('col1','col2'))</text:p>
      <text:p text:style-name="P224">-&gt;select(DB::raw('businesses.*, COUNT(reviews.id) as no_of_ratings, <text:span text:style-name="T6">IFNULL</text:span>(sum(reviews.score),0) as rating'))</text:p>
      <text:p text:style-name="P224">-&gt;addSelect('col3','col4')</text:p>
      <text:p text:style-name="P224">-&gt;distinct() // distinct select</text:p>
      <text:p text:style-name="P144">/*From*/</text:p>
      <text:p text:style-name="P224">-&gt;from('table')</text:p>
      <text:p text:style-name="P224">-&gt;from(DB::raw('table, (select @n :=0) dummy'))</text:p>
      <text:p text:style-name="P224">-&gt;from(DB::raw("({$subQuery-&gt;toSql()}) T ")-&gt;mergeBindings($subQuery-&gt;getQuery())</text:p>
      <text:p text:style-name="P144">/*Query*/</text:p>
      <text:p text:style-name="P224">-&gt;where('column','value')</text:p>
      <text:p text:style-name="P224">-&gt;where('column','LIKE','%'.$value.'%')</text:p>
      <text:p text:style-name="P224">-&gt;where(function ($query) {</text:p>
      <text:p text:style-name="P224">$query-&gt;where('a', '=', 1)</text:p>
      <text:p text:style-name="P224">-&gt;orWhere('b', '=', 1);</text:p>
      <text:p text:style-name="P224">})</text:p>
      <text:p text:style-name="P224">-&gt;orWhere('column','!=', 'value')</text:p>
      <text:p text:style-name="P224">-&gt;whereRaw('age &gt; ? and votes = 100', array(25))</text:p>
      <text:p text:style-name="P224">-&gt;whereRaw(DB::raw("id in (select city_id from addresses GROUP BY addresses.city_id)"))</text:p>
      <text:p text:style-name="P224">-&gt;whereExists(function($query)</text:p>
      <text:p text:style-name="P224">{</text:p>
      <text:p text:style-name="P224">$query-&gt;select(DB::raw(1))</text:p>
      <text:p text:style-name="P224">-&gt;from('business_language')</text:p>
      <text:p text:style-name="P224">-&gt;whereRaw('business_language.language_id = languages.id')</text:p>
      <text:p text:style-name="P224">-&gt;groupBy('business_language.language_id')</text:p>
      <text:p text:style-name="P224">-&gt;havingRaw("COUNT(*) &gt; 0");</text:p>
      <text:p text:style-name="P224">})</text:p>
      <text:p text:style-name="P224">-&gt;orWhereExists()</text:p>
      <text:p text:style-name="P224">-&gt;whereNotExists()</text:p>
      <text:p text:style-name="P224">-&gt;orWhereNotExists()</text:p>
      <text:p text:style-name="P224">-&gt;whereIn('column',[1,2,3])</text:p>
      <text:p text:style-name="P224">-&gt;orWhereIn()</text:p>
      <text:p text:style-name="P224">-&gt;whereNotIn('id', function($query){</text:p>
      <text:p text:style-name="P224">$query-&gt;select('city_id')</text:p>
      <text:p text:style-name="P224">-&gt;from('addresses')</text:p>
      <text:p text:style-name="P224">-&gt;groupBy('addresses.city_id');</text:p>
      <text:p text:style-name="P224">})</text:p>
      <text:p text:style-name="P224">-&gt;whereNotIn()</text:p>
      <text:p text:style-name="P224">-&gt;orWhereNotIn</text:p>
      <text:p text:style-name="P224">-&gt;whereNull('column') //where `column` is null</text:p>
      <text:p text:style-name="P224">-&gt;orWhereNull('column') //or where `column` is null</text:p>
      <text:p text:style-name="P224">-&gt;whereNotNull('column') //where `column` is not null</text:p>
      <text:p text:style-name="P224">-&gt;orWhereNotNull('column') //or where `column` is not null</text:p>
      <text:p text:style-name="P224">-&gt;whereDay()</text:p>
      <text:p text:style-name="P224">-&gt;whereMonth('column', '=', 1) //</text:p>
      <text:p text:style-name="P224">-&gt;whereYear('column', '&gt;', 2000) //uses sql YEAR() function on 'column'</text:p>
      <text:p text:style-name="P224">-&gt;whereDate('column', '&gt;', '2000-01-01')</text:p>
      <text:p text:style-name="P144"><text:soft-page-break/>/*Joins*/</text:p>
      <text:p text:style-name="P224">-&gt;join('business_category','business_category.business_id','=','businesses.id')</text:p>
      <text:p text:style-name="P224">-&gt;leftJoin('reviews','reviews.business_id', '=', 'businesses.id')</text:p>
      <text:p text:style-name="P224">-&gt;join('business_category',function($join) use($cats) {</text:p>
      <text:p text:style-name="P224">$join-&gt;on('business_category.business_id', '=', 'businesses.id')</text:p>
      <text:p text:style-name="P224">-&gt;on('business_category.id', '=', $cats, 'and', true);</text:p>
      <text:p text:style-name="P224">})</text:p>
      <text:p text:style-name="P224">-&gt;join(DB::raw('(SELECT *, ROUND(AVG(rating),2) avg FROM reviews WHERE rating!=0 GROUP BY item_id ) T' ), function($join){</text:p>
      <text:p text:style-name="P224">$join-&gt;on('genre_relation.movie_id', '=', 'T.id')</text:p>
      <text:p text:style-name="P224">})</text:p>
      <text:p text:style-name="P144">/*Eager Loading */</text:p>
      <text:p text:style-name="P224">-&gt;with('table1','table2')</text:p>
      <text:p text:style-name="P224">-&gt;with(array('table1','table2','table1.nestedtable3'))</text:p>
      <text:p text:style-name="P224">-&gt;with(array('posts' =&gt; function($query) use($name){</text:p>
      <text:p text:style-name="P224">$query-&gt;where('title', 'like', '%'.$name.'%')</text:p>
      <text:p text:style-name="P224">-&gt;orderBy('created_at', 'desc');</text:p>
      <text:p text:style-name="P224">}))</text:p>
      <text:p text:style-name="P144">/*Grouping*/</text:p>
      <text:p text:style-name="P224">-&gt;groupBy('state_id','locality')</text:p>
      <text:p text:style-name="P224">-&gt;havingRaw('count &gt; 1 ')</text:p>
      <text:p text:style-name="P224">-&gt;having('items.name','LIKE',"%$keyword%")</text:p>
      <text:p text:style-name="P224">-&gt;orHavingRaw('brand LIKE ?',array("%$keyword%"))</text:p>
      <text:p text:style-name="P144">/*Cache*/</text:p>
      <text:p text:style-name="P224">-&gt;remember($minutes)</text:p>
      <text:p text:style-name="P224">-&gt;rememberForever()</text:p>
      <text:p text:style-name="P144">/*Offset &amp; Limit*/</text:p>
      <text:p text:style-name="P224">-&gt;take(10)</text:p>
      <text:p text:style-name="P224">-&gt;limit(10)</text:p>
      <text:p text:style-name="P224">-&gt;skip(10)</text:p>
      <text:p text:style-name="P224">-&gt;offset(10)</text:p>
      <text:p text:style-name="P224">-&gt;forPage($pageNo, $perPage)</text:p>
      <text:p text:style-name="P144">/*Order*/</text:p>
      <text:p text:style-name="P224">-&gt;orderBy('id','DESC')</text:p>
      <text:p text:style-name="P224">-&gt;orderBy(DB::raw('RAND()'))</text:p>
      <text:p text:style-name="P224">-&gt;orderByRaw('type = ? , type = ? ', array('published','draft'))</text:p>
      <text:p text:style-name="P224">-&gt;latest() // on 'created_at' column</text:p>
      <text:p text:style-name="P224">-&gt;latest('column')</text:p>
      <text:p text:style-name="P224">-&gt;oldest() // on 'created_at' column</text:p>
      <text:p text:style-name="P224">-&gt;oldest('column')</text:p>
      <text:p text:style-name="P144">/*Create*/</text:p>
      <text:p text:style-name="P224">-&gt;insert(array('email' =&gt; 'john@example.com', 'votes' =&gt; 0))</text:p>
      <text:p text:style-name="P224">-&gt;insert(array(</text:p>
      <text:p text:style-name="P224">array('email' =&gt; 'taylor@example.com', 'votes' =&gt; 0),</text:p>
      <text:p text:style-name="P224">array('email' =&gt; 'dayle@example.com', 'votes' =&gt; 0)</text:p>
      <text:p text:style-name="P224">)) //batch insert</text:p>
      <text:p text:style-name="P224">-&gt;insertGetId(array('email' =&gt; 'john@example.com', 'votes' =&gt; 0)) //insert and return id</text:p>
      <text:p text:style-name="P144">/*Update*/</text:p>
      <text:p text:style-name="P224">-&gt;update(array('email' =&gt; 'john@example.com'))</text:p>
      <text:p text:style-name="P224">-&gt;update(array('column' =&gt; DB::raw('NULL')))</text:p>
      <text:p text:style-name="P224">-&gt;increment('column')</text:p>
      <text:p text:style-name="P224">-&gt;decrement('column')</text:p>
      <text:p text:style-name="P224"><text:soft-page-break/>-&gt;touch() //update timestamp</text:p>
      <text:p text:style-name="P224"/>
      <text:p text:style-name="P300">Answer::where('question_id', 2)-&gt;update(['customer_id' =&gt; 1, 'answer' =&gt; 2]);</text:p>
      <text:p text:style-name="P300"/>
      <text:p text:style-name="P144">/*Delete*/</text:p>
      <text:p text:style-name="P224">-&gt;delete()</text:p>
      <text:p text:style-name="P224">-&gt;forceDelete() // when softdeletes enabled</text:p>
      <text:p text:style-name="P224">-&gt;destroy($ids) // delete by array of primary keys</text:p>
      <text:p text:style-name="P224">-&gt;roles()-&gt;detach() //delete from pivot table: associated by 'belongsToMany'</text:p>
      <text:p text:style-name="P144">/*Getters*/</text:p>
      <text:p text:style-name="P224">-&gt;find($id)</text:p>
      <text:p text:style-name="P224">-&gt;find($id, array('col1','col2'))</text:p>
      <text:p text:style-name="P224">-&gt;findOrFail($id)</text:p>
      <text:p text:style-name="P224">-&gt;findMany($ids, $columns)</text:p>
      <text:p text:style-name="P224">-&gt;first(array('col1','col2'))</text:p>
      <text:p text:style-name="P224">-&gt;firstOrFail()</text:p>
      <text:p text:style-name="P224">-&gt;all()</text:p>
      <text:p text:style-name="P224">-&gt;get()</text:p>
      <text:p text:style-name="P224">-&gt;get(array('col1','col2'))</text:p>
      <text:p text:style-name="P224">-&gt;getFresh() // no caching</text:p>
      <text:p text:style-name="P224">-&gt;getCached() // get cached result</text:p>
      <text:p text:style-name="P224">-&gt;chunk(1000, function($rows){</text:p>
      <text:p text:style-name="P224">$rows-&gt;each(function($row){</text:p>
      <text:p text:style-name="P224">});</text:p>
      <text:p text:style-name="P224">})</text:p>
      <text:p text:style-name="P224">-&gt;lists('column') // numeric index</text:p>
      <text:p text:style-name="P224">-&gt;lists('column','id') // 'id' column as index</text:p>
      <text:p text:style-name="P224">-&gt;lists('column')-&gt;implode('column', ',') // comma separated values of a column</text:p>
      <text:p text:style-name="P224">-&gt;pluck('column') //Pluck a single column's value from the first result of a query.</text:p>
      <text:p text:style-name="P224">-&gt;value('column') //Get a single column's value from the first result of a query.</text:p>
      <text:p text:style-name="P144">/*Paginated results*/</text:p>
      <text:p text:style-name="P224">-&gt;paginate(10)</text:p>
      <text:p text:style-name="P224">-&gt;paginate(10, array('col1','col2'))</text:p>
      <text:p text:style-name="P224">-&gt;simplePaginate(10)</text:p>
      <text:p text:style-name="P224">-&gt;getPaginationCount() //get total no of records</text:p>
      <text:p text:style-name="P144">/*Aggregate*/</text:p>
      <text:p text:style-name="P224">-&gt;count()</text:p>
      <text:p text:style-name="P224">-&gt;count('column')</text:p>
      <text:p text:style-name="P224">-&gt;count(DB::raw('distinct column'))</text:p>
      <text:p text:style-name="P224">-&gt;max('rating')</text:p>
      <text:p text:style-name="P224">-&gt;min('rating')</text:p>
      <text:p text:style-name="P224">-&gt;sum('rating')</text:p>
      <text:p text:style-name="P224">-&gt;avg('rating')</text:p>
      <text:p text:style-name="P224">-&gt;aggregate('sum', array('rating')) // use of aggregate functions</text:p>
      <text:p text:style-name="P144">/*Others*/</text:p>
      <text:p text:style-name="P224">-&gt;toSql() // output sql query</text:p>
      <text:p text:style-name="P224">-&gt;exists() // check if any row exists</text:p>
      <text:p text:style-name="P224">-&gt;fresh() // Return a fresh data for current model from database</text:p>
      <text:p text:style-name="P144">/*Object methods*/</text:p>
      <text:p text:style-name="P224">-&gt;toArray() //</text:p>
      <text:p text:style-name="P224">-&gt;toJson()</text:p>
      <text:p text:style-name="P224">-&gt;relationsToArray() //Get the model's relationships in array form.</text:p>
      <text:p text:style-name="P224"><text:soft-page-break/>-&gt;implode('column', ',') // comma separated values of a column</text:p>
      <text:p text:style-name="P224">-&gt;isDirty()</text:p>
      <text:p text:style-name="P224">-&gt;getDirty() //Get the attributes that have been changed but not saved to DB</text:p>
      <text:p text:style-name="P144">//Debugging</text:p>
      <text:p text:style-name="P224">DB::enableQueryLog();</text:p>
      <text:p text:style-name="P224">DB::getQueryLog();</text:p>
      <text:p text:style-name="P224">Model::where()-&gt;toSql() // output sql query</text:p>
      <text:p text:style-name="P222"/>
      <text:p text:style-name="P24">last inserted id &amp; row</text:p>
      <text:p text:style-name="P256"/>
      <text:p text:style-name="P256">$last_insert_id=$this-&gt;user_model-&gt;create($requestData)-&gt;id; //insert data &amp; get id</text:p>
      <text:p text:style-name="P256"><text:tab/>if($last_insert_id&gt;0){ </text:p>
      <text:p text:style-name="P256"><text:tab/> <text:s/>$last_insert_row=$this-&gt;user_model-&gt;where('id',$last_insert_id)-&gt;get()-&gt;toArray(); //get row</text:p>
      <text:p text:style-name="P256"><text:tab/> <text:s/>return $last_insert_row; </text:p>
      <text:p text:style-name="P256"><text:tab/>}else{ </text:p>
      <text:p text:style-name="P256"><text:tab/><text:tab/>return flase; </text:p>
      <text:p text:style-name="P256"><text:tab/>}</text:p>
      <text:p text:style-name="P256"/>
      <text:p text:style-name="P121">Aggregate</text:p>
      <text:p text:style-name="P261">$avgRating = ServicesReviews::with('user')-&gt;where('offer_id', $id)-&gt;whereNotNull('rating')-&gt;select(DB::raw("AVG(rating) as avgRating"))-&gt;get()-&gt;toArray();</text:p>
      <text:p text:style-name="P261"/>
      <text:p text:style-name="P222"/>
      <text:p text:style-name="P18">Session</text:p>
      <text:p text:style-name="P233"/>
      <text:p text:style-name="P233">use Session;</text:p>
      <text:p text:style-name="P222"/>
      <text:p text:style-name="P234">Session::set('variableName', $value);</text:p>
      <text:p text:style-name="P234"/>
      <text:p text:style-name="P234">To get the variable, you'd use...</text:p>
      <text:p text:style-name="P234"/>
      <text:p text:style-name="P234">Session::get('variableName');</text:p>
      <text:p text:style-name="P222"/>
      <text:p text:style-name="P19">segment</text:p>
      <text:p text:style-name="P247"/>
      <text:p text:style-name="P247">if(Request::segment(2)=="cms"){ echo "active";}</text:p>
      <text:p text:style-name="P247"/>
      <text:p text:style-name="P247"/>
      <text:p text:style-name="P247"/>
      <text:p text:style-name="P247"/>
      <text:p text:style-name="P116">Paths</text:p>
      <text:p text:style-name="P149">app_path</text:p>
      <text:p text:style-name="P269">Get the fully qualified path to the app directory.</text:p>
      <text:p text:style-name="P269"/>
      <text:p text:style-name="P269">$path = app_path();</text:p>
      <text:p text:style-name="P149">base_path</text:p>
      <text:p text:style-name="P269">Get the fully qualified path to the root of the application install.</text:p>
      <text:p text:style-name="P269"/>
      <text:p text:style-name="P149">public_path</text:p>
      <text:p text:style-name="P269">Get the fully qualified path to the public directory.</text:p>
      <text:p text:style-name="P269"/>
      <text:p text:style-name="P149"><text:soft-page-break/>storage_path</text:p>
      <text:p text:style-name="P269">Get the fully qualified path to the app/storage directory.</text:p>
      <text:p text:style-name="P222"/>
      <text:p text:style-name="P222"/>
      <text:p text:style-name="P153">SSH</text:p>
      <text:p text:style-name="P245"/>
      <text:p text:style-name="P548">ssh </text:p>
      <text:p text:style-name="P245">ssh -<text:span text:style-name="T39">p</text:span> 11208 fmv(username)@name(hostname)<text:span text:style-name="T40">(means fmv.cc)</text:span></text:p>
      <text:p text:style-name="P244">enter password <text:s/><text:span text:style-name="T41">k9Sendfj[E]c <text:s text:c="4"/>(qwZS.bs-Ds-{43'</text:span></text:p>
      <text:p text:style-name="P243"/>
      <text:p text:style-name="P243">cd public_html</text:p>
      <text:p text:style-name="P243">cd commision_portal</text:p>
      <text:p text:style-name="P243"/>
      <text:p text:style-name="P246">for directories</text:p>
      <text:p text:style-name="P246"/>
      <text:p text:style-name="P246">-&gt; find . -type d -print0 | xargs -0 chmod 0755</text:p>
      <text:p text:style-name="P246"/>
      <text:p text:style-name="P246">for files</text:p>
      <text:p text:style-name="P246"/>
      <text:p text:style-name="P246">-&gt; find . -type f -print0 | xargs -0 chmod 0644</text:p>
      <text:p text:style-name="P246"/>
      <text:p text:style-name="P246"/>
      <text:p text:style-name="P549">connect ssh by .pem file</text:p>
      <text:p text:style-name="P549">ssh -i <text:s/>/patho of pemfile username@hostname</text:p>
      <text:p text:style-name="P243"/>
      <text:p text:style-name="P32">connect mysql</text:p>
      <text:p text:style-name="P328"/>
      <text:p text:style-name="P328">[server]$ mysql -h &lt;DBhostname&gt; -u &lt;DBuser&gt; -p &lt;Dbname&gt;</text:p>
      <text:p text:style-name="P328"/>
      <text:p text:style-name="P328"/>
      <text:p text:style-name="P328"/>
      <text:p text:style-name="P243"/>
      <text:p text:style-name="P120">GIT</text:p>
      <text:p text:style-name="P354"/>
      <text:p text:style-name="P354">U:rathodrupesha</text:p>
      <text:p text:style-name="P354">P : rathodrupesh.ec15@gmail.com</text:p>
      <text:p text:style-name="P277"/>
      <text:p text:style-name="P277"/>
      <text:p text:style-name="P243"><text:span text:style-name="T50">A. </text:span>git clone <text:s/></text:p>
      <text:p text:style-name="P222"/>
      <text:p text:style-name="P277"><text:span text:style-name="T50">B. for </text:span>Git Push</text:p>
      <text:p text:style-name="P277"/>
      <text:p text:style-name="P277">1. move to your project directory </text:p>
      <text:p text:style-name="P277"><text:tab/>$ cd /opt/lampp/htdocs/gitbackup/eaos_api/ </text:p>
      <text:p text:style-name="P277"><text:s text:c="25"/>2nd time upto .git </text:p>
      <text:p text:style-name="P277">2. Clone local git server repository into your new folder </text:p>
      <text:p text:style-name="P277"><text:tab/>$ git clone http://192.168.0.254/solvenow.git </text:p>
      <text:p text:style-name="P277"/>
      <text:p text:style-name="P277">credential <text:s/>enter </text:p>
      <text:p text:style-name="P277"><text:s/></text:p>
      <text:p text:style-name="P277">give folder permision like <text:s/>chmod -R 777 /opt/lampp/htdocs/gitbackup/iGotchya/i_gotcha_admin/igotcha/<text:tab/> </text:p>
      <text:p text:style-name="P277"><text:soft-page-break/></text:p>
      <text:p text:style-name="P277">api : /opt/lampp/htdocs/gitbackup/iGotchya/i_gotcha/api_igotcha/ </text:p>
      <text:p text:style-name="P277">admin : /opt/lampp/htdocs/gitbackup/iGotchya/i_gotcha_admin/igotcha/ </text:p>
      <text:p text:style-name="P277"/>
      <text:p text:style-name="P277">in our folder ctl+h for hiiden viewble </text:p>
      <text:p text:style-name="P277"/>
      <text:p text:style-name="P277">3. Put your latest code into this directory and check status <text:s text:c="2"/></text:p>
      <text:p text:style-name="P277">(2nd time skip 2,and copy our code n put into gitbackup/folder delete all exclude .git) </text:p>
      <text:p text:style-name="P277"><text:tab/>$git status </text:p>
      <text:p text:style-name="P277">4. Add your modified files </text:p>
      <text:p text:style-name="P277"><text:tab/>$ git add . </text:p>
      <text:p text:style-name="P277"><text:tab/>or </text:p>
      <text:p text:style-name="P277"><text:tab/>$ git add -A </text:p>
      <text:p text:style-name="P277">5. Check you git status again <text:tab/> </text:p>
      <text:p text:style-name="P277"><text:tab/>$ git status </text:p>
      <text:p text:style-name="P277">6. If no error, commite your code </text:p>
      <text:p text:style-name="P277"><text:tab/>$ git commit -m "initial commit" </text:p>
      <text:p text:style-name="P277">7. If successfully commited, push your code into repository </text:p>
      <text:p text:style-name="P277"><text:tab/>$ git push origin master</text:p>
      <text:p text:style-name="P222"/>
      <text:p text:style-name="P222"/>
      <text:p text:style-name="P534">for bitbucket</text:p>
      <text:p text:style-name="P534"><text:a xlink:type="simple" xlink:href="https://bitbucket.org/">https://bitbucket.org/</text:a></text:p>
      <text:p text:style-name="P534">password:rathodrupesh</text:p>
      <text:p text:style-name="P534">email:<text:a xlink:type="simple" xlink:href="mailto:rupesh@xhtmljunkies.com">rupesh@xhtmljunkies.com</text:a></text:p>
      <text:p text:style-name="P534">username:rupesh</text:p>
      <text:p text:style-name="P222"/>
      <text:p text:style-name="P538">All command for git</text:p>
      <text:p text:style-name="P538"><text:a xlink:type="simple" xlink:href="https://confluence.atlassian.com/bitbucketserver/basic-git-commands-776639767.html">https://confluence.atlassian.com/bitbucketserver/basic-git-commands-776639767.html</text:a></text:p>
      <text:p text:style-name="P538"/>
      <text:p text:style-name="P222"/>
      <text:p text:style-name="P222"/>
      <text:p text:style-name="P576">Apache </text:p>
      <text:p text:style-name="P311">sudo /etc/init.d/apache2 stop</text:p>
      <text:p text:style-name="P311">sudo /etc/init.d/mysql stop</text:p>
      <text:p text:style-name="P311">sudo /etc/init.d/proftpd stop</text:p>
      <text:p text:style-name="P311"/>
      <text:p text:style-name="P311">This solution seems to work. You must restart lampp:</text:p>
      <text:p text:style-name="P311"/>
      <text:p text:style-name="P311">sudo /opt/lampp/lampp restart</text:p>
      <text:p text:style-name="P222"/>
      <text:p text:style-name="P222"/>
      <text:p text:style-name="P409">some ref for understanding only : </text:p>
      <text:p text:style-name="P409">https://websiteforstudents.com/install-mongodb-with-apache2-php-7-2-support-on-ubuntu-16-04-17-10-18-04/</text:p>
      <text:p text:style-name="P222"/>
      <text:p text:style-name="P222"/>
      <text:p text:style-name="P222"/>
      <text:p text:style-name="P119">key was long problame</text:p>
      <text:p text:style-name="P276"/>
      <text:p text:style-name="P276">https://laravelhive.com/tag/key-was-long/</text:p>
      <text:p text:style-name="P222"/>
      <text:p text:style-name="P222"><text:soft-page-break/></text:p>
      <text:p text:style-name="P222"/>
      <text:p text:style-name="P222"/>
      <text:p text:style-name="P118">Theme Integrate</text:p>
      <text:p text:style-name="P271"/>
      <text:p text:style-name="P271">app.blade.php for login, forgotpass, registration</text:p>
      <text:p text:style-name="P271">for other, use master.blade.php</text:p>
      <text:p text:style-name="P271"/>
      <text:p text:style-name="P271">&lt;!-- master.blade.php --&gt; </text:p>
      <text:p text:style-name="P271">&lt;!DOCTYPE html&gt; </text:p>
      <text:p text:style-name="P271">&lt;html lang="en"&gt; </text:p>
      <text:p text:style-name="P271">&lt;head&gt; </text:p>
      <text:p text:style-name="P271"><text:s text:c="4"/>&lt;meta charset="UTF-8" /&gt; </text:p>
      <text:p text:style-name="P271"><text:s text:c="4"/>&lt;meta name="viewport" content="width=device-width, initial-scale=1.0"/&gt; </text:p>
      <text:p text:style-name="P271"><text:s text:c="4"/>&lt;meta http-equiv="X-UA-Compatible" content="ie=edge"&gt; </text:p>
      <text:p text:style-name="P271"><text:s text:c="4"/>&lt;title&gt;@yield('title')&lt;/title&gt; </text:p>
      <text:p text:style-name="P271"><text:s text:c="4"/>&lt;script type="application/x-javascript"&gt; addEventListener("load", function() { setTimeout(hideURLbar, 0); }, false); </text:p>
      <text:p text:style-name="P271"><text:s text:c="8"/>function hideURLbar(){ window.scrollTo(0,1); } &lt;/script&gt; </text:p>
      <text:p text:style-name="P271"><text:s text:c="3"/>@include('layout.stylesheet') </text:p>
      <text:p text:style-name="P271">&lt;/head&gt; </text:p>
      <text:p text:style-name="P271">&lt;body class="hold-transition skin-blue sidebar-mini"&gt; </text:p>
      <text:p text:style-name="P271"><text:s text:c="4"/>&lt;div class="wrapper"&gt; </text:p>
      <text:p text:style-name="P271"><text:s text:c="8"/>@include('layout.header') </text:p>
      <text:p text:style-name="P272"><text:s text:c="8"/>@include('layout.<text:span text:style-name="T48">sidebar</text:span>') <text:s text:c="10"/>// <text:span text:style-name="T48">in layout forlder sidebar,blade.php</text:span></text:p>
      <text:p text:style-name="P271"><text:s text:c="8"/>@yield('contents') </text:p>
      <text:p text:style-name="P272"><text:s text:c="8"/>@include('layout.footer') <text:s text:c="12"/>// <text:span text:style-name="T48">in layout forlder footer,blade.php</text:span></text:p>
      <text:p text:style-name="P271"><text:s text:c="4"/>&lt;/div&gt; </text:p>
      <text:p text:style-name="P271"><text:s text:c="3"/>@include('layout.script') <text:s text:c="20"/>// <text:span text:style-name="T47">script.blade.php</text:span></text:p>
      <text:p text:style-name="P271">&lt;/body&gt; </text:p>
      <text:p text:style-name="P271">&lt;/html&gt;</text:p>
      <text:p text:style-name="P222"/>
      <text:p text:style-name="P273">NOW, </text:p>
      <text:p text:style-name="P273"/>
      <text:p text:style-name="P273"><text:span text:style-name="T49">A. </text:span>script.blade.php</text:p>
      <text:p text:style-name="P273"><text:s text:c="2"/>&lt;script type="text/javascript" src="public/js/jquery-2.1.4.min.js"&gt;&lt;/script&gt;</text:p>
      <text:p text:style-name="P273"/>
      <text:p text:style-name="P273"><text:span text:style-name="T49">B. </text:span>stylesheet.blade.php</text:p>
      <text:p text:style-name="P273"><text:s/>&lt;link href="{{asset('public/css/bootstrap.css')}}" rel="stylesheet" type="text/css" media="all" /&gt;</text:p>
      <text:p text:style-name="P273"/>
      <text:p text:style-name="P274">C. blankpage.blade.php</text:p>
      <text:p text:style-name="P274"/>
      <text:p text:style-name="P274">@extends('layout.master')</text:p>
      <text:p text:style-name="P274"><text:s text:c="3"/>@section('contents')</text:p>
      <text:p text:style-name="P274"><text:s text:c="3"/>--------------</text:p>
      <text:p text:style-name="P274"><text:s text:c="2"/>---------------</text:p>
      <text:p text:style-name="P274"><text:s/>--------------</text:p>
      <text:p text:style-name="P274"><text:s/>@endsection</text:p>
      <text:p text:style-name="P273"><text:s/></text:p>
      <text:p text:style-name="P275">D. header.blade.php</text:p>
      <text:p text:style-name="P275"><text:s text:c="3"/>&lt;div&gt;</text:p>
      <text:p text:style-name="P275"><text:s text:c="3"/>--------- -- --- --</text:p>
      <text:p text:style-name="P275"><text:soft-page-break/><text:s text:c="2"/>&lt;/div&gt;</text:p>
      <text:p text:style-name="P222"/>
      <text:p text:style-name="P222"/>
      <text:p text:style-name="P298">htaccess</text:p>
      <text:p text:style-name="P574"/>
      <text:p text:style-name="P574"><text:span text:style-name="T52">1)</text:span>Directory listing not show in CI so Add in .htaccess of root foldr</text:p>
      <text:p text:style-name="P222"/>
      <text:p text:style-name="P286">IndexIgnore *</text:p>
      <text:p text:style-name="P286"/>
      <text:p text:style-name="P288">or </text:p>
      <text:p text:style-name="P288"/>
      <text:p text:style-name="P288">Options -Indexes </text:p>
      <text:p text:style-name="P288"/>
      <text:p text:style-name="P299"><text:a xlink:type="simple" xlink:href="https://arjunphp.com/hide-php-extension-from-urls/">https://arjunphp.com/hide-php-extension-from-urls/</text:a></text:p>
      <text:p text:style-name="P299"/>
      <text:p text:style-name="P297">2) after ssl install or configure ,require to redirect http to https<text:line-break/>for this add in .htacces file</text:p>
      <text:p text:style-name="P297"/>
      <text:p text:style-name="P297">RewriteEngine On <text:s text:c="22"/># NOTE: if write then no ned to add this line</text:p>
      <text:p text:style-name="P297">RewriteCond %{HTTPS} off</text:p>
      <text:p text:style-name="P297">RewriteRule ^(.*)$ https://%{HTTP_HOST}%{REQUEST_URI} [L,R=301]</text:p>
      <text:p text:style-name="P222"/>
      <text:p text:style-name="P222"/>
      <text:p text:style-name="P222"/>
      <text:p text:style-name="P553">in Jquery Ajax this use in success</text:p>
      <text:p text:style-name="P293"/>
      <text:p text:style-name="P294">$.ajax({ </text:p>
      <text:p text:style-name="P294"><text:s text:c="10"/>url:"{{ url('/insert_selling_product') }}/"+name+"/"+quality+"/"+quantity+"/"+product_id+"/"+admin_id+"/"+payment_type+"/"+price, </text:p>
      <text:p text:style-name="P294"><text:s text:c="10"/>method: 'get', </text:p>
      <text:p text:style-name="P294"><text:s text:c="10"/>success: function(result1){ </text:p>
      <text:p text:style-name="P294"><text:s text:c="12"/>alert("success"); </text:p>
      <text:p text:style-name="P294"><text:s text:c="12"/>$(this).parent().parent().remove(); </text:p>
      <text:p text:style-name="P294"><text:s text:c="13"/></text:p>
      <text:p text:style-name="P294"><text:s text:c="10"/>}.bind(this)}); </text:p>
      <text:p text:style-name="P222"/>
      <text:p text:style-name="P222"/>
      <text:p text:style-name="P222"/>
      <text:p text:style-name="P554">PUSHER</text:p>
      <text:p text:style-name="P295"/>
      <text:p text:style-name="P295">https://github.com/pusher/pusher-http-php</text:p>
      <text:p text:style-name="P296"><text:a xlink:type="simple" xlink:href="https://dashboard.pusher.com/apps/581124/keys">https://dashboard.pusher.com/apps/581124/keys</text:a> <text:s/>makw a/c at here</text:p>
      <text:p text:style-name="P597"><text:a xlink:type="simple" xlink:href="https://pusher.com/channels">https://pusher.com/channels</text:a></text:p>
      <text:p text:style-name="P597"/>
      <text:p text:style-name="P599">chat by socket</text:p>
      <text:p text:style-name="P598"><text:a xlink:type="simple" xlink:href="https://www.sanwebe.com/2013/05/chat-using-websocket-php-socket">https://www.sanwebe.com/2013/05/chat-using-websocket-php-socket</text:a></text:p>
      <text:p text:style-name="P598"/>
      <text:p text:style-name="P222"/>
      <text:p text:style-name="P555">Quesry string in j query <text:span text:style-name="T53">(url)</text:span></text:p>
      <text:p text:style-name="P301"/>
      <text:p text:style-name="P301">https://davidwalsh.name/query-string-javascript</text:p>
      <text:p text:style-name="P222"><text:soft-page-break/></text:p>
      <text:p text:style-name="P222"/>
      <text:p text:style-name="P556">blinking</text:p>
      <text:p text:style-name="P305"/>
      <text:p text:style-name="P305"><text:a xlink:type="simple" xlink:href="https://www.w3.org/TR/WCAG20-TECHS/SCR22.html">https://www.w3.org/TR/WCAG20-TECHS/SCR22.html</text:a></text:p>
      <text:p text:style-name="P305"/>
      <text:p text:style-name="P305"/>
      <text:p text:style-name="P305"/>
      <text:p text:style-name="P305"/>
      <text:p text:style-name="P35"/>
      <text:p text:style-name="P36">Year ago , hours ago (in php)</text:p>
      <text:p text:style-name="P331"/>
      <text:p text:style-name="P331">function get_timeago($ptime) </text:p>
      <text:p text:style-name="P331">{ </text:p>
      <text:p text:style-name="P331"><text:s text:c="4"/>$estimate_time = time() - $ptime; </text:p>
      <text:p text:style-name="P331"><text:s text:c="4"/>if ($estimate_time &lt; 1) </text:p>
      <text:p text:style-name="P331"><text:s text:c="4"/>{ </text:p>
      <text:p text:style-name="P331"><text:s text:c="8"/>return '1 second ago'; </text:p>
      <text:p text:style-name="P331"><text:s text:c="4"/>} </text:p>
      <text:p text:style-name="P331"><text:s text:c="4"/>$condition = array( </text:p>
      <text:p text:style-name="P331"><text:s text:c="8"/>12 * 30 * 24 * 60 * 60 =&gt; 'year', </text:p>
      <text:p text:style-name="P331"><text:s text:c="8"/>30 * 24 * 60 * 60 =&gt; 'month', </text:p>
      <text:p text:style-name="P331"><text:s text:c="8"/>24 * 60 * 60 =&gt; 'day', </text:p>
      <text:p text:style-name="P331"><text:s text:c="8"/>60 * 60 =&gt; 'hour', </text:p>
      <text:p text:style-name="P331"><text:s text:c="8"/>60 =&gt; 'minute', </text:p>
      <text:p text:style-name="P331"><text:s text:c="8"/>1 =&gt; 'second' </text:p>
      <text:p text:style-name="P331"><text:s text:c="4"/>); </text:p>
      <text:p text:style-name="P331"><text:s text:c="4"/>foreach ($condition as $secs =&gt; $str) </text:p>
      <text:p text:style-name="P331"><text:s text:c="4"/>{ </text:p>
      <text:p text:style-name="P331"><text:s text:c="8"/>$d = $estimate_time / $secs; </text:p>
      <text:p text:style-name="P331"><text:s text:c="8"/>if ($d &gt;= 1) </text:p>
      <text:p text:style-name="P331"><text:s text:c="8"/>{ </text:p>
      <text:p text:style-name="P331"><text:s text:c="12"/>$r = round($d); </text:p>
      <text:p text:style-name="P331"><text:s text:c="12"/>return $r . ' ' . $str . ( $r &gt; 1 ? 's' : '' ) . ' ago'; </text:p>
      <text:p text:style-name="P331"><text:s text:c="8"/>} </text:p>
      <text:p text:style-name="P331"><text:s text:c="4"/>} </text:p>
      <text:p text:style-name="P331">}</text:p>
      <text:p text:style-name="P222"/>
      <text:p text:style-name="P222"/>
      <text:p text:style-name="P31">Async or multitasking or threading or pareller process in background</text:p>
      <text:p text:style-name="P308"/>
      <text:p text:style-name="P308">https://www.studytutorial.in/asynchronous-process-multi-threading-or-multitasking-in-codeigniter-php</text:p>
      <text:p text:style-name="P222"/>
      <text:p text:style-name="P222"/>
      <text:p text:style-name="P222"/>
      <text:p text:style-name="P303">CLASS FORMATION</text:p>
      <text:p text:style-name="P303"/>
      <text:p text:style-name="P303">use App\Models\Product; </text:p>
      <text:p text:style-name="P303">public var $product;</text:p>
      <text:p text:style-name="P303">public function __construct(Product $product)</text:p>
      <text:p text:style-name="P303">$this-&gt;product=$product;</text:p>
      <text:p text:style-name="P303"><text:soft-page-break/></text:p>
      <text:p text:style-name="P222"/>
      <text:p text:style-name="P552">Tarun bhai</text:p>
      <text:p text:style-name="P552"/>
      <text:p text:style-name="P265">http://192.168.1.251:8069/web</text:p>
      <text:p text:style-name="P265">tarun@xhtmljunkies.com</text:p>
      <text:p text:style-name="P265">tarun#786</text:p>
      <text:p text:style-name="P278"/>
      <text:p text:style-name="P287"/>
      <text:p text:style-name="P196"><text:span text:style-name="T51">AITL</text:span><text:tab/></text:p>
      <text:p text:style-name="P289"><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9"/>
      <text:p text:style-name="P291"/>
      <text:p text:style-name="P290"/>
      <text:p text:style-name="P232"/>
      <text:p text:style-name="P232">p<text:span text:style-name="T33">i chart<text:tab/></text:span></text:p>
      <text:p text:style-name="P232"><text:a xlink:type="simple" xlink:href="https://canvasjs.com/php-charts/pie-chart/">https://canvasjs.com/php-charts/pie-chart/</text:a></text:p>
      <text:p text:style-name="P235"/>
      <text:p text:style-name="P232"/>
      <text:p text:style-name="P292"/>
      <text:p text:style-name="P123">facebook login</text:p>
      <text:p text:style-name="P309">https://www.studytutorial.in/php-facebook-login-and-integration-in-php-website-tutorial</text:p>
      <text:p text:style-name="P260"/>
      <text:p text:style-name="P259"/>
      <text:p text:style-name="P259"/>
      <text:p text:style-name="P259"/>
      <text:p text:style-name="P259"/>
      <text:p text:style-name="P577">LARAVEL ROUTE FILE FOR WEB</text:p>
      <text:p text:style-name="P312"/>
      <text:p text:style-name="P312">/* </text:p>
      <text:p text:style-name="P312">|-------------------------------------------------------------------------- </text:p>
      <text:p text:style-name="P312">| Web Routes </text:p>
      <text:p text:style-name="P312">|-------------------------------------------------------------------------- </text:p>
      <text:p text:style-name="P312">| </text:p>
      <text:p text:style-name="P312">| Here is where you can register web routes for your application. These </text:p>
      <text:p text:style-name="P312">| routes are loaded by the RouteServiceProvider within a group which </text:p>
      <text:p text:style-name="P312">| contains the "web" middleware group. Now create something great! </text:p>
      <text:p text:style-name="P312">| </text:p>
      <text:p text:style-name="P312">*/ </text:p>
      <text:p text:style-name="P312">Auth::routes(); </text:p>
      <text:p text:style-name="P312"/>
      <text:p text:style-name="P312">Route::get('/', function () { </text:p>
      <text:p text:style-name="P312"><text:s text:c="4"/>if ((Auth::user()) &amp;&amp; (Auth::user()-&gt;role_id == '1' || Auth::user()-&gt;role_id == '2' <text:s/>|| Auth::user()-&gt;role_id == '3') ) { </text:p>
      <text:p text:style-name="P312"><text:s text:c="7"/>return redirect('admin/home'); </text:p>
      <text:p text:style-name="P312"><text:s text:c="4"/>} else { </text:p>
      <text:p text:style-name="P312"/>
      <text:p text:style-name="P312"><text:s text:c="8"/>return redirect('login'); </text:p>
      <text:p text:style-name="P312"><text:s text:c="4"/>} </text:p>
      <text:p text:style-name="P312">}); </text:p>
      <text:p text:style-name="P312"/>
      <text:p text:style-name="P312"><text:soft-page-break/>Route::group(['middleware' =&gt; 'auth', 'prefix' =&gt; 'admin'], function () { </text:p>
      <text:p text:style-name="P312"><text:s text:c="4"/>Route::get('/home', 'HomeController@index')-&gt;name('home'); </text:p>
      <text:p text:style-name="P312"><text:s text:c="4"/>Route::resource('roles', 'Admin\RolesController'); </text:p>
      <text:p text:style-name="P312"><text:s text:c="4"/>Route::get('settings', 'Admin\SettingController@index'); </text:p>
      <text:p text:style-name="P312"><text:s text:c="4"/>Route::post('settings/update', 'Admin\SettingController@update'); </text:p>
      <text:p text:style-name="P312"><text:s text:c="4"/>Route::get('profile', 'ProfileController@edit'); </text:p>
      <text:p text:style-name="P312"><text:s text:c="4"/>Route::post('profile/update', 'ProfileController@update'); </text:p>
      <text:p text:style-name="P312"><text:s text:c="4"/>Route::resource('users', 'Admin\UsersController'); </text:p>
      <text:p text:style-name="P312"><text:s text:c="4"/>Route::resource('deals', 'Admin\DealsController'); </text:p>
      <text:p text:style-name="P312"><text:s text:c="4"/>Route::resource('settingMaster', 'Admin\SettingMasterController'); </text:p>
      <text:p text:style-name="P446"><text:s/>Route::get('city/delete/{id}', 'Backend\Masters\<text:a xlink:type="simple" xlink:href="mailto:CityController@destroy">CityController@destroy</text:a>'); <text:s text:c="3"/>//pass varible &amp; get in argu ment of function</text:p>
      <text:p text:style-name="P312">}); </text:p>
      <text:p text:style-name="P312"/>
      <text:p text:style-name="P312"/>
      <text:p text:style-name="P312">Route::resource('admin/posts', 'Admin\PostsController');</text:p>
      <text:p text:style-name="P312"/>
      <text:p text:style-name="P313">/* Any */ </text:p>
      <text:p text:style-name="P313">// Route::get('/{any}', function () { </text:p>
      <text:p text:style-name="P313">// <text:s text:c="4"/>return redirect('/'); </text:p>
      <text:p text:style-name="P313">// })-&gt;where('any', '.*');</text:p>
      <text:p text:style-name="P259"/>
      <text:p text:style-name="P259"/>
      <text:p text:style-name="P259"/>
      <text:p text:style-name="P314">HERE IS SIMPLE FOR THIS BY ME</text:p>
      <text:p text:style-name="P314"/>
      <text:p text:style-name="P314">// 1) Auth Routes </text:p>
      <text:p text:style-name="P314"/>
      <text:p text:style-name="P314"><text:s text:c="3"/>Auth::routes(); </text:p>
      <text:p text:style-name="P314"/>
      <text:p text:style-name="P314">// 2) / Routes with back </text:p>
      <text:p text:style-name="P314"/>
      <text:p text:style-name="P314">Route::get('/', function () { </text:p>
      <text:p text:style-name="P314"><text:s text:c="4"/>if ((Auth::user()) &amp;&amp; (Auth::user()-&gt;role_id == '1' || Auth::user()-&gt;role_id == '2' <text:s/>|| Auth::user()-&gt;role_id == '3') ) { </text:p>
      <text:p text:style-name="P314"><text:s text:c="7"/>return redirect('admin/home'); </text:p>
      <text:p text:style-name="P314"><text:s text:c="4"/>} else { </text:p>
      <text:p text:style-name="P314"/>
      <text:p text:style-name="P314"><text:s text:c="8"/>return redirect('login'); </text:p>
      <text:p text:style-name="P314"><text:s text:c="4"/>} </text:p>
      <text:p text:style-name="P314">}); </text:p>
      <text:p text:style-name="P314"/>
      <text:p text:style-name="P314">// 3) define redirect <text:span text:style-name="T58">in </text:span>to login controller means after login redirect that routing <text:s/></text:p>
      <text:p text:style-name="P314"/>
      <text:p text:style-name="P314">Route::get('/home', 'HomeController@index')-&gt;name('home'); </text:p>
      <text:p text:style-name="P314"/>
      <text:p text:style-name="P314"/>
      <text:p text:style-name="P314">/* 4) ============================== </text:p>
      <text:p text:style-name="P314"><text:s text:c="2"/>=========ADMIN ROUTES ======== </text:p>
      <text:p text:style-name="P314"><text:s text:c="2"/>============================== */ </text:p>
      <text:p text:style-name="P314"/>
      <text:p text:style-name="P314"/>
      <text:p text:style-name="P314"><text:soft-page-break/></text:p>
      <text:p text:style-name="P314">// //after login route define in login contrller redirect; </text:p>
      <text:p text:style-name="P314"/>
      <text:p text:style-name="P314">Route::group(['prefix' =&gt; 'admin','middleware' =&gt; 'auth'], function () { </text:p>
      <text:p text:style-name="P314"><text:s text:c="4"/>Route::get('/', function(){ </text:p>
      <text:p text:style-name="P314"/>
      <text:p text:style-name="P314"><text:s text:c="8"/>return redirect('login'); </text:p>
      <text:p text:style-name="P314"><text:s text:c="4"/>}); </text:p>
      <text:p text:style-name="P314"><text:s text:c="4"/>Route::resource('admin/roles', 'Admin\\RolesController'); </text:p>
      <text:p text:style-name="P314">}); </text:p>
      <text:p text:style-name="P314"/>
      <text:p text:style-name="P259"/>
      <text:p text:style-name="P259">// <text:span text:style-name="T58">6) for logout</text:span></text:p>
      <text:p text:style-name="P319">Route::get('/logout', '\App\Http\Controllers\Auth\<text:a xlink:type="simple" xlink:href="mailto:LoginController@logout">LoginController@logout</text:a>');</text:p>
      <text:p text:style-name="P319"/>
      <text:p text:style-name="P319"/>
      <text:p text:style-name="P259"/>
      <text:p text:style-name="P319">1) if you are using the auth scaffold that laravel contains. You can do this, in your navigation bar add this:</text:p>
      <text:p text:style-name="P319"/>
      <text:p text:style-name="P319">&lt;a href="{{ url('/logout') }}"&gt; logout &lt;/a&gt;</text:p>
      <text:p text:style-name="P319"/>
      <text:p text:style-name="P542"><text:span text:style-name="T109">see</text:span> : </text:p>
      <text:p text:style-name="P542">https://stackoverflow.com/questions/43585416/how-to-logout-and-redirect-to-login-page-using-laravel-5-4</text:p>
      <text:p text:style-name="P259"/>
      <text:p text:style-name="P259"/>
      <text:p text:style-name="P560">J query valiation </text:p>
      <text:p text:style-name="P322"><text:line-break/><text:line-break/>1) by custome msg</text:p>
      <text:p text:style-name="P320"><text:s/>https://www.sitepoint.com/basic-jquery-form-validation-tutorial/</text:p>
      <text:p text:style-name="P259"/>
      <text:p text:style-name="P321">2) by validate <text:s text:c="4"/><text:span text:style-name="T59">from Ref : </text:span><text:a xlink:type="simple" xlink:href="https://jqueryvalidation.org/email-method/"><text:span text:style-name="T59">https://jqueryvalidation.org/email-method/</text:span></text:a></text:p>
      <text:p text:style-name="P321"/>
      <text:p text:style-name="P324"><text:s text:c="53"/>2.A)</text:p>
      <text:p text:style-name="P324">put j query </text:p>
      <text:p text:style-name="P324">&lt;script src="<text:a xlink:type="simple" xlink:href="https://code.jquery.com/jquery-1.11.1.min.js">https://code.jquery.com/jquery-1.11.1.min.js</text:a>"&gt;&lt;/script&gt; <text:s/>//not require </text:p>
      <text:p text:style-name="P324">&lt;script src="https://cdn.jsdelivr.net/jquery.validation/1.16.0/jquery.validate.min.js"&gt;&lt;/script&gt;</text:p>
      <text:p text:style-name="P324">&lt;script src="<text:a xlink:type="simple" xlink:href="https://cdn.jsdelivr.net/jquery.validation/1.16.0/additional-methods.min.js">https://cdn.jsdelivr.net/jquery.validation/1.16.0/additional-methods.min.js</text:a>"&gt;&lt;/script&gt;</text:p>
      <text:p text:style-name="P324"/>
      <text:p text:style-name="P259"/>
      <text:p text:style-name="P259"><text:s text:c="50"/><text:span text:style-name="T59">2.B)</text:span></text:p>
      <text:p text:style-name="P259"/>
      <text:p text:style-name="P325">in input type put class required</text:p>
      <text:p text:style-name="P325"><text:s text:c="51"/>2.C)</text:p>
      <text:p text:style-name="P325"/>
      <text:p text:style-name="P326">$(document).ready(function(){</text:p>
      <text:p text:style-name="P326"><text:s text:c="4"/>$(".submit_button").click(function(){</text:p>
      <text:p text:style-name="P326"><text:s text:c="8"/>$( "#myform" ).validate();</text:p>
      <text:p text:style-name="P326"><text:s text:c="4"/>});</text:p>
      <text:p text:style-name="P326">});</text:p>
      <text:p text:style-name="P259"><text:soft-page-break/></text:p>
      <text:p text:style-name="P259"/>
      <text:p text:style-name="P259"/>
      <text:p text:style-name="P259"/>
      <text:p text:style-name="P33">ckeditor</text:p>
      <text:p text:style-name="P329"/>
      <text:p text:style-name="P329">https://cdn.ckeditor.com/</text:p>
      <text:p text:style-name="P259"/>
      <text:p text:style-name="P34">Select2</text:p>
      <text:p text:style-name="P330"/>
      <text:p text:style-name="P330"><text:a xlink:type="simple" xlink:href="https://select2.org/getting-started/installation">https://select2.org/getting-started/installation</text:a></text:p>
      <text:p text:style-name="P330"/>
      <text:p text:style-name="P330"><text:a xlink:type="simple" xlink:href="https://select2.org/getting-started/basic-usage">https://select2.org/getting-started/basic-usage</text:a><text:tab/></text:p>
      <text:p text:style-name="P259"/>
      <text:p text:style-name="P343"><text:span text:style-name="T61">Serverside ajax paggination</text:span> <text:line-break/><text:line-break/>http://refreshmymind.com/datatables-dom-php-ajax-mysql-datasources/</text:p>
      <text:p text:style-name="P259"/>
      <text:p text:style-name="P259"/>
      <text:p text:style-name="P561">caroluser <text:span text:style-name="T60">or slider</text:span></text:p>
      <text:p text:style-name="P323">owl </text:p>
      <text:p text:style-name="P323"/>
      <text:p text:style-name="P327">https://owlcarousel2.github.io/OwlCarousel2/demos/basic.html</text:p>
      <text:p text:style-name="P259"/>
      <text:p text:style-name="P37">Click <text:s/>to full screen</text:p>
      <text:p text:style-name="P332"/>
      <text:p text:style-name="P333"><text:a xlink:type="simple" xlink:href="https://stackoverflow.com/questions/7179535/set-window-to-fullscreen-real-fullscreen-f11-functionality-by-javascript">https://stackoverflow.com/questions/7179535/set-window-to-fullscreen-real-fullscreen-f11-functionality-by-javascript</text:a></text:p>
      <text:p text:style-name="P333"/>
      <text:p text:style-name="P562">Preview Selected Image before upload using Jquery</text:p>
      <text:p text:style-name="P352"/>
      <text:p text:style-name="P352"><text:a xlink:type="simple" xlink:href="http://phpwebschool.com/preview-selected-image-upload-using-jquery/">http://phpwebschool.com/preview-selected-image-upload-using-jquery/</text:a></text:p>
      <text:p text:style-name="P543"><text:a xlink:type="simple" xlink:href="https://stackoverflow.com/questions/4459379/preview-an-image-before-it-is-uploaded">https://stackoverflow.com/questions/4459379/preview-an-image-before-it-is-uploaded</text:a></text:p>
      <text:p text:style-name="P543"/>
      <text:p text:style-name="P259"/>
      <text:p text:style-name="P122">Angular cli 6</text:p>
      <text:p text:style-name="P122"/>
      <text:p text:style-name="P575">install node &amp; npm</text:p>
      <text:p text:style-name="P575">https://askubuntu.com/questions/501485/having-trouble-to-find-the-node-in-ubuntu-14-04-after-installing</text:p>
      <text:p text:style-name="P279"/>
      <text:p text:style-name="P279"><text:a xlink:type="simple" xlink:href="https://www.techiediaries.com/angular-tutorial/">https://www.techiediaries.com/angular-tutorial/</text:a></text:p>
      <text:p text:style-name="P279"/>
      <text:p text:style-name="P279"><text:a xlink:type="simple" xlink:href="https://coursetro.com/posts/code/154/Angular-6-Tutorial---Learn-Angular-6-in-this-Crash-Course">https://coursetro.com/posts/code/154/Angular-6-Tutorial---Learn-Angular-6-in-this-Crash-Course</text:a></text:p>
      <text:p text:style-name="P279"/>
      <text:p text:style-name="P470">curd in angular</text:p>
      <text:p text:style-name="P470"><text:a xlink:type="simple" xlink:href="https://www.devglan.com/angular/angular-6-example">https://www.devglan.com/angular/angular-6-example</text:a></text:p>
      <text:p text:style-name="P470"/>
      <text:p text:style-name="P470"/>
      <text:p text:style-name="P284">https://www.concretepage.com/angular/angular-httpclient-post</text:p>
      <text:p text:style-name="P259"/>
      <text:p text:style-name="P259"/>
      <text:p text:style-name="P285"><text:soft-page-break/>Angualr Material </text:p>
      <text:p text:style-name="P285"/>
      <text:p text:style-name="P285">https://www.angularjswiki.com/angular/angular-material-2-tutorial-with-examples/</text:p>
      <text:p text:style-name="P285"><text:a xlink:type="simple" xlink:href="https://material.angular.io/guide/getting-started">https://material.angular.io/guide/getting-started</text:a></text:p>
      <text:p text:style-name="P285"/>
      <text:p text:style-name="P285"/>
      <text:p text:style-name="P472">rxjs</text:p>
      <text:p text:style-name="P472"><text:a xlink:type="simple" xlink:href="https://www.devglan.com/javascript/rxjs-tutorial">https://www.devglan.com/javascript/rxjs-tutorial</text:a></text:p>
      <text:p text:style-name="P472"/>
      <text:p text:style-name="P285"/>
      <text:p text:style-name="P563">CRON-JOB TESTER <text:span text:style-name="T107">Tool</text:span></text:p>
      <text:p text:style-name="P353">https://cron-job.org/en/members/jobs/</text:p>
      <text:p text:style-name="P353"><text:a xlink:type="simple" xlink:href="mailto:rupesh@xhtmljunkies.com">rupesh@xhtmljunkies.com</text:a></text:p>
      <text:p text:style-name="P353">123456789</text:p>
      <text:p text:style-name="P353"/>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paramet/bcelnfiehfdaeaoabkmpfkjkloeijjhe</text:p>
      <text:p text:style-name="P88"/>
      <text:p text:style-name="P42">Date</text:p>
      <text:p text:style-name="P408"><text:s/></text:p>
      <text:p text:style-name="P408"><text:a xlink:type="simple" xlink:href="https://www.guru99.com/php-date-functions.html">https://www.guru99.com/php-date-functions.html</text:a></text:p>
      <text:p text:style-name="P408"/>
      <text:p text:style-name="P282">echo date('Y-m-d H:i:s', strtotime('+2 months'));</text:p>
      <text:p text:style-name="P259"/>
      <text:p text:style-name="P259"/>
      <text:p text:style-name="P334"/>
      <text:p text:style-name="P307"/>
      <text:p text:style-name="P306"/>
      <text:p text:style-name="P304"/>
      <text:p text:style-name="P304">!<text:span text:style-name="T55">0{mz1Z!zH[.</text:span></text:p>
      <text:p text:style-name="P304"/>
      <text:p text:style-name="P335"/>
      <text:p text:style-name="P335"/>
      <text:p text:style-name="P359">CI Query</text:p>
      <text:p text:style-name="P359">http://www.bsourcecode.com/codeigniter/codeigniter-select-query/</text:p>
      <text:p text:style-name="P335"/>
      <text:p text:style-name="P348">FIND_IN_SET</text:p>
      <text:p text:style-name="P360"/>
      <text:p text:style-name="P361">A.for join </text:p>
      <text:p text:style-name="P360">https://stackoverflow.com/questions/19101550/mysql-join-two-tables-with-comma-separated-values</text:p>
      <text:p text:style-name="P335"/>
      <text:p text:style-name="P361">B. slect query</text:p>
      <text:p text:style-name="P361"/>
      <text:p text:style-name="P361">here 2 is a userid as dynamic</text:p>
      <text:p text:style-name="P361">SELECT id,dept_name,userid from department where FIND_IN_SET(2,userid)</text:p>
      <text:p text:style-name="P361"><text:soft-page-break/></text:p>
      <text:p text:style-name="P362">https://makitweb.com/search-value-within-comma-separated-values-mysql/</text:p>
      <text:p text:style-name="P335"/>
      <text:p text:style-name="P346">F<text:span text:style-name="T62">ACEBOOK</text:span></text:p>
      <text:p text:style-name="P337"><text:line-break/><text:line-break/><text:a xlink:type="simple" xlink:href="mailto:rupesh@xhtmljunkies.com">rupesh@xhtmljunkies.com</text:a></text:p>
      <text:p text:style-name="P336">9510878150</text:p>
      <text:p text:style-name="P336"/>
      <text:p text:style-name="P336">APP ID: 314327549356659</text:p>
      <text:p text:style-name="P336"/>
      <text:p text:style-name="P338">APP ID: 511778249288606 <text:s text:c="4"/>aitltest</text:p>
      <text:p text:style-name="P338"/>
      <text:p text:style-name="P339">seceret : 8711ed18d2b575e9cc73bbc4ece16b23</text:p>
      <text:p text:style-name="P339"/>
      <text:p text:style-name="P340">client token : 4a0f784316d4c5bd07d2499ea675a965</text:p>
      <text:p text:style-name="P340"/>
      <text:p text:style-name="P340"/>
      <text:p text:style-name="P341">EAAHRdajAq54BAG504PdIBckkd0CESBoAzMUQuhHwqzYm6P9DN8VNZAbZA0H3FYU9PCQIJqsZA2N2nUp2j9w33k40qVMb3cT9lULeowXcf9E9ax5nyFEYBiJUfcO5Fzvrscoau69Vox1c5WjmvLuK7X42uh2ZBz0Qfbt8XLtSFH8ZAtxSZBuXGP</text:p>
      <text:p text:style-name="P341"/>
      <text:p text:style-name="P341"/>
      <text:p text:style-name="P344"/>
      <text:p text:style-name="P341"/>
      <text:p text:style-name="P38">To Generate Never Expire token in Fb</text:p>
      <text:p text:style-name="P342"/>
      <text:list xml:id="list6512467662432026136" text:style-name="L1">
        <text:list-item>
          <text:p text:style-name="P578">To integrate facebook, go to https://developers.facebook.com/.</text:p>
          <text:p text:style-name="P578"/>
        </text:list-item>
        <text:list-item>
          <text:p text:style-name="P578">From the My Apps dropdown, create the new app(if it is not created), after that go to settings, you will get the facebook app id and secret.</text:p>
          <text:p text:style-name="P578"/>
        </text:list-item>
        <text:list-item>
          <text:p text:style-name="P578">Now go to https://developers.facebook.com/tools/explorer/ and select your app.</text:p>
          <text:p text:style-name="P578"/>
        </text:list-item>
        <text:list-item>
          <text:p text:style-name="P578">Select "Get User Access Token" from dropdown (right of access token field) and select all permissions which is related to page access.</text:p>
        </text:list-item>
      </text:list>
      <text:p text:style-name="P342"/>
      <text:list xml:id="list105753960791524" text:continue-numbering="true" text:style-name="L1">
        <text:list-item>
          <text:p text:style-name="P578">Copy user access token and go to https://developers.facebook.com/tools/debug/accesstoken</text:p>
        </text:list-item>
      </text:list>
      <text:p text:style-name="P342"/>
      <text:list xml:id="list105752254136464" text:continue-numbering="true" text:style-name="L1">
        <text:list-item>
          <text:p text:style-name="P578">Paste copied token and press "Debug".</text:p>
        </text:list-item>
      </text:list>
      <text:p text:style-name="P342"/>
      <text:list xml:id="list105753785776002" text:continue-numbering="true" text:style-name="L1">
        <text:list-item>
          <text:p text:style-name="P578">Press "Extend Access Token" and copy the generated long-lived user access token.</text:p>
        </text:list-item>
      </text:list>
      <text:p text:style-name="P342"/>
      <text:list xml:id="list105753945533185" text:continue-numbering="true" text:style-name="L1">
        <text:list-item>
          <text:p text:style-name="P578">Now go to Graph API Explorer, Paste copied token into the "Access Token" field.</text:p>
        </text:list-item>
      </text:list>
      <text:p text:style-name="P342"/>
      <text:list xml:id="list105752928236649" text:continue-numbering="true" text:style-name="L1">
        <text:list-item>
          <text:p text:style-name="P578">Make a GET request with "PAGE_ID?fields=access_token"</text:p>
        </text:list-item>
      </text:list>
      <text:p text:style-name="P342"/>
      <text:list xml:id="list105752338307586" text:continue-numbering="true" text:style-name="L1">
        <text:list-item>
          <text:p text:style-name="P578">Find the permanent page access token in the response (node "access_token").</text:p>
        </text:list-item>
      </text:list>
      <text:p text:style-name="P342"/>
      <text:list xml:id="list105753239925784" text:continue-numbering="true" text:style-name="L1">
        <text:list-item>
          <text:p text:style-name="P578">Again go to access token debuger and Paste the permanent token and press "Debug" and you will see "Expires" should be "Never".</text:p>
        </text:list-item>
      </text:list>
      <text:p text:style-name="P342"/>
      <text:list xml:id="list105754237557246" text:continue-numbering="true" text:style-name="L1">
        <text:list-item>
          <text:p text:style-name="P578"><text:soft-page-break/>Now use the final access token in the facebook details at website section of Track My Site.</text:p>
          <text:p text:style-name="P578"/>
        </text:list-item>
        <text:list-item>
          <text:p text:style-name="P578">For Facebook Page ID, go to your facebook page and click on about, and you will get Page ID.</text:p>
        </text:list-item>
      </text:list>
      <text:p text:style-name="P342"/>
      <text:p text:style-name="P342"/>
      <text:p text:style-name="P345">Post to Facebook Wall from Website using PHP</text:p>
      <text:p text:style-name="P344"/>
      <text:p text:style-name="P344"><text:a xlink:type="simple" xlink:href="https://www.codexworld.com/post-to-facebook-wall-from-website-php-sdk/">https://www.codexworld.com/post-to-facebook-wall-from-website-php-sdk/</text:a></text:p>
      <text:p text:style-name="P344"/>
      <text:p text:style-name="P347">Display Facebook Albums and Photos on the Website using PHP</text:p>
      <text:p text:style-name="P344"/>
      <text:p text:style-name="P344"><text:a xlink:type="simple" xlink:href="https://www.codexworld.com/display-facebook-albums-photos-on-website-php-graph-api/">https://www.codexworld.com/display-facebook-albums-photos-on-website-php-graph-api/</text:a></text:p>
      <text:p text:style-name="P344"/>
      <text:p text:style-name="P344"/>
      <text:p text:style-name="P344"/>
      <text:p text:style-name="P355">select * from developement_users join development_permision on FIND_IN_SET(development_permision.role_id, developement_users.role_id) &gt; 0</text:p>
      <text:p text:style-name="P355">GROUP <text:s text:c="2"/>BY developement_users.id</text:p>
      <text:p text:style-name="P355"/>
      <text:p text:style-name="P356">(select * from <text:s/><text:span text:style-name="T63">developement_users </text:span>where event_id='1511' and <text:span text:style-name="T63">developement_users .</text:span>id='1') </text:p>
      <text:p text:style-name="P356"/>
      <text:p text:style-name="P356"/>
      <text:p text:style-name="P357"><text:tab/></text:p>
      <text:p text:style-name="P357"/>
      <text:p text:style-name="P357"/>
      <text:p text:style-name="P357"/>
      <text:p text:style-name="P357"/>
      <text:p text:style-name="P564">Codeignitor(ci) <text:s/>paggination</text:p>
      <text:p text:style-name="P363"/>
      <text:p text:style-name="P363">https://makitweb.com/make-pagination-with-codeigniter-framework/</text:p>
      <text:p text:style-name="P357"/>
      <text:p text:style-name="P357"/>
      <text:p text:style-name="P565">form submit by <text:s/>serialize <text:s/>&amp; form data objet</text:p>
      <text:p text:style-name="P364"/>
      <text:p text:style-name="P364">https://www.sanwebe.com/2016/07/ajax-form-submit-examples-using-jquery#post-comments</text:p>
      <text:p text:style-name="P357"/>
      <text:p text:style-name="P404"><text:a xlink:type="simple" xlink:href="https://www.codexworld.com/ajax-file-upload-with-form-data-jquery-php-mysql/">https://www.codexworld.com/ajax-file-upload-with-form-data-jquery-php-mysql/</text:a></text:p>
      <text:p text:style-name="P404"/>
      <text:p text:style-name="P405">$("#imgupload").on("change", function() { </text:p>
      <text:p text:style-name="P405"><text:s text:c="4"/>var file_data = $("#imgupload").prop("files")[0]; <text:s text:c="2"/></text:p>
      <text:p text:style-name="P405"><text:s text:c="4"/>var form_data = new FormData(); </text:p>
      <text:p text:style-name="P405"><text:s text:c="4"/>form_data.append("file", file_data); </text:p>
      <text:p text:style-name="P405"><text:s text:c="4"/>// alert(form_data); </text:p>
      <text:p text:style-name="P405"><text:s text:c="4"/>$.ajax({ </text:p>
      <text:p text:style-name="P405"><text:s text:c="8"/>url: "&lt;?php echo base_url();?&gt;Developmentusers/add_multiple/&lt;?php echo $event_id;?&gt;", </text:p>
      <text:p text:style-name="P405"><text:s text:c="8"/>cache: false, </text:p>
      <text:p text:style-name="P405"><text:s text:c="8"/>contentType: false, </text:p>
      <text:p text:style-name="P405"><text:s text:c="8"/>processData: false, </text:p>
      <text:p text:style-name="P405"><text:s text:c="8"/>data: form_data, <text:s text:c="24"/></text:p>
      <text:p text:style-name="P405"><text:s text:c="8"/>type: 'post', </text:p>
      <text:p text:style-name="P405"><text:s text:c="8"/>dataType: "text", </text:p>
      <text:p text:style-name="P405"><text:soft-page-break/><text:s text:c="8"/>success: function(result){ </text:p>
      <text:p text:style-name="P405"><text:s text:c="11"/></text:p>
      <text:p text:style-name="P405"><text:s text:c="12"/>if(result=="success"){ </text:p>
      <text:p text:style-name="P405"><text:s text:c="16"/>$(".success_alert").show().fadeOut(5000); </text:p>
      <text:p text:style-name="P405"><text:s text:c="17"/>history.go(-1); </text:p>
      <text:p text:style-name="P405"><text:s text:c="12"/>}else if(result=="invalid"){ </text:p>
      <text:p text:style-name="P405"><text:s text:c="17"/>$(".invalid_alert").show().fadeOut(5000); <text:s text:c="2"/></text:p>
      <text:p text:style-name="P405"><text:s text:c="12"/>}else if(result=="not_match"){ </text:p>
      <text:p text:style-name="P405"><text:s text:c="17"/>$(".not_match_alert").show().fadeOut(6000); <text:s text:c="2"/></text:p>
      <text:p text:style-name="P405"><text:s text:c="12"/>} </text:p>
      <text:p text:style-name="P405"><text:s text:c="12"/>else{ </text:p>
      <text:p text:style-name="P405"><text:s text:c="16"/>$(".error_alert").show().fadeOut(5000); </text:p>
      <text:p text:style-name="P405"><text:s text:c="12"/>} </text:p>
      <text:p text:style-name="P405"><text:s text:c="12"/></text:p>
      <text:p text:style-name="P405"/>
      <text:p text:style-name="P405"><text:s text:c="8"/>} </text:p>
      <text:p text:style-name="P405"><text:s text:c="4"/>}); </text:p>
      <text:p text:style-name="P405">});</text:p>
      <text:p text:style-name="P357"/>
      <text:p text:style-name="P566">datepicker , time picker &amp; date rangepicker</text:p>
      <text:p text:style-name="P365"/>
      <text:p text:style-name="P365"><text:a xlink:type="simple" xlink:href="https://tarruda.github.io/bootstrap-datetimepicker/">https://tarruda.github.io/bootstrap-datetimepicker/</text:a></text:p>
      <text:p text:style-name="P365"/>
      <text:p text:style-name="P365"><text:a xlink:type="simple" xlink:href="http://www.daterangepicker.com/#examples">http://www.daterangepicker.com/#examples</text:a> <text:s text:c="13"/>daterange picker</text:p>
      <text:p text:style-name="P365"/>
      <text:p text:style-name="P567">checkbox &amp; for radio box checked or not </text:p>
      <text:p text:style-name="P366"/>
      <text:p text:style-name="P366">https://www.tutorialrepublic.com/faq/how-to-check-a-checkbox-is-checked-or-not-using-jquery.php</text:p>
      <text:p text:style-name="P357"/>
      <text:p text:style-name="P43">multiple row delete by checkbox</text:p>
      <text:p text:style-name="P410"/>
      <text:p text:style-name="P410"><text:a xlink:type="simple" xlink:href="https://itsolutionstuff.com/post/how-to-delete-multiple-rows-using-checkbox-in-codeigniter-3example.html">https://itsolutionstuff.com/post/how-to-delete-multiple-rows-using-checkbox-in-codeigniter-3example.html</text:a></text:p>
      <text:p text:style-name="P410"/>
      <text:p text:style-name="P357"/>
      <text:p text:style-name="P568">Uplaod Image &amp; crop</text:p>
      <text:p text:style-name="P369"/>
      <text:p text:style-name="P369">https://www.webslesson.info/2018/03/image-crop-and-upload-using-jquery-with-php-ajax.html</text:p>
      <text:p text:style-name="P357"/>
      <text:p text:style-name="P357"/>
      <text:p text:style-name="P569">upload csv with validation</text:p>
      <text:p text:style-name="P370"/>
      <text:p text:style-name="P370">https://www.codexworld.com/import-csv-file-data-into-mysql-database-php/</text:p>
      <text:p text:style-name="P370"><text:s/></text:p>
      <text:p text:style-name="P571">calender</text:p>
      <text:p text:style-name="P411"/>
      <text:p text:style-name="P411"><text:a xlink:type="simple" xlink:href="https://itsolutionstuff.com/post/codeigniter-fullcalendar-exampleexample.html">https://itsolutionstuff.com/post/codeigniter-fullcalendar-exampleexample.html</text:a></text:p>
      <text:p text:style-name="P411"/>
      <text:p text:style-name="P572">qr code scaneer</text:p>
      <text:p text:style-name="P412"><text:a xlink:type="simple" xlink:href="https://itsolutionstuff.com/post/jquery-html5-qr-code-scanner-using-instascan-js-exampleexample.html">https://itsolutionstuff.com/post/jquery-html5-qr-code-scanner-using-instascan-js-exampleexample.html</text:a></text:p>
      <text:p text:style-name="P412"/>
      <text:p text:style-name="P44"><text:soft-page-break/>Laravel 5.7 - Google Recaptcha Code with Validation</text:p>
      <text:p text:style-name="P413"/>
      <text:p text:style-name="P413">https://itsolutionstuff.com/post/laravel-57-google-recaptcha-code-with-validationexample.html</text:p>
      <text:p text:style-name="P357"/>
      <text:p text:style-name="P349">absolute path </text:p>
      <text:p text:style-name="P367"><text:s/>echo dirname ( __FILE__ ); exit();</text:p>
      <text:p text:style-name="P357"/>
      <text:p text:style-name="P358"><text:s/><text:span text:style-name="T64">echo $_SERVER['DOCUMENT_ROOT']; exit(); <text:s text:c="13"/>/home/alltest/public_html</text:span></text:p>
      <text:p text:style-name="P368"><text:s text:c="2"/>echo $_SERVER['HTTP_HOST']; <text:s text:c="35"/>test.allintehloop.net</text:p>
      <text:p text:style-name="P368">echo $_SERVER['SERVER_NAME']; <text:s text:c="30"/>test.allintehloop.net</text:p>
      <text:p text:style-name="P357"/>
      <text:p text:style-name="P350">currecy convertor in php<text:tab/></text:p>
      <text:p text:style-name="P374"/>
      <text:p text:style-name="P374">function convertCurrency1($amount, $from, $to){ </text:p>
      <text:p text:style-name="P374"><text:s text:c="2"/>$conv_id = "{$from}_{$to}"; </text:p>
      <text:p text:style-name="P374"><text:s text:c="2"/>$string = file_get_contents("http://free.currencyconverterapi.com/api/v3/convert?q=$conv_id&amp;compact=ultra"); </text:p>
      <text:p text:style-name="P374"><text:s text:c="2"/>$json_a = json_decode($string, true); </text:p>
      <text:p text:style-name="P374"/>
      <text:p text:style-name="P374"><text:s text:c="2"/>return $amount * round($json_a[$conv_id], 4); </text:p>
      <text:p text:style-name="P374">}</text:p>
      <text:p text:style-name="P371"/>
      <text:p text:style-name="P440">or use this url </text:p>
      <text:p text:style-name="P440">https://api.ofx.com/PublicSite.ApiService/OFX/spotrate/Individual/<text:span text:style-name="T6">USD/INR/10</text:span>?format=json</text:p>
      <text:p text:style-name="P372"/>
      <text:p text:style-name="P372"/>
      <text:p text:style-name="P372"/>
      <text:p text:style-name="P570">for local installtion of composer</text:p>
      <text:p text:style-name="P376"/>
      <text:p text:style-name="P376">cd /go-to-directory</text:p>
      <text:p text:style-name="P376"><text:s/></text:p>
      <text:p text:style-name="P376">composer init</text:p>
      <text:p text:style-name="P376"><text:s/>for create composer.json</text:p>
      <text:p text:style-name="P375"/>
      <text:p text:style-name="P377">composer require "srchea/php-push-web-socket" <text:s text:c="8"/></text:p>
      <text:p text:style-name="P377"><text:s/><text:span text:style-name="T65">composer require command </text:span><text:s text:c="3"/>generate vendor folder <text:span text:style-name="T65">(dependancy)</text:span>&amp; composer.lock file</text:p>
      <text:p text:style-name="P377"/>
      <text:p text:style-name="P378">or</text:p>
      <text:p text:style-name="P378"/>
      <text:p text:style-name="P378">write in composer.josn file </text:p>
      <text:p text:style-name="P378">&amp; then command composer update </text:p>
      <text:p text:style-name="P378"/>
      <text:p text:style-name="P379"/>
      <text:p text:style-name="P380">now dump in autoload file of vendoe folder</text:p>
      <text:p text:style-name="P380"/>
      <text:p text:style-name="P382">command <text:s/><text:span text:style-name="T68">“composer dump-autoload” </text:span></text:p>
      <text:p text:style-name="P380"/>
      <text:p text:style-name="P380">&amp; now u can use in your file where its require</text:p>
      <text:p text:style-name="P380"/>
      <text:p text:style-name="P380">in laravel : <text:s/>use pusher\pusher;</text:p>
      <text:p text:style-name="P380">in ci or core : <text:s/>require __DIR__ . '/vendor/autoload.php'; <text:s text:c="2"/><text:span text:style-name="T67">or</text:span></text:p>
      <text:p text:style-name="P381"><text:s text:c="23"/><text:span text:style-name="T66">require_once 'vendor/autoload.php'</text:span></text:p>
      <text:p text:style-name="P381"><text:soft-page-break/></text:p>
      <text:p text:style-name="P425">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1"/>
      <text:p text:style-name="P381"/>
      <text:p text:style-name="P384">composer basic Read</text:p>
      <text:p text:style-name="P384">https://www.hostinger.in/tutorials/how-to-install-composer#gref</text:p>
      <text:p text:style-name="P381"/>
      <text:p text:style-name="P381"/>
      <text:p text:style-name="P351">WEB SOCKET</text:p>
      <text:p text:style-name="P381"/>
      <text:p text:style-name="P393">NOTE: DEMO ON MY GIT</text:p>
      <text:p text:style-name="P393"/>
      <text:p text:style-name="P383"><text:a xlink:type="simple" xlink:href="https://github.com/srchea/PHP-Push-WebSocket/">https://github.com/srchea/PHP-Push-WebSocket/</text:a></text:p>
      <text:p text:style-name="P383"/>
      <text:p text:style-name="P383"><text:a xlink:type="simple" xlink:href="http://srchea.com/build-a-real-time-application-using-html5-websockets">http://srchea.com/build-a-real-time-application-using-html5-websockets</text:a></text:p>
      <text:p text:style-name="P383"/>
      <text:p text:style-name="P385">1) locally install composer by above instruction</text:p>
      <text:p text:style-name="P385">2) <text:s/>folowing command of composer require <text:s/>from</text:p>
      <text:p text:style-name="P385"><text:s/><text:a xlink:type="simple" xlink:href="https://github.com/srchea/PHP-Push-WebSocket/"><text:span text:style-name="T69">https://github.com/srchea/PHP-Push-WebSocket/</text:span></text:a></text:p>
      <text:p text:style-name="P385"/>
      <text:p text:style-name="P385"><text:s/><text:span text:style-name="T73">OR Follwing</text:span></text:p>
      <text:p text:style-name="P385"/>
      <text:p text:style-name="P394">Installation with Composer</text:p>
      <text:p text:style-name="P394">To install the latest stable version: composer require "srchea/php-push-web-socket"</text:p>
      <text:p text:style-name="P394"/>
      <text:p text:style-name="P394">Usage</text:p>
      <text:p text:style-name="P394">run a server instance: “php websocket_server.php”. <text:s text:c="7"/><text:span text:style-name="T74">(</text:span> Write in terminal <text:span text:style-name="T74">)</text:span></text:p>
      <text:p text:style-name="P395">Open websocket_client.html in a browser over HTTP protocol. </text:p>
      <text:p text:style-name="P395"><text:s/><text:span text:style-name="T74">(open thi file from browser like localhost/proj-foldername/</text:span>websocket_client.html<text:span text:style-name="T74">)</text:span></text:p>
      <text:p text:style-name="P385"/>
      <text:p text:style-name="P385"/>
      <text:p text:style-name="P385"/>
      <text:p text:style-name="P386">3) <text:span text:style-name="T70">now extract PHP-Push-WebSocket-master.zip <text:s/>&amp; <text:s/>one step out the files from PHP-Push-WebSocket-master</text:span></text:p>
      <text:p text:style-name="P387">4) now for demo use my github</text:p>
      <text:p text:style-name="P387"/>
      <text:p text:style-name="P387">5) for implemting on project</text:p>
      <text:p text:style-name="P387"/>
      <text:p text:style-name="P387"><text:s/>websocket_server.php <text:s text:c="2"/>code imlement at serverside where insert or any action perform means at controller side</text:p>
      <text:p text:style-name="P387"><text:s/></text:p>
      <text:p text:style-name="P387">websocket_client.html or websocket_client.2html <text:s/>both files are most similar</text:p>
      <text:p text:style-name="P387">so js code of this file implement at client side means i views file where u have to require live or real time action perform &amp; data manage by j query javascript.</text:p>
      <text:p text:style-name="P387"/>
      <text:p text:style-name="P390">Remember one important thing is that </text:p>
      <text:p text:style-name="P390"/>
      <text:p text:style-name="P390">websocket is use for send msg from server to client &amp; vice-versa.</text:p>
      <text:p text:style-name="P390"/>
      <text:p text:style-name="P390">When server send any data then in view file (<text:span text:style-name="T70">websocket_client.html</text:span>) recieving data on </text:p>
      <text:p text:style-name="P390"><text:soft-page-break/></text:p>
      <text:p text:style-name="P390">ws.onmessage = function(msg) { </text:p>
      <text:p text:style-name="P390"><text:tab/><text:tab/><text:tab/> </text:p>
      <text:p text:style-name="P390"><text:tab/><text:tab/><text:tab/>write('Server says: '+msg.data); </text:p>
      <text:p text:style-name="P390"><text:tab/><text:tab/>};</text:p>
      <text:p text:style-name="P390"/>
      <text:p text:style-name="P390"/>
      <text:p text:style-name="P390">when client <text:s/>have require to send any data to server then use <text:span text:style-name="T71">in view file <text:s/>(see demo)</text:span></text:p>
      <text:p text:style-name="P390"/>
      <text:p text:style-name="P390">websocket.send(JSON.stringify(messageJSON)); <text:s text:c="11"/>// means <text:s/>ws.send method</text:p>
      <text:p text:style-name="P390"/>
      <text:p text:style-name="P390">here websocket /ws is object that u definde wtherver name <text:s/>at ws = new WebSocket(url);</text:p>
      <text:p text:style-name="P390"/>
      <text:p text:style-name="P391">Now,</text:p>
      <text:p text:style-name="P391"><text:s text:c="9"/>receiving data that send client to server <text:s/>in </text:p>
      <text:p text:style-name="P388"><text:span text:style-name="T72">PushWebSocket/Server.php</text:span> <text:s text:c="3"/><text:span text:style-name="T72">file action method.</text:span></text:p>
      <text:p text:style-name="P388"/>
      <text:p text:style-name="P391">private function action($client, $action) { </text:p>
      <text:p text:style-name="P391"><text:tab/><text:tab/>$action = $this-&gt;unmask($action); </text:p>
      <text:p text:style-name="P391"><text:tab/><text:tab/>$this-&gt;console("Performing action: ".$action); </text:p>
      <text:p text:style-name="P391"><text:tab/><text:tab/>if($action == "exit" || $action == "quit") { </text:p>
      <text:p text:style-name="P391"><text:tab/><text:tab/><text:tab/>$this-&gt;console("Killing a child process"); </text:p>
      <text:p text:style-name="P391"><text:tab/><text:tab/><text:tab/>posix_kill($client-&gt;getPid(), SIGTERM); </text:p>
      <text:p text:style-name="P391"><text:tab/><text:tab/><text:tab/>$this-&gt;console("Process {$client-&gt;getPid()} is killed!"); </text:p>
      <text:p text:style-name="P391"><text:tab/><text:tab/>} </text:p>
      <text:p text:style-name="P392"><text:tab/>}</text:p>
      <text:p text:style-name="P389"/>
      <text:p text:style-name="P399">NOW,<text:tab/></text:p>
      <text:p text:style-name="P389"><text:s text:c="3"/><text:span text:style-name="T75">pushing data from server to client <text:s text:c="4"/>by passing argument <text:s/>into run method.</text:span> <text:s text:c="2"/></text:p>
      <text:p text:style-name="P388"><text:s/></text:p>
      <text:p text:style-name="P388"><text:s text:c="2"/></text:p>
      <text:p text:style-name="P398">In short </text:p>
      <text:p text:style-name="P397">download from my git</text:p>
      <text:p text:style-name="P397">put in htdocs</text:p>
      <text:p text:style-name="P397">give permision</text:p>
      <text:p text:style-name="P397">teminal command run</text:p>
      <text:p text:style-name="P397">open in brwoser <text:s/>.html file</text:p>
      <text:p text:style-name="P397"/>
      <text:p text:style-name="P397">for debug</text:p>
      <text:p text:style-name="P397"><text:s text:c="3"/>-console -&gt; ntwork -&gt; ws</text:p>
      <text:p text:style-name="P397"><text:s text:c="3"/>headers &amp; frames <text:s text:c="2"/></text:p>
      <text:p text:style-name="P397"><text:s text:c="2"/>in frames u can find server&lt;=&gt;client send/recived data. &amp; connection info</text:p>
      <text:p text:style-name="P397"><text:s text:c="2"/></text:p>
      <text:p text:style-name="P396"/>
      <text:p text:style-name="P39">Paypal + braintee link</text:p>
      <text:p text:style-name="P400"/>
      <text:p text:style-name="P400"><text:a xlink:type="simple" xlink:href="https://developers.braintreepayments.com/guides/paypal/testing-go-live/php">https://developers.braintreepayments.com/guides/paypal/testing-go-live/php</text:a></text:p>
      <text:p text:style-name="P400"/>
      <text:p text:style-name="P401"><text:a xlink:type="simple" xlink:href="https://www.9lessons.info/2015/10/payment-system-with-braintree-paypal.html">https://www.9lessons.info/2015/10/payment-system-with-braintree-paypal.html</text:a></text:p>
      <text:p text:style-name="P401"/>
      <text:p text:style-name="P403"><text:a xlink:type="simple" xlink:href="http://www.ilovephp.net/php/simple-braintree-paypal-payment-gateway-integration-in-php-with-demo-examples/">http://www.ilovephp.net/php/simple-braintree-paypal-payment-gateway-integration-in-php-with-demo-examples/</text:a></text:p>
      <text:p text:style-name="P403"><text:soft-page-break/></text:p>
      <text:p text:style-name="P401"/>
      <text:p text:style-name="P40">Stripe</text:p>
      <text:p text:style-name="P402"/>
      <text:p text:style-name="P402">my github</text:p>
      <text:p text:style-name="P402"/>
      <text:p text:style-name="P41">Generate thumb from image</text:p>
      <text:p text:style-name="P406"/>
      <text:p text:style-name="P406"><text:a xlink:type="simple" xlink:href="https://webcheatsheet.com/php/create_thumbnail_images.php">https://webcheatsheet.com/php/create_thumbnail_images.php</text:a></text:p>
      <text:p text:style-name="P406"/>
      <text:p text:style-name="P406"/>
      <text:p text:style-name="P396"/>
      <text:p text:style-name="P407">$('#element option[value="no"]').attr("selected", "selected");</text:p>
      <text:p text:style-name="P407"/>
      <text:p text:style-name="P407"/>
      <text:p text:style-name="P45">studio t3 installation</text:p>
      <text:p text:style-name="P415"/>
      <text:p text:style-name="P415">cd ~/Downloads</text:p>
      <text:p text:style-name="P415">wget https://download.studio3t.com/studio-3t/linux/2018.1.0/studio-3t-linux-x64.tar.gz</text:p>
      <text:p text:style-name="P415">tar -xzf studio-3t-linux-x64.tar.gz</text:p>
      <text:p text:style-name="P415">sh studio-3t-linux-x64-no-shell.sh</text:p>
      <text:p text:style-name="P407"/>
      <text:p text:style-name="P407"/>
      <text:p text:style-name="P46">AWS <text:s/>EC2 &amp; elastic ip generate &amp; allocate</text:p>
      <text:p text:style-name="P46"/>
      <text:p text:style-name="P416"><text:a xlink:type="simple" xlink:href="https://www.guru99.com/creating-amazon-ec2-instance.html">https://www.guru99.com/creating-amazon-ec2-instance.html</text:a></text:p>
      <text:p text:style-name="P416"/>
      <text:p text:style-name="P416"/>
      <text:p text:style-name="P417">timer</text:p>
      <text:p text:style-name="P417"><text:a xlink:type="simple" xlink:href="https://harshen.github.io/jquery-countdownTimer/">https://harshen.github.io/jquery-countdownTimer/</text:a></text:p>
      <text:p text:style-name="P418">http://navaneeth.me/simple-countdown-timer-using-javascript/#.W88RpnVubaV</text:p>
      <text:p text:style-name="P416"/>
      <text:p text:style-name="P416"/>
      <text:p text:style-name="P47">VPN</text:p>
      <text:p text:style-name="P419"/>
      <text:p text:style-name="P419">1) add google chrome extension of <text:s/>windscribe</text:p>
      <text:p text:style-name="P419">2) signup</text:p>
      <text:p text:style-name="P419">3) login <text:s/>by <text:s/>username: rupeshelsner <text:s/>password;rupeshelsner</text:p>
      <text:p text:style-name="P419">4) then <text:s/>from extension change the country</text:p>
      <text:p text:style-name="P419">5) open google.com <text:s/>where on this screen u can find country name that means u use vpn .</text:p>
      <text:p text:style-name="P416"/>
      <text:p text:style-name="P48">Forgot pasword with link expire</text:p>
      <text:p text:style-name="P420"/>
      <text:p text:style-name="P420">url ?token=xyz</text:p>
      <text:p text:style-name="P420"/>
      <text:p text:style-name="P420">same token in db and $_SERVER["REQUEST_TIME"] in timestamps field</text:p>
      <text:p text:style-name="P420"/>
      <text:p text:style-name="P420">when click on url from email</text:p>
      <text:p text:style-name="P420">then </text:p>
      <text:p text:style-name="P420"/>
      <text:p text:style-name="P420">first check token is it in db <text:s/>if no then 404</text:p>
      <text:p text:style-name="P420">then check </text:p>
      <text:p text:style-name="P420"><text:soft-page-break/>// 1 day measured in seconds = 60 seconds * 60 minutes * 24 hours=86400</text:p>
      <text:p text:style-name="P420">$delta = 86400;</text:p>
      <text:p text:style-name="P420">if ($_SERVER["REQUEST_TIME"] - $timestampsFromDb &gt; $delta) {</text:p>
      <text:p text:style-name="P420"><text:s/>then link expire</text:p>
      <text:p text:style-name="P420">}else{</text:p>
      <text:p text:style-name="P420"><text:s text:c="2"/>view for email,password,confirm password</text:p>
      <text:p text:style-name="P420">}</text:p>
      <text:p text:style-name="P416"/>
      <text:p text:style-name="P416"/>
      <text:p text:style-name="P420">on submit update new password ,toekn field blank,timestamps field blank</text:p>
      <text:p text:style-name="P416"/>
      <text:p text:style-name="P421">Note : time() is equivalent to <text:span text:style-name="T78">$_SERVER["REQUEST_TIME"]</text:span></text:p>
      <text:p text:style-name="P421"/>
      <text:p text:style-name="P421"/>
      <text:p text:style-name="P421"/>
      <text:p text:style-name="P49"/>
      <text:p text:style-name="P50">Mongo DB install &amp; uninstall</text:p>
      <text:p text:style-name="P422"/>
      <text:p text:style-name="P422"><text:a xlink:type="simple" xlink:href="https://docs.mongodb.com/v3.0/tutorial/install-mongodb-on-ubuntu/">https://docs.mongodb.com/v3.0/tutorial/install-mongodb-on-ubuntu/</text:a></text:p>
      <text:p text:style-name="P422"/>
      <text:p text:style-name="P423">mongo db version : mongod –version</text:p>
      <text:p text:style-name="P423">mongo shell version : mongo -version</text:p>
      <text:p text:style-name="P421"/>
      <text:p text:style-name="P421"/>
      <text:p text:style-name="P373"/>
      <text:p text:style-name="P427"><text:a xlink:type="simple" xlink:href="https://craftpip.github.io/jquery-confirm/#backgrounddismiss">https://craftpip.github.io/jquery-confirm/#backgrounddismiss</text:a></text:p>
      <text:p text:style-name="P427"/>
      <text:p text:style-name="P424"><text:a xlink:type="simple" xlink:href="https://demo.convergepay.com/hosted-payments/transaction-token">https://demo.convergepay.com/hosted-payments/transaction-token</text:a></text:p>
      <text:p text:style-name="P424"/>
      <text:p text:style-name="P429">complete-registration.php</text:p>
      <text:p text:style-name="P429">do-payment</text:p>
      <text:p text:style-name="P426"/>
      <text:p text:style-name="P573"><text:span text:style-name="T79">virtual merchent </text:span>converge credential of mine</text:p>
      <text:p text:style-name="P428"/>
      <text:p text:style-name="P428"/>
      <text:p text:style-name="P428"/>
      <text:p text:style-name="P428"><text:tab/>Login URL</text:p>
      <text:p text:style-name="P428"/>
      <text:p text:style-name="P428"><text:tab/>https://demo.convergepay.com/VirtualMerchantDemo/login.do</text:p>
      <text:p text:style-name="P428"/>
      <text:p text:style-name="P428"><text:tab/>Account ID: 008098</text:p>
      <text:p text:style-name="P428"/>
      <text:p text:style-name="P428"><text:tab/>User ID: 008098</text:p>
      <text:p text:style-name="P428"><text:s text:c="11"/>paaowrd: <text:a xlink:type="simple" xlink:href="mailto:Elsner@php1">Elsner@php1</text:a></text:p>
      <text:p text:style-name="P428"/>
      <text:p text:style-name="P430">//https://github.com/wwwroth/php-converge-api </text:p>
      <text:p text:style-name="P430">// <text:a xlink:type="simple" xlink:href="https://packagist.org/packages/wwwroth/php-converge-api">https://packagist.org/packages/wwwroth/php-converge-api</text:a></text:p>
      <text:p text:style-name="P430"/>
      <text:p text:style-name="P430"/>
      <text:p text:style-name="P430"/>
      <text:p text:style-name="P432"/>
      <text:p text:style-name="P431"/>
      <text:p text:style-name="P51"><text:soft-page-break/>if key same then comma seperated there valu in response</text:p>
      <text:p text:style-name="P52"/>
      <text:p text:style-name="P433">$data=array(); </text:p>
      <text:p text:style-name="P433"><text:s text:c="8"/>foreach ($result as $key =&gt; $value) </text:p>
      <text:p text:style-name="P433"><text:s text:c="8"/>{ </text:p>
      <text:p text:style-name="P433"><text:s text:c="12"/>if(array_key_exists($value['menuname'], $data)) </text:p>
      <text:p text:style-name="P433"><text:s text:c="12"/>{ </text:p>
      <text:p text:style-name="P433"><text:s text:c="16"/>$data[$value['menuname']]= $data[$value['menuname']].",".$value['functinality_name']; </text:p>
      <text:p text:style-name="P433"><text:s text:c="17"/>// $data[$value['menuname']]['menuurl']=$value['menuurl']; </text:p>
      <text:p text:style-name="P433"><text:s text:c="12"/>} </text:p>
      <text:p text:style-name="P433"><text:s text:c="12"/>else </text:p>
      <text:p text:style-name="P433"><text:s text:c="12"/>{ </text:p>
      <text:p text:style-name="P433"><text:s text:c="16"/>$data[$value['menuname']]=$value['functinality_name']; </text:p>
      <text:p text:style-name="P433"><text:s text:c="16"/>//$data[$value['menuname']]['functionality']=$value['functinality_name']; </text:p>
      <text:p text:style-name="P433"><text:s text:c="16"/>// $data[$value['menuname']]['menuurl']=$value['menuurl']; </text:p>
      <text:p text:style-name="P433"><text:s text:c="12"/>} </text:p>
      <text:p text:style-name="P433"><text:s text:c="8"/>}</text:p>
      <text:p text:style-name="P433"/>
      <text:p text:style-name="P434">encryption</text:p>
      <text:p text:style-name="P434">str_rot13</text:p>
      <text:p text:style-name="P434"/>
      <text:p text:style-name="P434"/>
      <text:p text:style-name="P53">Twillio</text:p>
      <text:p text:style-name="P435"/>
      <text:p text:style-name="P435"><text:a xlink:type="simple" xlink:href="mailto:rupesh@xhtmljunkies.com">rupesh@xhtmljunkies.com</text:a></text:p>
      <text:p text:style-name="P435">12345678901234</text:p>
      <text:p text:style-name="P435"/>
      <text:p text:style-name="P435"/>
      <text:p text:style-name="P54">sublime snippet</text:p>
      <text:p text:style-name="P435"/>
      <text:p text:style-name="P168"><text:a xlink:type="simple" xlink:href="https://itsolutionstuff.com/post/how-to-create-snippets-in-sublime-example.html">https://itsolutionstuff.com/post/how-to-create-snippets-in-sublime-example.html</text:a></text:p>
      <text:p text:style-name="P168"/>
      <text:p text:style-name="P168"/>
      <text:p text:style-name="P182">data load on scroll </text:p>
      <text:p text:style-name="P182"/>
      <text:p text:style-name="P169"><text:a xlink:type="simple" xlink:href="https://itsolutionstuff.com/post/php-codeigniter-ajax-infinite-scroll-pagination-exampleexample.html">https://itsolutionstuff.com/post/php-codeigniter-ajax-infinite-scroll-pagination-exampleexample.html</text:a></text:p>
      <text:p text:style-name="P169"/>
      <text:p text:style-name="P183">error_reporting</text:p>
      <text:p text:style-name="P171"/>
      <text:p text:style-name="P170">ini_set('display_errors', 1); </text:p>
      <text:p text:style-name="P170">error_reporting(E_ALL);</text:p>
      <text:p text:style-name="P169"/>
      <text:p text:style-name="P169"/>
      <text:p text:style-name="P169"/>
      <text:p text:style-name="P184">Laravel serverside ajax paggination</text:p>
      <text:p text:style-name="P172"/>
      <text:p text:style-name="P172">Ref Url: <text:a xlink:type="simple" xlink:href="https://appdividend.com/2018/04/16/laravel-datatables-tutorial-with-example/">https://appdividend.com/2018/04/16/laravel-datatables-tutorial-with-example/</text:a></text:p>
      <text:p text:style-name="P173"><text:s text:c="14"/><text:span text:style-name="T81">https://packagist.org/packages/yajra/laravel-datatables-oracle</text:span></text:p>
      <text:p text:style-name="P173"><text:s text:c="14"/><text:span text:style-name="T81">http://yajrabox.com/docs/laravel-datatables/master/add-column</text:span></text:p>
      <text:p text:style-name="P172"/>
      <text:p text:style-name="P172">1. go to proj directory &amp; 'composer require yajra/laravel-datatables-oracle'</text:p>
      <text:p text:style-name="P172"><text:soft-page-break/>2. Find the providers in config &gt;&gt; app.php file and register the DatatablesServiceProvider.</text:p>
      <text:p text:style-name="P172">'providers' =&gt; [</text:p>
      <text:p text:style-name="P172"><text:s text:c="8"/>// ...</text:p>
      <text:p text:style-name="P172"><text:s text:c="8"/>Yajra\Datatables\DatatablesServiceProvider::class,</text:p>
      <text:p text:style-name="P172"><text:s text:c="4"/>]</text:p>
      <text:p text:style-name="P172"/>
      <text:p text:style-name="P172">3. Place the aliases in config &gt;&gt; app.php file and register the aliases.</text:p>
      <text:p text:style-name="P172">'aliases' =&gt; [</text:p>
      <text:p text:style-name="P172"><text:s text:c="8"/>// ...</text:p>
      <text:p text:style-name="P172"><text:s text:c="8"/>'Datatables' =&gt; Yajra\Datatables\Facades\Datatables::class,</text:p>
      <text:p text:style-name="P172"><text:s text:c="4"/>]</text:p>
      <text:p text:style-name="P172">4. controller &amp; view file as per my git</text:p>
      <text:p text:style-name="P172"><text:s text:c="3"/>controller <text:s/>file name: laravel_server_side_controllre_file.php</text:p>
      <text:p text:style-name="P172"><text:s text:c="3"/>view file name: laravel_server_side_view.php </text:p>
      <text:p text:style-name="P172"/>
      <text:p text:style-name="P174">hint: by qyery get user &amp; role data by join &amp; save in $c</text:p>
      <text:p text:style-name="P174"><text:s text:c="7"/>then 'addColumn' add new colname &amp; by $c to asign value &amp; return</text:p>
      <text:p text:style-name="P172"/>
      <text:p text:style-name="P169"/>
      <text:p text:style-name="P169"/>
      <text:p text:style-name="P169"/>
      <text:p text:style-name="P185">Password Protect a Directory Using .htaccess</text:p>
      <text:p text:style-name="P169"/>
      <text:p text:style-name="P175">Ref Url: <text:a xlink:type="simple" xlink:href="https://davidwalsh.name/password-protect-directory-using-htaccess">https://davidwalsh.name/password-protect-directory-using-htaccess</text:a></text:p>
      <text:p text:style-name="P175"/>
      <text:p text:style-name="P175">1. write in .htaccess file</text:p>
      <text:p text:style-name="P175"><text:s text:c="3"/><text:tab/>AuthType Basic</text:p>
      <text:p text:style-name="P175"><text:tab/>AuthName "restricted area"</text:p>
      <text:p text:style-name="P175"><text:tab/>AuthUserFile /home/davidwalsh/html/protect-me-dir/.htpasswd</text:p>
      <text:p text:style-name="P175"><text:tab/>require valid-user</text:p>
      <text:p text:style-name="P175">2. create new file name .htpasswd <text:s/>(location: same where .htaceess locate)</text:p>
      <text:p text:style-name="P175"><text:s text:c="2"/></text:p>
      <text:p text:style-name="P175"><text:s text:c="6"/>davidwalsh:daWHfZrDLB88.</text:p>
      <text:p text:style-name="P175"><text:s text:c="6"/>rodstewart:roFulYxC2.8ws</text:p>
      <text:p text:style-name="P175"><text:s text:c="6"/>cssexpert:csmnmq.M8T5ho</text:p>
      <text:p text:style-name="P175"/>
      <text:p text:style-name="P175">Note : here username:md5 password</text:p>
      <text:p text:style-name="P175"/>
      <text:p text:style-name="P175"/>
      <text:p text:style-name="P187">Backup of database <text:s/></text:p>
      <text:p text:style-name="P178"/>
      <text:p text:style-name="P178">public function backupDB() </text:p>
      <text:p text:style-name="P178"><text:s text:c="4"/>{ <text:s/></text:p>
      <text:p text:style-name="P178"/>
      <text:p text:style-name="P178"/>
      <text:p text:style-name="P178"><text:s text:c="8"/>date_default_timezone_set('UTC -4'); </text:p>
      <text:p text:style-name="P178"><text:s text:c="8"/>show_errors(); </text:p>
      <text:p text:style-name="P178"><text:s text:c="8"/>// j($_SERVER); </text:p>
      <text:p text:style-name="P178"/>
      <text:p text:style-name="P178"><text:s text:c="8"/>$folder_name = $_SERVER['DOCUMENT_ROOT'].'/db/'.date('d-m-Y-H:i:s'); </text:p>
      <text:p text:style-name="P178"><text:s text:c="8"/>if (!file_exists($folder_name)) { </text:p>
      <text:p text:style-name="P178"><text:s text:c="12"/>mkdir($folder_name, 0777, true); </text:p>
      <text:p text:style-name="P178"><text:soft-page-break/><text:s text:c="8"/>} </text:p>
      <text:p text:style-name="P178"><text:s text:c="8"/>$tables = array_column_1($this-&gt;db-&gt;query("SELECT TABLE_NAME FROM INFORMATION_SCHEMA.TABLES WHERE TABLE_TYPE = 'BASE TABLE' AND TABLE_SCHEMA='amber_allnet'")-&gt;result_array(),'TABLE_NAME'); </text:p>
      <text:p text:style-name="P178"><text:s text:c="8"/>sort($tables); </text:p>
      <text:p text:style-name="P178"><text:s text:c="8"/>foreach ($tables as $value) </text:p>
      <text:p text:style-name="P178"><text:s text:c="8"/>{ </text:p>
      <text:p text:style-name="P178"><text:s text:c="12"/>$filename=$value.'-'.date('d-m-Y-H-i-s').'.sql'; </text:p>
      <text:p text:style-name="P178"><text:s text:c="12"/>$result=exec('mysqldump <text:s/>--password=WdI-^k7QW-20 --user=alltest_comman_user3 --single-transaction amber_allnet '.$value.' &gt;'.$folder_name.'/'.$filename,$output); </text:p>
      <text:p text:style-name="P178"><text:s text:c="8"/>} </text:p>
      <text:p text:style-name="P178"><text:s text:c="8"/>$filename='FULL_DB-'.date('d-m-Y-H-i-s').'.sql'; </text:p>
      <text:p text:style-name="P178"><text:s text:c="8"/>$result=exec('mysqldump <text:s/>--password=WFe2GR76 --user=amber_allnet --single-transaction amber_allnet &gt;'.$folder_name.'/'.$filename,$output); </text:p>
      <text:p text:style-name="P178"><text:s text:c="8"/>j('done'); </text:p>
      <text:p text:style-name="P178"><text:s text:c="4"/>}</text:p>
      <text:p text:style-name="P175"/>
      <text:p text:style-name="P175"/>
      <text:p text:style-name="P179">or </text:p>
      <text:p text:style-name="P179"/>
      <text:p text:style-name="P179">&lt;?php</text:p>
      <text:p text:style-name="P179"/>
      <text:p text:style-name="P179">$DBUSER="user";</text:p>
      <text:p text:style-name="P179">$DBPASSWD="password";</text:p>
      <text:p text:style-name="P179">$DATABASE="user_db";</text:p>
      <text:p text:style-name="P179"/>
      <text:p text:style-name="P179">$filename = "backup-" . date("d-m-Y") . ".sql.gz";</text:p>
      <text:p text:style-name="P179">$mime = "application/x-gzip";</text:p>
      <text:p text:style-name="P179"/>
      <text:p text:style-name="P179">header( "Content-Type: " . $mime );</text:p>
      <text:p text:style-name="P179">header( 'Content-Disposition: attachment; filename="' . $filename . '"' );</text:p>
      <text:p text:style-name="P179"/>
      <text:p text:style-name="P179">$cmd = "mysqldump -u $DBUSER --password=$DBPASSWD $DATABASE | gzip --best"; <text:s text:c="2"/></text:p>
      <text:p text:style-name="P179"/>
      <text:p text:style-name="P179">passthru( $cmd );</text:p>
      <text:p text:style-name="P179"/>
      <text:p text:style-name="P179">exit(0);</text:p>
      <text:p text:style-name="P179">?&gt;</text:p>
      <text:p text:style-name="P169"/>
      <text:p text:style-name="P169"/>
      <text:p text:style-name="P186">print data col vise</text:p>
      <text:p text:style-name="P176"/>
      <text:p text:style-name="P176">$c='&lt;table border="1px solid"&gt;'; </text:p>
      <text:p text:style-name="P176"/>
      <text:p text:style-name="P176">$result=array('0'=&gt;'a','1'=&gt;'b','2'=&gt;'c','3'=&gt;'d','4'=&gt;'e','5'=&gt;'f','6'=&gt;'g','7'=&gt;'h','8'=&gt;'i','9'=&gt;'j','10'=&gt;'k','11'=&gt;'l','12'=&gt;'m','13'=&gt;'n','14'=&gt;'o'); </text:p>
      <text:p text:style-name="P176"/>
      <text:p text:style-name="P176"><text:s text:c="2"/>foreach($result as $key=&gt;$value){ </text:p>
      <text:p text:style-name="P176"><text:s text:c="2"/>if($key%3==0 || $key==0){ $c.="&lt;tr&gt;";} </text:p>
      <text:p text:style-name="P176"><text:s text:c="2"/>$c.="&lt;td&gt;".$value."&lt;/td&gt;"; </text:p>
      <text:p text:style-name="P176"><text:s text:c="2"/>if(($key%3 !=0 &amp;&amp; ($key+1)%3 ==0 ) || $key==2){ $c.="&lt;/tr&gt;";} </text:p>
      <text:p text:style-name="P176"><text:s text:c="2"/></text:p>
      <text:p text:style-name="P176"><text:soft-page-break/>} </text:p>
      <text:p text:style-name="P176">$c.="&lt;/table&gt;"; </text:p>
      <text:p text:style-name="P176"><text:s text:c="2"/>echo $c;</text:p>
      <text:p text:style-name="P176"/>
      <text:p text:style-name="P177">output like:</text:p>
      <text:p text:style-name="P177">a b c</text:p>
      <text:p text:style-name="P177">d e f</text:p>
      <text:p text:style-name="P177">g h i</text:p>
      <text:p text:style-name="P176"/>
      <text:p text:style-name="P176"/>
      <text:p text:style-name="P188">api call in php same as curl</text:p>
      <text:p text:style-name="P180"/>
      <text:p text:style-name="P180">if(!function_exists('get_api_reponse')) </text:p>
      <text:p text:style-name="P180">{ </text:p>
      <text:p text:style-name="P180"><text:tab/>function get_api_reponse($url,$post) </text:p>
      <text:p text:style-name="P180"><text:tab/>{<text:tab/> </text:p>
      <text:p text:style-name="P180"><text:s text:c="6"/></text:p>
      <text:p text:style-name="P180"/>
      <text:p text:style-name="P180"><text:tab/><text:tab/>$url = base_url().$url; </text:p>
      <text:p text:style-name="P180"><text:tab/><text:tab/>$data = json_decode(file_get_contents($url.'?'.http_build_query($post)),true); </text:p>
      <text:p text:style-name="P180"><text:tab/><text:tab/>return $data; </text:p>
      <text:p text:style-name="P180"><text:tab/>} </text:p>
      <text:p text:style-name="P180">}</text:p>
      <text:p text:style-name="P176"/>
      <text:p text:style-name="P181">Note: <text:span text:style-name="T108">$post </text:span>is associate array of post params.</text:p>
      <text:p text:style-name="P169"/>
      <text:p text:style-name="P169"/>
      <text:p text:style-name="P169"/>
      <text:p text:style-name="P169"/>
      <text:p text:style-name="P169"/>
      <text:p text:style-name="P169"/>
      <text:p text:style-name="P436">alltest_comman_user<text:span text:style-name="T80">3</text:span></text:p>
      <text:p text:style-name="P437"><text:tab/>WdI-^k7QW-20</text:p>
      <text:p text:style-name="P535"><text:tab/></text:p>
      <text:p text:style-name="P536"/>
      <text:p text:style-name="P436"/>
      <text:p text:style-name="P443">db1</text:p>
      <text:p text:style-name="P442"><text:s/>[username] =&gt; alltest_comman_user1</text:p>
      <text:p text:style-name="P442"><text:s text:c="4"/>[password] =&gt; WdI-^k7QW-20</text:p>
      <text:p text:style-name="P436"/>
      <text:p text:style-name="P436"/>
      <text:p text:style-name="P441">amber_allnet</text:p>
      <text:p text:style-name="P441">WFe2GR76</text:p>
      <text:p text:style-name="P436"/>
      <text:p text:style-name="P589">new server credential</text:p>
      <text:p text:style-name="P590">URL:https://uid.allintheloop.net/</text:p>
      <text:p text:style-name="P545"><text:a xlink:type="simple" xlink:href="https://199.102.44.66:2083/">https://199.102.44.66:2083</text:a></text:p>
      <text:p text:style-name="P545">h?e$BC,Z[j4Y</text:p>
      <text:p text:style-name="P545">uidallintheloop</text:p>
      <text:p text:style-name="P545"/>
      <text:p text:style-name="P151">databse</text:p>
      <text:p text:style-name="P546"><text:span text:style-name="T114">D:</text:span>uidallintheloop_net </text:p>
      <text:p text:style-name="P591"><text:soft-page-break/>U:uidallintheloop_main</text:p>
      <text:p text:style-name="P546"><text:span text:style-name="T114">P:</text:span>WdI-^k7QW-20</text:p>
      <text:p text:style-name="P546"/>
      <text:p text:style-name="P151">database</text:p>
      <text:p text:style-name="P546"><text:span text:style-name="T115">D:</text:span>uidallintheloop_superadmin </text:p>
      <text:p text:style-name="P592">U:uidallintheloop_main<text:tab/></text:p>
      <text:p text:style-name="P546"><text:span text:style-name="T115">P:</text:span>WdI-^k7QW-20</text:p>
      <text:p text:style-name="P546"/>
      <text:p text:style-name="P152">database</text:p>
      <text:p text:style-name="P547">uidallintheloop_<text:span text:style-name="T113">com</text:span> </text:p>
      <text:p text:style-name="P547">WdI-^k7QW-20</text:p>
      <text:p text:style-name="P587">=============================</text:p>
      <text:p text:style-name="P588">test server</text:p>
      <text:p text:style-name="P587">test.allintheloop.net</text:p>
      <text:p text:style-name="P587">allintheloop</text:p>
      <text:p text:style-name="P587">h?e$BC,Z[j4Y</text:p>
      <text:p text:style-name="P587"/>
      <text:p text:style-name="P587">Database</text:p>
      <text:p text:style-name="P587">D:amber_allnet</text:p>
      <text:p text:style-name="P587">P:Wfe2GR76</text:p>
      <text:p text:style-name="P587">U:amber_allnet2</text:p>
      <text:p text:style-name="P587"/>
      <text:p text:style-name="P587">Database</text:p>
      <text:p text:style-name="P587">D:amber_allnetsec2</text:p>
      <text:p text:style-name="P587">P:v1qwq3sf</text:p>
      <text:p text:style-name="P587">U:amber_allnetsec2</text:p>
      <text:p text:style-name="P587"/>
      <text:p text:style-name="P537"/>
      <text:p text:style-name="P444"/>
      <text:p text:style-name="P541">/* </text:p>
      <text:p text:style-name="P541"/>
      <text:p text:style-name="P541">Route::resource('admin/userclaims', 'Admin\\UserclaimsController');</text:p>
      <text:p text:style-name="P541">standard </text:p>
      <text:p text:style-name="P541">========================================= </text:p>
      <text:p text:style-name="P541"/>
      <text:p text:style-name="P541">1. back: so index method </text:p>
      <text:p text:style-name="P541"><text:s text:c="2"/></text:p>
      <text:p text:style-name="P541"><text:s text:c="3"/>&lt;a href="{{ url('/admin/userclaims') }}" title="Back"&gt;&lt;button class="btn btn-warning btn-sm"&gt;&lt;i class="fa fa-arrow-left" aria-hidden="true"&gt;&lt;/i&gt; Back&lt;/button&gt;&lt;/a&gt; </text:p>
      <text:p text:style-name="P541"/>
      <text:p text:style-name="P541">2. addnew: <text:s/>create <text:s/>for form show </text:p>
      <text:p text:style-name="P541"/>
      <text:p text:style-name="P541">&lt;a href="{{ url('/admin/userclaims/create') }}" class="btn btn-success btn-sm" title="Add New Userclaim"&gt; </text:p>
      <text:p text:style-name="P541"><text:s text:c="14"/>&lt;i class="fa fa-plus" aria-hidden="true"&gt;&lt;/i&gt; Add New&lt;/a&gt; </text:p>
      <text:p text:style-name="P541"/>
      <text:p text:style-name="P541">3.store </text:p>
      <text:p text:style-name="P541"/>
      <text:p text:style-name="P541"><text:s text:c="2"/>&lt;form method="POST" action="{{ url('/admin/userclaims') }}" accept-charset="UTF-8" class="form-horizontal" enctype="multipart/form-data"&gt; </text:p>
      <text:p text:style-name="P541"><text:s text:c="28"/>{{ csrf_field() }} </text:p>
      <text:p text:style-name="P541"/>
      <text:p text:style-name="P541"><text:soft-page-break/></text:p>
      <text:p text:style-name="P541">4.edit view: </text:p>
      <text:p text:style-name="P541"/>
      <text:p text:style-name="P541">&lt;a href="{{ url('/admin/userclaims/' . $item-&gt;id . '/edit') }}" title="Edit Userclaim"&gt;&lt;button class="btn btn-primary btn-sm"&gt;&lt;i class="fa fa-pencil-square-o" aria-hidden="true"&gt;&lt;/i&gt; Edit&lt;/button&gt;&lt;/a&gt; </text:p>
      <text:p text:style-name="P541"/>
      <text:p text:style-name="P541">5. edit form action : edit method call </text:p>
      <text:p text:style-name="P541"/>
      <text:p text:style-name="P541">&lt;form action="{{url('/admin/userclaims', [$task-&gt;id])}}" method="POST"&gt; </text:p>
      <text:p text:style-name="P541">&lt;input type="hidden" name="_method" value="PUT"&gt; </text:p>
      <text:p text:style-name="P541"/>
      <text:p text:style-name="P541"><text:s text:c="2"/></text:p>
      <text:p text:style-name="P541">6.delete </text:p>
      <text:p text:style-name="P541"><text:s text:c="3"/>&lt;form method="POST" action="{{ url('/admin/userclaims' . '/' . $item-&gt;id) }}" accept-charset="UTF-8" style="display:inline"&gt; </text:p>
      <text:p text:style-name="P541"><text:s text:c="48"/>{{ method_field('DELETE') }} </text:p>
      <text:p text:style-name="P541"><text:s text:c="48"/>{{ csrf_field() }} <text:s/></text:p>
      <text:p text:style-name="P541"/>
      <text:p text:style-name="P541"><text:s/>7. show method : for view </text:p>
      <text:p text:style-name="P541"><text:s text:c="2"/></text:p>
      <text:p text:style-name="P541"><text:s text:c="2"/>&lt;a href="{{ url('/admin/userclaims/' . $item-&gt;id) }}" title="View Userclaim"&gt;&lt;button class="btn btn-info btn-sm"&gt;&lt;i class="fa fa-eye" aria-hidden="true"&gt;&lt;/i&gt; View&lt;/button&gt;&lt;/a&gt; <text:s text:c="2"/></text:p>
      <text:p text:style-name="P541"/>
      <text:p text:style-name="P541"/>
      <text:p text:style-name="P541"><text:s text:c="2"/>8. sidebar </text:p>
      <text:p text:style-name="P541"/>
      <text:p text:style-name="P541">&lt;li class="{{(Request::path()=='holiday' || Request::is('holiday/*')) ? 'active' : ''}}"&gt; </text:p>
      <text:p text:style-name="P541"><text:s text:c="24"/>&lt;a href="{{url('/holiday')}}"&gt; </text:p>
      <text:p text:style-name="P541"><text:s text:c="28"/>&lt;i class="fa fa-calendar" aria-hidden="true"&gt;&lt;/i&gt; </text:p>
      <text:p text:style-name="P541"><text:s text:c="28"/>&lt;span class=""&gt;Holidays&lt;/span&gt; </text:p>
      <text:p text:style-name="P541"><text:s text:c="24"/>&lt;/a&gt; </text:p>
      <text:p text:style-name="P541"><text:s text:c="20"/>&lt;/li&gt; <text:s text:c="43"/></text:p>
      <text:p text:style-name="P541"/>
      <text:p text:style-name="P541">*/</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text:soft-page-break/></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7">1.install node &amp; npm </text:p>
      <text:p text:style-name="P447">2.install angular cli 6 <text:s/>by command "npm -g install @angular/cli" </text:p>
      <text:p text:style-name="P447">3.To Check cli version by command "ng version" </text:p>
      <text:p text:style-name="P447"><text:s text:c="2"/>getting like below </text:p>
      <text:p text:style-name="P447"/>
      <text:p text:style-name="P447"><text:s text:c="3"/>This is the output I'm getting: </text:p>
      <text:p text:style-name="P447"/>
      <text:p text:style-name="P447"><text:s text:c="4"/>/ \ <text:s text:c="2"/>_ __ <text:s text:c="2"/>__ _ _ <text:s text:c="2"/>_| | __ _ _ __ <text:s text:c="4"/>/ ___| | <text:s text:c="2"/>|_ _| </text:p>
      <text:p text:style-name="P447"><text:s text:c="3"/>/ △ \ | '_ \ / _` | | | | |/ _` | '__| <text:s text:c="2"/>| | <text:s text:c="2"/>| | <text:s text:c="3"/>| | </text:p>
      <text:p text:style-name="P447"><text:s text:c="2"/>/ ___ \| | | | (_| | |_| | | (_| | | <text:s text:c="5"/>| |___| |___ | | </text:p>
      <text:p text:style-name="P447"><text:s/>/_/ <text:s text:c="2"/>\_\_| |_|\__, |\__,_|_|\__,_|_| <text:s text:c="6"/>\____|_____|___| </text:p>
      <text:p text:style-name="P447"><text:s text:c="16"/>|___/ </text:p>
      <text:p text:style-name="P447"/>
      <text:p text:style-name="P447"/>
      <text:p text:style-name="P447">Angular CLI: 6.0.0 </text:p>
      <text:p text:style-name="P447">Node: 8.11.1 </text:p>
      <text:p text:style-name="P447">OS: linux x64 </text:p>
      <text:p text:style-name="P447">Angular: </text:p>
      <text:p text:style-name="P447">... </text:p>
      <text:p text:style-name="P447"/>
      <text:p text:style-name="P447"/>
      <text:p text:style-name="P447">4.create project by "ng new crmapp" <text:s/>here crmapp is a yr proj name </text:p>
      <text:p text:style-name="P447"/>
      <text:p text:style-name="P447">5. We will mostly be working inside the src/app folder. This is the directory structure of the project: </text:p>
      <text:p text:style-name="P447"/>
      <text:p text:style-name="P447"><draw:frame draw:style-name="fr1" draw:name="Image1" text:anchor-type="paragraph" svg:width="9.763cm" svg:height="14.817cm" draw:z-index="0"><draw:image xlink:href="Pictures/100002010000017100000230F715A676.png" xlink:type="simple" xlink:show="embed" xlink:actuate="onLoad"/></draw:frame><text:soft-page-break/> <text:s text:c="2"/></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8">6. Navigate inside your project's folder by command “ cd crmapp”</text:p>
      <text:p text:style-name="P448">7. Serve your application <text:s/>by <text:s/>“ ng serve “</text:p>
      <text:p text:style-name="P448">8. You application will be running from . <text:s/>In browser</text:p>
      <text:p text:style-name="P448"/>
      <text:p text:style-name="P449">understand the structure</text:p>
      <text:p text:style-name="P449"/>
      <text:p text:style-name="P449"><text:span text:style-name="T86">A) <text:s/></text:span>index.html <text:s/>is main file <text:s/>its structure like </text:p>
      <text:p text:style-name="P449"/>
      <text:p text:style-name="P449">&lt;!doctype html&gt; </text:p>
      <text:p text:style-name="P449">&lt;html lang="en"&gt; </text:p>
      <text:p text:style-name="P449"><text:s/>&lt;head&gt; </text:p>
      <text:p text:style-name="P449"><text:s text:c="6"/>&lt;meta charset="utf-8"&gt; </text:p>
      <text:p text:style-name="P449"><text:s text:c="6"/>&lt;title&gt;Crmapp&lt;/title&gt; </text:p>
      <text:p text:style-name="P449"><text:s text:c="6"/>&lt;meta name="viewport" content="width=device-width, initial-scale=1"&gt; </text:p>
      <text:p text:style-name="P449"><text:s text:c="5"/></text:p>
      <text:p text:style-name="P449"><text:s text:c="6"/>&lt;!-- CSS FILE INCLUDE --&gt; </text:p>
      <text:p text:style-name="P449"><text:s text:c="6"/>&lt;link rel="stylesheet" href="<text:span text:style-name="T82">assets/bootstrap/css/bootstrap.min.css</text:span>"&gt; </text:p>
      <text:p text:style-name="P449"><text:s/>&lt;/head&gt; </text:p>
      <text:p text:style-name="P449"><text:s text:c="2"/>&lt;body&gt; </text:p>
      <text:p text:style-name="P449"><text:s text:c="7"/>&lt;div class="wrapper"&gt; </text:p>
      <text:p text:style-name="P449"><text:s text:c="8"/><text:span text:style-name="T84">&lt;app-root&gt;&lt;/app-root&gt;</text:span> </text:p>
      <text:p text:style-name="P449"><text:s text:c="7"/>&lt;/div&gt; </text:p>
      <text:p text:style-name="P449"><text:soft-page-break/></text:p>
      <text:p text:style-name="P449"><text:s text:c="4"/>&lt;!-- JS FILE INCLUDE --&gt; </text:p>
      <text:p text:style-name="P449"><text:s text:c="6"/>&lt;script src="<text:span text:style-name="T82">assets/plugins/jQuery/jquery-2.2.3.min.js</text:span>"&gt;&lt;/script&gt; </text:p>
      <text:p text:style-name="P449"><text:s/>&lt;/body&gt; </text:p>
      <text:p text:style-name="P449">&lt;/html&gt;</text:p>
      <text:p text:style-name="P449"/>
      <text:p text:style-name="P449"><text:span text:style-name="T86">B) </text:span>Put css file &amp; js file into assest folder (path as above) <text:s/>&amp; write css in style.css file like core</text:p>
      <text:p text:style-name="P449"/>
      <text:p text:style-name="P450">C) by <text:span text:style-name="T87">default in src/app directory</text:span></text:p>
      <text:p text:style-name="P450"><text:s text:c="6"/></text:p>
      <text:list xml:id="list4548274228765147666" text:style-name="L2">
        <text:list-item>
          <text:p text:style-name="P579">app.components.html <text:s text:c="15"/>(write below code in this file)</text:p>
        </text:list-item>
      </text:list>
      <text:p text:style-name="P450"/>
      <text:p text:style-name="P452"><text:s text:c="6"/><text:span text:style-name="T88"><text:s/>&lt;app-header&gt;&lt;/app-header&gt; </text:span></text:p>
      <text:p text:style-name="P453"><text:s text:c="7"/>&lt;app-sidebar&gt;&lt;/app-sidebar&gt; </text:p>
      <text:p text:style-name="P453"><text:s text:c="10"/>&lt;div id="content"&gt; </text:p>
      <text:p text:style-name="P453"><text:s text:c="14"/>&lt;router-outlet&gt;&lt;/router-outlet&gt; </text:p>
      <text:p text:style-name="P453"><text:s text:c="10"/>&lt;/div&gt; </text:p>
      <text:p text:style-name="P453"><text:s text:c="7"/>&lt;app-footer&gt;&lt;/app-footer&gt;</text:p>
      <text:p text:style-name="P450"/>
      <text:list xml:id="list7686866744564213272" text:style-name="L3">
        <text:list-item>
          <text:p text:style-name="P580">app.component.css or scss <text:s text:c="7"/>( write css for html of particular component)</text:p>
        </text:list-item>
        <text:list-item>
          <text:p text:style-name="P582">app.component.spec.ts</text:p>
        </text:list-item>
        <text:list-item>
          <text:p text:style-name="P581">app.component.ts <text:s text:c="22"/>(component file wherein css &amp; html link)</text:p>
        </text:list-item>
      </text:list>
      <text:p text:style-name="P454"><text:s/></text:p>
      <text:p text:style-name="P455"><text:s text:c="16"/><text:span text:style-name="T89">index.html ma <text:s/></text:span><text:span text:style-name="T85">&lt;app-root&gt;&lt;/app-root&gt; <text:s/>tag <text:s text:c="2"/></text:span><text:span text:style-name="T90">e app.component.ts file ma selector hoy</text:span></text:p>
      <text:p text:style-name="P474"><text:s text:c="15"/>@ ne decorate kehvay</text:p>
      <text:p text:style-name="P455"><text:span text:style-name="T90"><text:s text:c="14"/>templateUrl: './app.component.html', <text:s text:c="2"/>--------------------------</text:span><text:span text:style-name="T91">v</text:span><text:span text:style-name="T90"> <text:s/></text:span></text:p>
      <text:p text:style-name="P474"><text:s text:c="14"/>styleUrls: ['./app.component.css']</text:p>
      <text:p text:style-name="P451"/>
      <text:p text:style-name="P451"><text:s text:c="6"/></text:p>
      <text:list xml:id="list2094652144360049820" text:style-name="L4">
        <text:list-item>
          <text:p text:style-name="P584">app.component.html</text:p>
        </text:list-item>
      </text:list>
      <text:p text:style-name="P455"/>
      <text:p text:style-name="P456"><text:span text:style-name="T90"><text:s text:c="17"/></text:span><text:span text:style-name="T91">in this file <text:s/>call selector of oth</text:span><text:span text:style-name="T92">er</text:span><text:span text:style-name="T91"> component &amp; routing</text:span></text:p>
      <text:p text:style-name="P476"><text:s text:c="16"/>like, for ex.</text:p>
      <text:p text:style-name="P456"><text:s text:c="11"/></text:p>
      <text:p text:style-name="P456"><text:s text:c="16"/><text:span text:style-name="T93"><text:s/>&lt;app-header&gt;&lt;/app-header&gt; <text:s text:c="8"/>&lt;------------ this is other component make by command</text:span></text:p>
      <text:p text:style-name="P457"><text:s text:c="16"/>&lt;app-sidebar&gt;&lt;/app-sidebar&gt; </text:p>
      <text:p text:style-name="P457"><text:s text:c="21"/>&lt;div id="content"&gt; </text:p>
      <text:p text:style-name="P457"><text:s text:c="28"/>&lt;router-outlet&gt;&lt;/router-outlet&gt; <text:s text:c="9"/><text:span text:style-name="T94">&lt;</text:span>------- <text:span text:style-name="T94">this is for routing</text:span></text:p>
      <text:p text:style-name="P457"><text:s text:c="21"/>&lt;/div&gt; </text:p>
      <text:p text:style-name="P457"><text:s text:c="16"/>&lt;app-footer&gt;&lt;/app-footer&gt;</text:p>
      <text:p text:style-name="P456"><text:s text:c="16"/></text:p>
      <text:p text:style-name="P475"><text:s text:c="13"/></text:p>
      <text:p text:style-name="P459"><text:s text:c="13"/><text:span text:style-name="T95">make new component by command “ng g c header” <text:s/>or <text:s/>“ng g c <text:s/>layouts/header” <text:s/></text:span></text:p>
      <text:p text:style-name="P477"><text:s text:c="15"/>or </text:p>
      <text:p text:style-name="P477"><text:s text:c="12"/>ng generate component AccountList</text:p>
      <text:p text:style-name="P459"/>
      <text:p text:style-name="P460"><text:s text:c="13"/><text:span text:style-name="T96">then 4 file generate in app/src or app/src/layout <text:s/>directory <text:s text:c="2"/>as well as <text:s/>component added <text:s text:c="12"/>automatically in <text:s/>app.module.ts file 's <text:s/>declarations.</text:span></text:p>
      <text:p text:style-name="P456"/>
      <text:p text:style-name="P458"><text:s text:c="12"/><text:span text:style-name="T96">header.component.html <text:s text:c="2"/>write header code &amp; its css write in <text:s/>header.component..css file</text:span></text:p>
      <text:p text:style-name="P456"/>
      <text:p text:style-name="P456"/>
      <text:p text:style-name="P474"><text:soft-page-break/></text:p>
      <text:list xml:id="list105754345409977" text:continue-numbering="true" text:style-name="L4">
        <text:list-item>
          <text:p text:style-name="P583"><text:s/>app.module.ts <text:s text:c="28"/>(this file internal link with ng modules)</text:p>
        </text:list-item>
      </text:list>
      <text:p text:style-name="P449"/>
      <text:p text:style-name="P449"/>
      <text:p text:style-name="P449"/>
      <text:p text:style-name="P449"/>
      <text:p text:style-name="P449"/>
      <text:p text:style-name="P449"/>
      <text:p text:style-name="P150">Angular Routing</text:p>
      <text:p text:style-name="P461"/>
      <text:p text:style-name="P461">make one file name <text:s/>app-routing.module.ts</text:p>
      <text:p text:style-name="P461"/>
      <text:p text:style-name="P461">put below code :</text:p>
      <text:p text:style-name="P461"/>
      <text:p text:style-name="P461">import { NgModule } from '@angular/core'; </text:p>
      <text:p text:style-name="P461">import { Routes, RouterModule } from '@angular/router'; </text:p>
      <text:p text:style-name="P461"/>
      <text:p text:style-name="P461"/>
      <text:p text:style-name="P461">import { UsersComponent } from './admin/users/users.component'; </text:p>
      <text:p text:style-name="P461">import { ManagersComponent } from './admin/managers/managers.component'; </text:p>
      <text:p text:style-name="P461">import { DashboardComponent } from './admin/dashboard/dashboard.component'; </text:p>
      <text:p text:style-name="P461"/>
      <text:p text:style-name="P461"/>
      <text:p text:style-name="P461"/>
      <text:p text:style-name="P461">const routes: Routes = [ </text:p>
      <text:p text:style-name="P461"><text:s/></text:p>
      <text:p text:style-name="P461"><text:s text:c="2"/>{ </text:p>
      <text:p text:style-name="P461"><text:s text:c="4"/>path: 'dashboard', </text:p>
      <text:p text:style-name="P461"><text:s text:c="4"/>component: DashboardComponent </text:p>
      <text:p text:style-name="P461"><text:s text:c="2"/>}, </text:p>
      <text:p text:style-name="P461"/>
      <text:p text:style-name="P461"/>
      <text:p text:style-name="P461"><text:s text:c="2"/>{ </text:p>
      <text:p text:style-name="P461"><text:s text:c="4"/>path: 'users', </text:p>
      <text:p text:style-name="P461"><text:s text:c="4"/>component: UsersComponent </text:p>
      <text:p text:style-name="P461"><text:s text:c="2"/>}, </text:p>
      <text:p text:style-name="P461"/>
      <text:p text:style-name="P461"><text:s text:c="2"/>{<text:tab/> </text:p>
      <text:p text:style-name="P461"><text:s text:c="4"/>path: 'managers', </text:p>
      <text:p text:style-name="P461"><text:s text:c="4"/>component: ManagersComponent </text:p>
      <text:p text:style-name="P461"><text:s text:c="2"/>}, </text:p>
      <text:p text:style-name="P461"/>
      <text:p text:style-name="P461">]; </text:p>
      <text:p text:style-name="P461"/>
      <text:p text:style-name="P461"/>
      <text:p text:style-name="P461">@NgModule({ </text:p>
      <text:p text:style-name="P461"><text:s text:c="2"/>imports: [RouterModule.forRoot(routes)], </text:p>
      <text:p text:style-name="P461"><text:s text:c="2"/>exports: [RouterModule] </text:p>
      <text:p text:style-name="P461">}) </text:p>
      <text:p text:style-name="P461">export class <text:span text:style-name="T97">AppRoutingModule</text:span> { } </text:p>
      <text:p text:style-name="P461"/>
      <text:p text:style-name="P461"/>
      <text:p text:style-name="P461"><text:soft-page-break/></text:p>
      <text:p text:style-name="P461"/>
      <text:p text:style-name="P461">here <text:s/>need to declare path &amp; on <text:s/>that path which component call.</text:p>
      <text:p text:style-name="P461">But need to import that component first on top <text:span text:style-name="T98">of this file</text:span>.</text:p>
      <text:p text:style-name="P461"/>
      <text:p text:style-name="P461"/>
      <text:p text:style-name="P462"><text:span text:style-name="T97">AppRoutingModule <text:s/></text:span><text:span text:style-name="T100">this is also import &amp; <text:s/>imports <text:s/>app.module.ts file</text:span></text:p>
      <text:p text:style-name="P462"/>
      <text:p text:style-name="P478">like below</text:p>
      <text:p text:style-name="P463"><text:s text:c="53"/></text:p>
      <text:p text:style-name="P478">import {AppRoutingModule} from <text:s/>'./app-routing.module';</text:p>
      <text:p text:style-name="P463"/>
      <text:p text:style-name="P478">@NgModule <text:s/>-&gt; imports: <text:s/>-&gt; write AppRoutingModule, <text:s text:c="5"/></text:p>
      <text:p text:style-name="P463"/>
      <text:p text:style-name="P463"/>
      <text:p text:style-name="P463"/>
      <text:p text:style-name="P463"/>
      <text:p text:style-name="P479">Angular <text:s/>services</text:p>
      <text:p text:style-name="P464"/>
      <text:p text:style-name="P464"/>
      <text:p text:style-name="P480">ng generate service data <text:s text:c="3"/>then create <text:s/>Open up the new service file: /src/app/data.service.ts:</text:p>
      <text:p text:style-name="P465"/>
      <text:p text:style-name="P481"><text:s/>then <text:s/>u can see </text:p>
      <text:p text:style-name="P466"/>
      <text:p text:style-name="P466"/>
      <text:p text:style-name="P466"/>
      <text:p text:style-name="P466"/>
      <text:p text:style-name="P466"/>
      <text:p text:style-name="P466"/>
      <text:p text:style-name="P466"/>
      <text:p text:style-name="P466"/>
      <text:p text:style-name="P481">import { Injectable } from '@angular/core';</text:p>
      <text:p text:style-name="P466"/>
      <text:p text:style-name="P481">@Injectable({</text:p>
      <text:p text:style-name="P481"><text:s text:c="2"/>providedIn: 'root'</text:p>
      <text:p text:style-name="P481">})</text:p>
      <text:p text:style-name="P481">export class DataService {</text:p>
      <text:p text:style-name="P466"/>
      <text:p text:style-name="P481"><text:s text:c="2"/>constructor() { }</text:p>
      <text:p text:style-name="P481">}</text:p>
      <text:p text:style-name="P466"/>
      <text:p text:style-name="P466"/>
      <text:p text:style-name="P466"/>
      <text:p text:style-name="P481">in this at top to import httpclient</text:p>
      <text:p text:style-name="P466"/>
      <text:p text:style-name="P481">import { HttpClient } from '@angular/common/http';</text:p>
      <text:p text:style-name="P466"/>
      <text:p text:style-name="P466">whithin constructor to make instance </text:p>
      <text:p text:style-name="P466"/>
      <text:p text:style-name="P466">so this file look like</text:p>
      <text:p text:style-name="P466"/>
      <text:p text:style-name="P466"/>
      <text:p text:style-name="P481"><text:soft-page-break/></text:p>
      <text:p text:style-name="P481">import { Injectable } from '@angular/core';</text:p>
      <text:p text:style-name="P466"><text:span text:style-name="T99">import { </text:span><text:span text:style-name="T83">HttpClient</text:span><text:span text:style-name="T99"> } from '@angular/common/http';</text:span></text:p>
      <text:p text:style-name="P466"/>
      <text:p text:style-name="P481">@Injectable({</text:p>
      <text:p text:style-name="P481"><text:s text:c="2"/>providedIn: 'root'</text:p>
      <text:p text:style-name="P481">})</text:p>
      <text:p text:style-name="P481">export class DataService {</text:p>
      <text:p text:style-name="P466"/>
      <text:p text:style-name="P466">//<text:span text:style-name="T102">define varible here like <text:s/>api_url='http://test.com';</text:span></text:p>
      <text:p text:style-name="P466"/>
      <text:p text:style-name="P466"><text:span text:style-name="T99"><text:s/>constructor(</text:span><text:span text:style-name="T83">private http: HttpClient</text:span><text:span text:style-name="T99">) { }</text:span></text:p>
      <text:p text:style-name="P466"/>
      <text:p text:style-name="P467"><text:s text:c="2"/>getUsers() {</text:p>
      <text:p text:style-name="P468"><text:s text:c="3"/><text:span text:style-name="T101">//GET</text:span></text:p>
      <text:p text:style-name="P467"><text:s text:c="4"/>return this.http.get('https://jsonplaceholder.typicode.com/users')</text:p>
      <text:p text:style-name="P467"><text:s text:c="2"/>}</text:p>
      <text:p text:style-name="P482"><text:s/>postexample(){ </text:p>
      <text:p text:style-name="P482"><text:s text:c="3"/>let a={"name":"Rupesh","salary":"50K","age":"20"}; </text:p>
      <text:p text:style-name="P482"><text:s text:c="3"/>//return this.httpClient.get('http://dummy.restapiexample.com/api/v1/employees',a); </text:p>
      <text:p text:style-name="P482"><text:s text:c="4"/>let post_param={"lang_id":"Rupesh","secure_key":"123456"}; </text:p>
      <text:p text:style-name="P482"><text:s text:c="4"/>return this.httpClient.get('https://test.allintheloop.net/native_single_fcm_v2/event/searchEventBySecurekey ',post_param); </text:p>
      <text:p text:style-name="P482"><text:s text:c="3"/></text:p>
      <text:p text:style-name="P482"><text:s text:c="2"/>}</text:p>
      <text:p text:style-name="P481">}</text:p>
      <text:p text:style-name="P466"/>
      <text:p text:style-name="P466"/>
      <text:p text:style-name="P466"/>
      <text:p text:style-name="P483">Before we can use the HTTPClient, we need to add as an import in our app's /src/app/app.module.ts file:</text:p>
      <text:p text:style-name="P469"/>
      <text:p text:style-name="P469"><text:span text:style-name="T99">Ref: </text:span><text:a xlink:type="simple" xlink:href="https://coursetro.com/posts/code/154/Angular-6-Tutorial---Learn-Angular-6-in-this-Crash-Course">https://coursetro.com/posts/code/154/Angular-6-Tutorial---Learn-Angular-6-in-this-Crash-Course</text:a></text:p>
      <text:p text:style-name="P469"/>
      <text:p text:style-name="P469"/>
      <text:p text:style-name="P473"><text:span text:style-name="T99">Ref api :</text:span><text:a xlink:type="simple" xlink:href="http://dummy.restapiexample.com/">http://dummy.restapiexample.com/</text:a></text:p>
      <text:p text:style-name="P473"/>
      <text:p text:style-name="P473"/>
      <text:p text:style-name="P471">curd in angular</text:p>
      <text:p text:style-name="P471"><text:a xlink:type="simple" xlink:href="https://www.devglan.com/angular/angular-6-example"><text:span text:style-name="T99">https://www.devglan.com/angular/angular-6-example</text:span></text:a></text:p>
      <text:p text:style-name="P471"/>
      <text:p text:style-name="P484">Jquery in angular</text:p>
      <text:p text:style-name="P484"><text:a xlink:type="simple" xlink:href="https://medium.com/@swarnakishore/how-to-include-and-use-jquery-in-angular-cli-project-592e0fe63176">https://medium.com/@swarnakishore/how-to-include-and-use-jquery-in-angular-cli-project-592e0fe63176</text:a></text:p>
      <text:p text:style-name="P484"/>
      <text:p text:style-name="P488">in index.html</text:p>
      <text:p text:style-name="P488">&lt;script src="<text:a xlink:type="simple" xlink:href="https://cdn.datatables.net/1.10.16/js/jquery.dataTables.min.js">https://cdn.datatables.net/1.10.16/js/jquery.dataTables.min.js</text:a>"&gt;&lt;/script&gt;</text:p>
      <text:p text:style-name="P488"/>
      <text:p text:style-name="P488"/>
      <text:p text:style-name="P488"/>
      <text:p text:style-name="P488"><text:soft-page-break/>in component file</text:p>
      <text:p text:style-name="P488"/>
      <text:p text:style-name="P488">import * as $ from 'jquery';</text:p>
      <text:p text:style-name="P488"/>
      <text:p text:style-name="P490">(or)</text:p>
      <text:p text:style-name="P490">declare var $: any;</text:p>
      <text:p text:style-name="P484"/>
      <text:p text:style-name="P488">use in function </text:p>
      <text:p text:style-name="P488"/>
      <text:p text:style-name="P488"><text:s text:c="2"/>ngOnInit() </text:p>
      <text:p text:style-name="P488"><text:s text:c="2"/>{ </text:p>
      <text:p text:style-name="P488"><text:s text:c="6"/>this.getAllUsers(); </text:p>
      <text:p text:style-name="P488"><text:s text:c="7"/>$(document).ready(function(){ </text:p>
      <text:p text:style-name="P488"><text:s text:c="8"/>$("button").click(function(){ </text:p>
      <text:p text:style-name="P488"><text:s text:c="12"/>alert("click ok"); </text:p>
      <text:p text:style-name="P488"><text:s text:c="8"/>}); </text:p>
      <text:p text:style-name="P488"><text:s text:c="4"/>}); </text:p>
      <text:p text:style-name="P488"><text:s text:c="2"/>}</text:p>
      <text:p text:style-name="P484"/>
      <text:p text:style-name="P484"/>
      <text:p text:style-name="P484"/>
      <text:p text:style-name="P486">promise</text:p>
      <text:p text:style-name="P486"/>
      <text:p text:style-name="P485">editEmployee(id) {</text:p>
      <text:p text:style-name="P485"><text:s text:c="4"/>return new Promise((resolve) =&gt; {</text:p>
      <text:p text:style-name="P485"><text:s text:c="8"/>this._empService.getEmployee(id).subscribe((employee)=&gt; {</text:p>
      <text:p text:style-name="P485"><text:s text:c="12"/>this.employee = employee[0];</text:p>
      <text:p text:style-name="P485"><text:s text:c="12"/>console.log(employee[0]);</text:p>
      <text:p text:style-name="P485"><text:s text:c="12"/>resolve();</text:p>
      <text:p text:style-name="P485"><text:s text:c="8"/>});</text:p>
      <text:p text:style-name="P485"><text:s text:c="4"/>});</text:p>
      <text:p text:style-name="P485">}</text:p>
      <text:p text:style-name="P485"/>
      <text:p text:style-name="P485">this.editEmployee(6).then(()=&gt; {</text:p>
      <text:p text:style-name="P485"><text:s text:c="4"/>console.log(this.employee);</text:p>
      <text:p text:style-name="P485">}</text:p>
      <text:p text:style-name="P485"/>
      <text:p text:style-name="P485"/>
      <text:p text:style-name="P485"/>
      <text:p text:style-name="P485"/>
      <text:p text:style-name="P489">attribute binding</text:p>
      <text:p text:style-name="P489"><text:a xlink:type="simple" xlink:href="https://www.concretepage.com/angular-2/angular-2-attribute-binding-example">https://www.concretepage.com/angular-2/angular-2-attribute-binding-example</text:a></text:p>
      <text:p text:style-name="P489"/>
      <text:p text:style-name="P489"/>
      <text:p text:style-name="P489"/>
      <text:p text:style-name="P492">productio N development</text:p>
      <text:p text:style-name="P491"><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91"/>
      <text:p text:style-name="P491"/>
      <text:p text:style-name="P491"/>
      <text:p text:style-name="P491"/>
      <text:p text:style-name="P491"><text:soft-page-break/></text:p>
      <text:p text:style-name="P491"/>
      <text:p text:style-name="P491"/>
      <text:p text:style-name="P491"/>
      <text:p text:style-name="P491"/>
      <text:p text:style-name="P493">ng serve <text:s/>--host 0.0.0.0 <text:s text:c="2"/>for local running in any pc</text:p>
      <text:p text:style-name="P493"/>
      <text:p text:style-name="P493">ng build <text:s/>--prod <text:s text:c="2"/></text:p>
      <text:p text:style-name="P493"><text:s/>for generate build &amp; automatic make dist folder</text:p>
      <text:p text:style-name="P493">to copy content of dist folder &amp; put anywhere u want</text:p>
      <text:p text:style-name="P493"/>
      <text:p text:style-name="P493">then goto the that folder</text:p>
      <text:p text:style-name="P493">run</text:p>
      <text:p text:style-name="P493">php -S localhost:4200 <text:s/></text:p>
      <text:p text:style-name="P493"/>
      <text:p text:style-name="P493">u can put domain name isteasd of localhost</text:p>
      <text:p text:style-name="P493"/>
      <text:p text:style-name="P493">&amp; for migrate on server only migrate dist folder content</text:p>
      <text:p text:style-name="P493"/>
      <text:p text:style-name="P493"/>
      <text:p text:style-name="P493"/>
      <text:p text:style-name="P493"/>
      <text:p text:style-name="P494">Ref : <text:a xlink:type="simple" xlink:href="https://www.sitepoint.com/ultimate-angular-cli-reference/">https://www.sitepoint.com/ultimate-angular-cli-reference/</text:a> <text:s text:c="2"/><text:span text:style-name="T103">for basic understaning</text:span></text:p>
      <text:p text:style-name="P494"/>
      <text:p text:style-name="P495">for good project structure <text:s/>&amp; all thisngs for coding</text:p>
      <text:p text:style-name="P495"/>
      <text:p text:style-name="P495"><text:a xlink:type="simple" xlink:href="http://jasonwatmore.com/post/2018/05/16/angular-6-user-registration-and-login-example-tutorial">http://jasonwatmore.com/post/2018/05/16/angular-6-user-registration-and-login-example-tutorial</text:a></text:p>
      <text:p text:style-name="P495"/>
      <text:p text:style-name="P495"><text:a xlink:type="simple" xlink:href="http://jasonwatmore.com/post/2018/10/29/angular-7-user-registration-and-login-example-tutorial">http://jasonwatmore.com/post/2018/10/29/angular-7-user-registration-and-login-example-tutorial</text:a></text:p>
      <text:p text:style-name="P495"/>
      <text:p text:style-name="P495"/>
      <text:p text:style-name="P498">Make restapi url diffent fro prod &amp; dev or define constant </text:p>
      <text:p text:style-name="P496"/>
      <text:p text:style-name="P496">Dont hard code the URL. Use environment.prod.ts and environment.ts files which are inside src/environments. for localhost, in environment.ts file use some variable to save your url.</text:p>
      <text:p text:style-name="P496"/>
      <text:p text:style-name="P497"><text:span text:style-name="T104">In </text:span>environment.ts <text:s/><text:span text:style-name="T104">file </text:span></text:p>
      <text:p text:style-name="P496">export const environment = </text:p>
      <text:p text:style-name="P496">{</text:p>
      <text:p text:style-name="P496"><text:s text:c="4"/>production: false,</text:p>
      <text:p text:style-name="P496"><text:s text:c="4"/>API_URL: 'http://localhost:8080',</text:p>
      <text:p text:style-name="P496">};</text:p>
      <text:p text:style-name="P496"/>
      <text:p text:style-name="P496">for production, in environment.prod.ts</text:p>
      <text:p text:style-name="P496"/>
      <text:p text:style-name="P496">export const environment = </text:p>
      <text:p text:style-name="P496">{</text:p>
      <text:p text:style-name="P496"><text:s text:c="4"/>production: true,</text:p>
      <text:p text:style-name="P496"><text:s text:c="4"/>API_URL: 'http://api.productionurl.com',</text:p>
      <text:p text:style-name="P496">};</text:p>
      <text:p text:style-name="P496">When using in your code import the variable,</text:p>
      <text:p text:style-name="P496"/>
      <text:p text:style-name="P496"><text:soft-page-break/>import { environment } from '../../environments/environment';</text:p>
      <text:p text:style-name="P496">....</text:p>
      <text:p text:style-name="P496">....</text:p>
      <text:p text:style-name="P496"/>
      <text:p text:style-name="P496">private API_URL= environment.API_URL;</text:p>
      <text:p text:style-name="P496">whenever your are using for production use angular cli command option</text:p>
      <text:p text:style-name="P496"/>
      <text:p text:style-name="P496">ng build --env=prod</text:p>
      <text:p text:style-name="P496">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6"/>
      <text:p text:style-name="P496"/>
      <text:p text:style-name="P496"/>
      <text:p text:style-name="P496"/>
      <text:p text:style-name="P499">Reactive form validation </text:p>
      <text:p text:style-name="P502"><text:a xlink:type="simple" xlink:href="http://jasonwatmore.com/post/2018/05/10/angular-6-reactive-forms-validation-example">http://jasonwatmore.com/post/2018/05/10/angular-6-reactive-forms-validation-example</text:a></text:p>
      <text:p text:style-name="P502"/>
      <text:p text:style-name="P502"/>
      <text:p text:style-name="P500">Rxjs, observable,map,subcribe,filter,ascy pipe</text:p>
      <text:p text:style-name="P503"><text:a xlink:type="simple" xlink:href="https://www.techiediaries.com/angular-rxjs-tutorial/">https://www.techiediaries.com/angular-rxjs-tutorial/</text:a></text:p>
      <text:p text:style-name="P503"><text:a xlink:type="simple" xlink:href="https://codecraft.tv/courses/angular/pipes/async-pipe/">https://codecraft.tv/courses/angular/pipes/async-pipe/</text:a></text:p>
      <text:p text:style-name="P503"/>
      <text:p text:style-name="P501">Directive <text:s/><text:span text:style-name="T106">structural directive &amp; custome directive</text:span> <text:span text:style-name="T106">&amp; page 198 </text:span></text:p>
      <text:p text:style-name="P504">Ngstyle ,Ng class, &amp; <text:s/>much more with <text:s/><text:span text:style-name="T105">structural directive * </text:span>ng if ,ng for, ng switch</text:p>
      <text:p text:style-name="P504"><text:a xlink:type="simple" xlink:href="https://codecraft.tv/assets/books/angular-from-theory-to-practice.pdf">https://codecraft.tv/assets/books/angular-from-theory-to-practice.pdf</text:a></text:p>
      <text:p text:style-name="P504"/>
      <text:p text:style-name="P505">pipe also in above</text:p>
      <text:p text:style-name="P505"/>
      <text:p text:style-name="P505"/>
      <text:p text:style-name="P505"/>
      <text:p text:style-name="P506">NGMOdel for two way binding</text:p>
      <text:p text:style-name="P506"><text:a xlink:type="simple" xlink:href="https://appdividend.com/2018/10/03/angular-ngmodel-directive-example-tutorial/">https://appdividend.com/2018/10/03/angular-ngmodel-directive-example-tutorial/</text:a></text:p>
      <text:p text:style-name="P506"/>
      <text:p text:style-name="P505"/>
      <text:p text:style-name="P505"/>
      <text:p text:style-name="P507">Template driven form (ng model valu)</text:p>
      <text:p text:style-name="P507"><text:a xlink:type="simple" xlink:href="https://grokonez.com/frontend/angular/angular-6/angular-6-template-driven-form-ngmodel-for-two-way-data-binding">https://grokonez.com/frontend/angular/angular-6/angular-6-template-driven-form-ngmodel-for-two-way-data-binding</text:a></text:p>
      <text:p text:style-name="P507"/>
      <text:p text:style-name="P533"><text:a xlink:type="simple" xlink:href="https://phpenthusiast.com/blog/angular-form-ngform-and-two-ways-data-binding">https://phpenthusiast.com/blog/angular-form-ngform-and-two-ways-data-binding</text:a></text:p>
      <text:p text:style-name="P533"/>
      <text:p text:style-name="P507"/>
      <text:p text:style-name="P530"><text:a xlink:type="simple" xlink:href="http://jasonwatmore.com/post/2018/05/11/angular-6-template-driven-forms-validation-example">http://jasonwatmore.com/post/2018/05/11/angular-6-template-driven-forms-validation-example</text:a></text:p>
      <text:p text:style-name="P530"/>
      <text:p text:style-name="P531">Event binding in angular</text:p>
      <text:p text:style-name="P531"><text:a xlink:type="simple" xlink:href="https://investmentnovel.com/angular-6-event-binding-example-tutorial/">https://investmentnovel.com/angular-6-event-binding-example-tutorial/</text:a></text:p>
      <text:p text:style-name="P531"/>
      <text:p text:style-name="P530"/>
      <text:p text:style-name="P487">firebase authentication &amp; crud ful guide with project</text:p>
      <text:p text:style-name="P508"/>
      <text:p text:style-name="P510"><text:soft-page-break/>full demo</text:p>
      <text:p text:style-name="P510"><text:a xlink:type="simple" xlink:href="https://www.djamware.com/post/5bbf534580aca7466989441c/angular-6-firebase-tutorial-firestore-crud-web-application">https://www.djamware.com/post/5bbf534580aca7466989441c/angular-6-firebase-tutorial-firestore-crud-web-application</text:a></text:p>
      <text:p text:style-name="P510"/>
      <text:p text:style-name="P508"/>
      <text:p text:style-name="P508"><text:a xlink:type="simple" xlink:href="https://angular-templates.io/tutorials/about/angular-crud-with-firebase">https://angular-templates.io/tutorials/about/angular-crud-with-firebase</text:a></text:p>
      <text:p text:style-name="P509"><text:a xlink:type="simple" xlink:href="https://github.com/angular/angularfire2">https://github.com/angular/angularfire2</text:a></text:p>
      <text:p text:style-name="P509"/>
      <text:p text:style-name="P509"/>
      <text:p text:style-name="P509"/>
      <text:p text:style-name="P509"/>
      <text:p text:style-name="P508"/>
      <text:p text:style-name="P511">pivote tbl in laravel</text:p>
      <text:p text:style-name="P512"><text:a xlink:type="simple" xlink:href="https://appdividend.com/2018/05/17/laravel-many-to-many-relationship-example/">https://appdividend.com/2018/05/17/laravel-many-to-many-relationship-example/</text:a></text:p>
      <text:p text:style-name="P512"/>
      <text:p text:style-name="P532">Good Tutorial of Laravel</text:p>
      <text:p text:style-name="P532"><text:a xlink:type="simple" xlink:href="https://www.scoop.it/topic/web-development-by-investment-novel-3?page=2">https://www.scoop.it/topic/web-development-by-investment-novel-3?page=2</text:a></text:p>
      <text:p text:style-name="P53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6">lampp/xampp file explain</text:p>
      <text:p text:style-name="P516"/>
      <text:p text:style-name="P516"><text:a xlink:type="simple" xlink:href="https://dzone.com/articles/lamppxampp-commands">https://dzone.com/articles/lamppxampp-commands</text:a></text:p>
      <text:p text:style-name="P512"/>
      <text:p text:style-name="P512"/>
      <text:p text:style-name="P512"/>
      <text:p text:style-name="P513">large file upload in phpmyadmin for xampp <text:span text:style-name="T110">only</text:span></text:p>
      <text:p text:style-name="P521">=======================================</text:p>
      <text:p text:style-name="P513"/>
      <text:p text:style-name="P514"><text:a xlink:type="simple" xlink:href="https://www.thecodedeveloper.com/import-large-sql-files-xampp/">https://www.thecodedeveloper.com/import-large-sql-files-xampp/</text:a></text:p>
      <text:p text:style-name="P514"/>
      <text:p text:style-name="P515"/>
      <text:p text:style-name="P515"/>
      <text:p text:style-name="P515"/>
      <text:p text:style-name="P519">FOR LAMPP <text:s/>ONLY</text:p>
      <text:p text:style-name="P519">================</text:p>
      <text:p text:style-name="P517"/>
      <text:p text:style-name="P519">goto the directory </text:p>
      <text:p text:style-name="P519">opt/lampp/bin</text:p>
      <text:p text:style-name="P519"/>
      <text:p text:style-name="P520">then for export (outside from phpmyadmin)</text:p>
      <text:p text:style-name="P518">mysqldump <text:s/>-h hotname -u moon_user -p moon_mag &gt; moon_mag-25-09-2018.sql</text:p>
      <text:p text:style-name="P520">or</text:p>
      <text:p text:style-name="P518"><text:soft-page-break/>./mysqldump <text:s/>-h hotname -u moon_user -p moon_mag &gt; moon_mag-25-09-2018.sql</text:p>
      <text:p text:style-name="P518"/>
      <text:p text:style-name="P520">for import</text:p>
      <text:p text:style-name="P520">./mysql -u root -p password databaseame &lt; <text:s/>sql file path</text:p>
      <text:p text:style-name="P520">./mysql -u root amber_allnet &lt; /home/nteam/Downloads/FULL_DB-05-03-2019-04-36-10.sql</text:p>
      <text:p text:style-name="P520"/>
      <text:p text:style-name="P520"/>
      <text:p text:style-name="P522">if problem occur then </text:p>
      <text:p text:style-name="P522"/>
      <text:p text:style-name="P525">1.</text:p>
      <text:p text:style-name="P522">change in php.ini <text:s text:c="2"/>located @ opt/lampp/etc/php.ini</text:p>
      <text:p text:style-name="P522"/>
      <text:p text:style-name="P522">post_max_size = 1024M</text:p>
      <text:p text:style-name="P522">upload_max_filesize = 1024M</text:p>
      <text:p text:style-name="P522">max_execution_time = 300</text:p>
      <text:p text:style-name="P522">max_input_time = 540</text:p>
      <text:p text:style-name="P522">memory_limit = 1000M</text:p>
      <text:p text:style-name="P522"/>
      <text:p text:style-name="P525">2. </text:p>
      <text:p text:style-name="P523">my.cnf file located @ opt/lampp/etc/</text:p>
      <text:p text:style-name="P523"/>
      <text:p text:style-name="P525">innodb_log_file_size mysql variable in your my.cnf configuration to for example 128MB or higher.</text:p>
      <text:p text:style-name="P525">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25"/>
      <text:p text:style-name="P525">3.</text:p>
      <text:p text:style-name="P522"/>
      <text:p text:style-name="P524">\phpmyadmin\libraries\config.default.php</text:p>
      <text:p text:style-name="P524"/>
      <text:p text:style-name="P524">Open this configuration file in any editor and change $cfg['ExecTimeLimit'] = 300; to $cfg['ExecTimeLimit'] = 0;</text:p>
      <text:p text:style-name="P522"/>
      <text:p text:style-name="P522"/>
      <text:p text:style-name="P522"/>
      <text:p text:style-name="P526">./mysql -u root -p paaword</text:p>
      <text:p text:style-name="P526">or</text:p>
      <text:p text:style-name="P526">./mysql -u root -h hostname -p password</text:p>
      <text:p text:style-name="P526">or </text:p>
      <text:p text:style-name="P526">./mysql -u root</text:p>
      <text:p text:style-name="P526"/>
      <text:p text:style-name="P526">then show databases;</text:p>
      <text:p text:style-name="P526">use</text:p>
      <text:p text:style-name="P526"/>
      <text:p text:style-name="P526"/>
      <text:p text:style-name="P527">import into db via thirdparty(great option)</text:p>
      <text:p text:style-name="P527">=================================</text:p>
      <text:p text:style-name="P527"><text:a xlink:type="simple" xlink:href="https://wesbos.com/import-large-mysql-database-bigdump-php/">https://wesbos.com/import-large-mysql-database-bigdump-php/</text:a></text:p>
      <text:p text:style-name="P527"/>
      <text:p text:style-name="P527"/>
      <text:p text:style-name="P527"/>
      <text:p text:style-name="P528"><text:soft-page-break/></text:p>
      <text:p text:style-name="P528">For mysql : mysql -u <text:s/>-p <text:s/>-h <text:s/>&lt; rswakeyword3.sql(dumpfile&gt;)</text:p>
      <text:p text:style-name="P528"/>
      <text:p text:style-name="P528">For data transfer: scp -rv /pathToTransfer/ <text:span text:style-name="T111">username</text:span> @<text:span text:style-name="T112">hostname</text:span>:/pathToStore/</text:p>
      <text:p text:style-name="P529">e.g:</text:p>
      <text:p text:style-name="P528"/>
      <text:p text:style-name="P595">scp -rv /home/nteam/ <text:s/><text:a xlink:type="simple" xlink:href="mailto:fmv@fmv.cc">fmv@fmv.cc</text:a>:/home/fmv/</text:p>
      <text:p text:style-name="P595"/>
      <text:p text:style-name="P595"/>
      <text:p text:style-name="P595"/>
      <text:p text:style-name="P595"/>
      <text:p text:style-name="P595"/>
      <text:p text:style-name="P596">https://www.codeproject.com/Tips/418814/Socket-Programming-i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8DT15H33M31S</meta:editing-duration>
    <meta:editing-cycles>589</meta:editing-cycles>
    <meta:generator>LibreOffice/4.2.3.3$Linux_X86_64 LibreOffice_project/420m0$Build-3</meta:generator>
    <dc:date>2019-03-15T10:57:51.508175510</dc:date>
    <meta:document-statistic meta:table-count="0" meta:image-count="1" meta:object-count="0" meta:page-count="56" meta:paragraph-count="1725" meta:word-count="6040" meta:character-count="65808" meta:non-whitespace-character-count="54906"/>
  </office:meta>
</office:document-meta>
</file>